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表格1" style:family="table">
      <style:table-properties style:width="17cm" table:align="left"/>
    </style:style>
    <style:style style:name="表格1.A" style:family="table-column">
      <style:table-column-properties style:column-width="2.409cm"/>
    </style:style>
    <style:style style:name="表格1.B" style:family="table-column">
      <style:table-column-properties style:column-width="6.62cm"/>
    </style:style>
    <style:style style:name="表格1.C" style:family="table-column">
      <style:table-column-properties style:column-width="7.971cm"/>
    </style:style>
    <style:style style:name="表格1.A1" style:family="table-cell">
      <style:table-cell-properties style:vertical-align="middle" fo:padding="0.049cm" fo:border="0.05pt solid #000000"/>
    </style:style>
    <style:style style:name="表格2" style:family="table">
      <style:table-properties style:width="17cm" table:align="left"/>
    </style:style>
    <style:style style:name="表格2.A" style:family="table-column">
      <style:table-column-properties style:column-width="1.695cm"/>
    </style:style>
    <style:style style:name="表格2.B" style:family="table-column">
      <style:table-column-properties style:column-width="7.779cm"/>
    </style:style>
    <style:style style:name="表格2.C" style:family="table-column">
      <style:table-column-properties style:column-width="7.527cm"/>
    </style:style>
    <style:style style:name="表格2.A1" style:family="table-cell">
      <style:table-cell-properties style:vertical-align="middle" fo:padding="0.049cm" fo:border="0.05pt solid #000000"/>
    </style:style>
    <style:style style:name="P1" style:family="paragraph" style:parent-style-name="Heading_20_1">
      <style:paragraph-properties fo:margin-top="0cm" fo:margin-bottom="0.247cm" style:contextual-spacing="false" fo:line-height="114%"/>
      <style:text-properties style:font-name-asian="Google Sans"/>
    </style:style>
    <style:style style:name="P2" style:family="paragraph" style:parent-style-name="Heading_20_2">
      <style:paragraph-properties fo:margin-top="0cm" fo:margin-bottom="0.247cm" style:contextual-spacing="false" fo:line-height="114%"/>
    </style:style>
    <style:style style:name="P3" style:family="paragraph" style:parent-style-name="Heading_20_3">
      <style:paragraph-properties fo:margin-top="0cm" fo:margin-bottom="0.247cm" style:contextual-spacing="false" fo:line-height="114%"/>
    </style:style>
    <style:style style:name="P4" style:family="paragraph" style:parent-style-name="Preformatted_20_Text" style:list-style-name="L5">
      <style:paragraph-properties fo:margin-top="0cm" fo:margin-bottom="0cm" style:contextual-spacing="false" fo:line-height="114%" fo:padding="0cm" fo:border="none"/>
    </style:style>
    <style:style style:name="P5" style:family="paragraph" style:parent-style-name="Preformatted_20_Text" style:list-style-name="L7">
      <style:paragraph-properties fo:margin-top="0cm" fo:margin-bottom="0cm" style:contextual-spacing="false" fo:line-height="114%" fo:padding="0cm" fo:border="none"/>
    </style:style>
    <style:style style:name="P6" style:family="paragraph" style:parent-style-name="Table_20_Contents">
      <style:paragraph-properties fo:margin-top="0cm" fo:margin-bottom="0cm" style:contextual-spacing="false" fo:line-height="114%"/>
    </style:style>
    <style:style style:name="P7" style:family="paragraph" style:parent-style-name="Table_20_Contents">
      <style:paragraph-properties fo:margin-top="0cm" fo:margin-bottom="0.247cm" style:contextual-spacing="false" fo:line-height="114%" fo:text-align="start" style:justify-single-word="false"/>
    </style:style>
    <style:style style:name="P8" style:family="paragraph" style:parent-style-name="Table_20_Contents">
      <style:paragraph-properties fo:margin-top="0cm" fo:margin-bottom="0cm" style:contextual-spacing="false" fo:line-height="114%" fo:text-align="start" style:justify-single-word="false"/>
    </style:style>
    <style:style style:name="P9" style:family="paragraph" style:parent-style-name="Table_20_Contents">
      <style:paragraph-properties fo:margin-top="0cm" fo:margin-bottom="0.247cm" style:contextual-spacing="false" fo:line-height="114%" fo:text-align="start" style:justify-single-word="false"/>
      <style:text-properties style:font-name="Google Sans Text"/>
    </style:style>
    <style:style style:name="P10" style:family="paragraph" style:parent-style-name="Table_20_Contents">
      <style:paragraph-properties fo:margin-top="0cm" fo:margin-bottom="0.247cm" style:contextual-spacing="false" fo:line-height="114%" fo:text-align="start" style:justify-single-word="false"/>
      <style:text-properties style:font-name-asian="Google Sans Text"/>
    </style:style>
    <style:style style:name="P11" style:family="paragraph" style:parent-style-name="Text_20_body">
      <style:paragraph-properties fo:margin-top="0cm" fo:margin-bottom="0.247cm" style:contextual-spacing="false" fo:line-height="114%"/>
    </style:style>
    <style:style style:name="P12" style:family="paragraph" style:parent-style-name="Text_20_body" style:list-style-name="L1">
      <style:paragraph-properties fo:margin-top="0cm" fo:margin-bottom="0.247cm" style:contextual-spacing="false" fo:line-height="114%" fo:padding="0cm" fo:border="none"/>
    </style:style>
    <style:style style:name="P13" style:family="paragraph" style:parent-style-name="Text_20_body" style:list-style-name="L2">
      <style:paragraph-properties fo:margin-top="0cm" fo:margin-bottom="0.247cm" style:contextual-spacing="false" fo:line-height="114%" fo:padding="0cm" fo:border="none"/>
    </style:style>
    <style:style style:name="P14" style:family="paragraph" style:parent-style-name="Text_20_body" style:list-style-name="L3">
      <style:paragraph-properties fo:margin-top="0cm" fo:margin-bottom="0.247cm" style:contextual-spacing="false" fo:line-height="114%" fo:padding="0cm" fo:border="none"/>
    </style:style>
    <style:style style:name="P15" style:family="paragraph" style:parent-style-name="Text_20_body" style:list-style-name="L4">
      <style:paragraph-properties fo:margin-top="0cm" fo:margin-bottom="0.247cm" style:contextual-spacing="false" fo:line-height="114%" fo:padding="0cm" fo:border="none"/>
    </style:style>
    <style:style style:name="P16" style:family="paragraph" style:parent-style-name="Text_20_body" style:list-style-name="L5">
      <style:paragraph-properties fo:margin-top="0cm" fo:margin-bottom="0.247cm" style:contextual-spacing="false" fo:line-height="114%" fo:padding="0cm" fo:border="none"/>
    </style:style>
    <style:style style:name="P17" style:family="paragraph" style:parent-style-name="Text_20_body" style:list-style-name="L6">
      <style:paragraph-properties fo:margin-top="0cm" fo:margin-bottom="0.247cm" style:contextual-spacing="false" fo:line-height="114%" fo:padding="0cm" fo:border="none"/>
    </style:style>
    <style:style style:name="P18" style:family="paragraph" style:parent-style-name="Text_20_body" style:list-style-name="L7">
      <style:paragraph-properties fo:margin-top="0cm" fo:margin-bottom="0.247cm" style:contextual-spacing="false" fo:line-height="114%" fo:padding="0cm" fo:border="none"/>
    </style:style>
    <style:style style:name="P19" style:family="paragraph" style:parent-style-name="Text_20_body" style:list-style-name="L8">
      <style:paragraph-properties fo:margin-top="0cm" fo:margin-bottom="0.247cm" style:contextual-spacing="false" fo:line-height="114%" fo:padding="0cm" fo:border="none"/>
    </style:style>
    <style:style style:name="P20" style:family="paragraph" style:parent-style-name="Text_20_body" style:list-style-name="L9">
      <style:paragraph-properties fo:margin-top="0cm" fo:margin-bottom="0.247cm" style:contextual-spacing="false" fo:line-height="114%" fo:padding="0cm" fo:border="none"/>
    </style:style>
    <style:style style:name="P21" style:family="paragraph" style:parent-style-name="Text_20_body" style:list-style-name="L10">
      <style:paragraph-properties fo:margin-top="0cm" fo:margin-bottom="0.247cm" style:contextual-spacing="false" fo:line-height="114%" fo:padding="0cm" fo:border="none"/>
    </style:style>
    <style:style style:name="P22" style:family="paragraph" style:parent-style-name="Text_20_body" style:list-style-name="L11">
      <style:paragraph-properties fo:margin-top="0cm" fo:margin-bottom="0.247cm" style:contextual-spacing="false" fo:line-height="114%" fo:padding="0cm" fo:border="none"/>
    </style:style>
    <style:style style:name="P23" style:family="paragraph" style:parent-style-name="Text_20_body" style:list-style-name="L12">
      <style:paragraph-properties fo:margin-top="0cm" fo:margin-bottom="0.247cm" style:contextual-spacing="false" fo:line-height="114%" fo:padding="0cm" fo:border="none"/>
    </style:style>
    <style:style style:name="P24" style:family="paragraph" style:parent-style-name="Text_20_body">
      <style:paragraph-properties fo:margin-top="0cm" fo:margin-bottom="0.247cm" style:contextual-spacing="false" fo:line-height="114%"/>
      <style:text-properties style:font-name-asian="Google Sans Text"/>
    </style:style>
    <style:style style:name="P25" style:family="paragraph" style:parent-style-name="Text_20_body" style:list-style-name="L3">
      <style:paragraph-properties fo:margin-top="0cm" fo:margin-bottom="0.247cm" style:contextual-spacing="false" fo:line-height="114%" fo:padding="0cm" fo:border="none"/>
      <style:text-properties style:font-name-asian="Google Sans Text"/>
    </style:style>
    <style:style style:name="P26" style:family="paragraph" style:parent-style-name="Text_20_body" style:list-style-name="L6">
      <style:paragraph-properties fo:margin-top="0cm" fo:margin-bottom="0.247cm" style:contextual-spacing="false" fo:line-height="114%" fo:padding="0cm" fo:border="none"/>
      <style:text-properties style:font-name-asian="Google Sans Text"/>
    </style:style>
    <style:style style:name="P27" style:family="paragraph" style:parent-style-name="Text_20_body" style:list-style-name="L7">
      <style:paragraph-properties fo:margin-top="0cm" fo:margin-bottom="0.247cm" style:contextual-spacing="false" fo:line-height="114%" fo:padding="0cm" fo:border="none"/>
      <style:text-properties style:font-name-asian="Google Sans Text"/>
    </style:style>
    <style:style style:name="P28" style:family="paragraph" style:parent-style-name="Text_20_body" style:list-style-name="L8">
      <style:paragraph-properties fo:margin-top="0cm" fo:margin-bottom="0.247cm" style:contextual-spacing="false" fo:line-height="114%" fo:padding="0cm" fo:border="none"/>
      <style:text-properties style:font-name-asian="Google Sans Text"/>
    </style:style>
    <style:style style:name="P29" style:family="paragraph" style:parent-style-name="Text_20_body" style:list-style-name="L9">
      <style:paragraph-properties fo:margin-top="0cm" fo:margin-bottom="0.247cm" style:contextual-spacing="false" fo:line-height="114%" fo:padding="0cm" fo:border="none"/>
      <style:text-properties style:font-name-asian="Google Sans Text"/>
    </style:style>
    <style:style style:name="P30" style:family="paragraph" style:parent-style-name="Text_20_body" style:list-style-name="L5">
      <style:paragraph-properties fo:margin-top="0cm" fo:margin-bottom="0.247cm" style:contextual-spacing="false" fo:line-height="114%" fo:padding="0cm" fo:border="none"/>
      <style:text-properties style:font-name="Google Sans Text"/>
    </style:style>
    <style:style style:name="P31" style:family="paragraph" style:parent-style-name="Text_20_body" style:list-style-name="L7">
      <style:paragraph-properties fo:margin-top="0cm" fo:margin-bottom="0.247cm" style:contextual-spacing="false" fo:line-height="114%" fo:padding="0cm" fo:border="none"/>
      <style:text-properties style:font-name="Google Sans Text"/>
    </style:style>
    <style:style style:name="T1" style:family="text">
      <style:text-properties style:font-name-asian="Google Sans Text"/>
    </style:style>
    <style:style style:name="T2" style:family="text">
      <style:text-properties fo:font-size="12pt" fo:background-color="transparent" loext:char-shading-value="0"/>
    </style:style>
    <style:style style:name="T3" style:family="text">
      <style:text-properties style:font-name="Google Sans Text"/>
    </style:style>
    <style:style style:name="T4" style:family="text">
      <style:text-properties style:font-name="Google Sans Text" fo:font-size="12pt" fo:background-color="transparent" loext:char-shading-value="0"/>
    </style:style>
    <style:style style:name="T5" style:family="text">
      <style:text-properties style:font-name="Google Sans"/>
    </style:style>
    <style:style style:name="T6" style:family="text">
      <style:text-properties style:font-name-asian="Google Sans"/>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框架9" text:anchor-type="page" text:anchor-page-number="1" svg:x="0cm" svg:y="0cm" svg:width="0.041cm" draw:z-index="8">
        <draw:text-box fo:min-height="0.041cm">
          <text:p text:style-name="Text_20_body"/>
        </draw:text-box>
      </draw:frame>
      <text:h text:style-name="P1" text:outline-level="1">云计算与分布式系统基石：核心技术快速入门与实践指南</text:h>
      <text:p text:style-name="P11"><text:span text:style-name="Strong_20_Emphasis"><text:span text:style-name="T1">引言</text:span></text:span></text:p>
      <text:p text:style-name="P11"><text:span text:style-name="Strong_20_Emphasis"><text:span text:style-name="T1">云计算与分布式系统的必备基础</text:span></text:span></text:p>
      <text:p text:style-name="P11"><text:span text:style-name="T1">在当今技术浪潮中，云计算和分布式系统已成为现代软件架构的核心。然而，要真正理解并驾驭这些复杂系统，仅仅掌握最新的框架或平台是远远不够的。传统的计算机科学基础知识——计算机网络、操作系统、数据库以及虚拟化技术——不仅依然重要，更是理解和构建健壮、可扩展、高可用的云和分布式系统的基石 </text:span><text:span text:style-name="T4">1</text:span><text:span text:style-name="T1">。</text:span></text:p>
      <text:p text:style-name="P11"><text:span text:style-name="T1">分布式系统，本质上是利用跨多个独立计算节点的计算资源来实现共同目标的计算机程序集合 </text:span><text:span text:style-name="T4">2</text:span><text:span text:style-name="T1">。它们旨在消除单点故障和性能瓶颈 </text:span><text:span text:style-name="T4">2</text:span><text:span text:style-name="T1">。云计算正是分布式计算理念的大规模应用，它提供按需访问计算、存储、网络等资源的能力，并带来诸多优势，如可扩展性、高可用性、数据一致性管理、透明性和效率 </text:span><text:span text:style-name="T4">3</text:span><text:span text:style-name="T1">。然而，从传统的单体架构演进到分布式系统（通常是微服务架构）也带来了新的挑战 </text:span><text:span text:style-name="T4">2</text:span><text:span text:style-name="T1">。这些挑战包括处理部分失败（即系统中某个节点或服务发生故障，但不影响整体运行）、应对复杂的网络环境（如延迟、丢包、分区）、保证并发操作下的数据一致性以及协调多个服务等问题 </text:span><text:span text:style-name="T4">5</text:span><text:span text:style-name="T1">。深入理解网络通信原理、操作系统如何管理资源、数据库如何保证数据可靠性以及虚拟化如何实现资源隔离与共享，对于有效应对这些挑战至关重要。</text:span></text:p>
      <text:p text:style-name="P11"><text:span text:style-name="Strong_20_Emphasis"><text:span text:style-name="T1">本指南导航：概念与动手实践</text:span></text:span></text:p>
      <text:p text:style-name="P24">本指南旨在为有志于深入了解云计算和分布式系统的学习者提供一条清晰、实用的入门路径。我们将围绕用户查询中明确提出的四个核心领域展开：</text:p>
      <text:list xml:id="list4100483385" text:style-name="L1">
        <text:list-item>
          <text:p text:style-name="P12"><text:span text:style-name="Strong_20_Emphasis"><text:span text:style-name="T1">云环境下的计算机网络核心</text:span></text:span><text:span text:style-name="T1"> </text:span></text:p>
        </text:list-item>
        <text:list-item>
          <text:p text:style-name="P12"><text:span text:style-name="Strong_20_Emphasis"><text:span text:style-name="T1">面向云服务器管理的操作系统核心</text:span></text:span><text:span text:style-name="T1"> </text:span></text:p>
        </text:list-item>
        <text:list-item>
          <text:p text:style-name="P12"><text:span text:style-name="Strong_20_Emphasis"><text:span text:style-name="T1">面向云数据库服务的数据库核心</text:span></text:span><text:span text:style-name="T1"> </text:span></text:p>
        </text:list-item>
        <text:list-item>
          <text:p text:style-name="P12"><text:span text:style-name="Strong_20_Emphasis"><text:span text:style-name="T1">面向云部署的虚拟化与容器化核心</text:span></text:span><text:span text:style-name="T1"> </text:span></text:p>
        </text:list-item>
      </text:list>
      <text:p text:style-name="P11"><text:span text:style-name="T1">本指南采用双轨并行的学习方法：首先，清晰地阐述每个领域的核心概念，并特别强调这些概念在云与分布式系统环境中的具体应用和重要性；紧接着，提供详细的、可操作的动手实验建议。这些实验旨在利用主流云服务提供商（如 </text:span><text:span text:style-name="T3">AWS</text:span><text:span text:style-name="T1">、</text:span><text:span text:style-name="T3">Azure</text:span><text:span text:style-name="T1">、</text:span><text:span text:style-name="T3">Google Cloud</text:span><text:span text:style-name="T1">）提供的免费套餐或试用资源 </text:span><text:span text:style-name="T4">7</text:span><text:span text:style-name="T1">，让学习者能够在真实环境中动手实践，从而加深对理论知识的理解。需要注意的是，免费套餐通常有使用限制（如时长、容量、特定实例类型等），用户在使用时应仔细阅读服务条款并监控资源使用情况，避免产生意外费用 </text:span><text:span text:style-name="T4">7</text:span><text:span text:style-name="T1">。</text:span></text:p>
      <text:p text:style-name="P11"><text:span text:style-name="T1">理论学习与动手实践相结合是掌握复杂技术的关键 </text:span><text:span text:style-name="T4">1</text:span><text:span text:style-name="T1">。众多学习资源和平台，如 </text:span><text:span text:style-name="T3">AWS Skill Builder</text:span><text:span text:style-name="T1">、</text:span><text:span text:style-name="T3">Microsoft Learn </text:span><text:span text:style-name="T1">和 </text:span><text:span text:style-name="T3">Google Cloud Skills Boost</text:span><text:span text:style-name="T1">，都强调通过动手实验来巩固知识 </text:span><text:span text:style-name="T4">37</text:span><text:span text:style-name="T1">。本指南将遵循这一原则，帮助您为进入云计算和分布式系统的精彩世界打下坚实的基础。</text:span></text:p>
      <text:p text:style-name="P11"><text:soft-page-break/><text:span text:style-name="Strong_20_Emphasis"><text:span text:style-name="T3">I. </text:span></text:span><text:span text:style-name="Strong_20_Emphasis"><text:span text:style-name="T1">云中心计算机网络</text:span></text:span></text:p>
      <text:p text:style-name="P24">网络是分布式系统的命脉，理解其核心概念对于构建和管理云环境至关重要。</text:p>
      <text:list xml:id="list2525408355" text:style-name="L2">
        <text:list-item>
          <text:p text:style-name="P13"><text:span text:style-name="Strong_20_Emphasis"><text:span text:style-name="T1">核心概念</text:span></text:span></text:p>
          <text:list>
            <text:list-item>
              <text:p text:style-name="P13"><text:span text:style-name="Strong_20_Emphasis"><text:span text:style-name="T3">IP </text:span></text:span><text:span text:style-name="Strong_20_Emphasis"><text:span text:style-name="T1">地址基础：</text:span></text:span><text:span text:style-name="T1"> </text:span><text:span text:style-name="T3">IP </text:span><text:span text:style-name="T1">地址是网络中设备的唯一标识符。在云环境中，理解 </text:span><text:span text:style-name="Strong_20_Emphasis"><text:span text:style-name="T1">公有 </text:span></text:span><text:span text:style-name="Strong_20_Emphasis"><text:span text:style-name="T3">IP (Public IP)</text:span></text:span><text:span text:style-name="T3"> </text:span><text:span text:style-name="T1">和 </text:span><text:span text:style-name="Strong_20_Emphasis"><text:span text:style-name="T1">私有 </text:span></text:span><text:span text:style-name="Strong_20_Emphasis"><text:span text:style-name="T3">IP (Private IP)</text:span></text:span><text:span text:style-name="T3"> </text:span><text:span text:style-name="T1">的区别至关重要。公有 </text:span><text:span text:style-name="T3">IP </text:span><text:span text:style-name="T1">可在互联网上路由，用于对外提供服务的资源（如 </text:span><text:span text:style-name="T3">Web </text:span><text:span text:style-name="T1">服务器、面向公众的 </text:span><text:span text:style-name="T3">API </text:span><text:span text:style-name="T1">端点）；而私有 </text:span><text:span text:style-name="T3">IP </text:span><text:span text:style-name="T1">仅在隔离的内部网络（如 </text:span><text:span text:style-name="T3">VPC/VNet</text:span><text:span text:style-name="T1">）中使用，无法从互联网直接访问，通常分配给内部服务（如数据库、后端应用服务器），从而提高安全性。</text:span><text:span text:style-name="Strong_20_Emphasis"><text:span text:style-name="T1">子网划分 </text:span></text:span><text:span text:style-name="Strong_20_Emphasis"><text:span text:style-name="T3">(Subnetting)</text:span></text:span><text:span text:style-name="T3"> </text:span><text:span text:style-name="T1">是将一个大的 </text:span><text:span text:style-name="T3">IP </text:span><text:span text:style-name="T1">网络地址块分割成若干个较小、更易于管理的子网的过程。在云中，子网划分用于组织 </text:span><text:span text:style-name="T3">VPC/VNet </text:span><text:span text:style-name="T1">内的资源，实现网络隔离（例如，将需要公开访问的资源放在公有子网，将敏感资源放在私有子网），并进行更精细的安全控制和路由管理。 </text:span></text:p>
            </text:list-item>
            <text:list-item>
              <text:p text:style-name="P13"><text:span text:style-name="Strong_20_Emphasis"><text:span text:style-name="T3">TCP/IP </text:span></text:span><text:span text:style-name="Strong_20_Emphasis"><text:span text:style-name="T1">模型：</text:span></text:span><text:span text:style-name="T1"> </text:span><text:span text:style-name="T3">TCP/IP </text:span><text:span text:style-name="T1">模型为网络通信提供了一个分层框架。其中，传输层的 </text:span><text:span text:style-name="Strong_20_Emphasis"><text:span text:style-name="T3">TCP (</text:span></text:span><text:span text:style-name="Strong_20_Emphasis"><text:span text:style-name="T1">传输控制协议</text:span></text:span><text:span text:style-name="Strong_20_Emphasis"><text:span text:style-name="T3">)</text:span></text:span><text:span text:style-name="T3"> </text:span><text:span text:style-name="T1">和 </text:span><text:span text:style-name="Strong_20_Emphasis"><text:span text:style-name="T3">UDP (</text:span></text:span><text:span text:style-name="Strong_20_Emphasis"><text:span text:style-name="T1">用户数据报协议</text:span></text:span><text:span text:style-name="Strong_20_Emphasis"><text:span text:style-name="T3">)</text:span></text:span><text:span text:style-name="T3"> </text:span><text:span text:style-name="T1">最为关键。</text:span><text:span text:style-name="T3">TCP </text:span><text:span text:style-name="T1">是面向连接的协议，提供可靠的数据传输（保证数据按序、无丢失地到达），适用于需要高可靠性的应用，如 </text:span><text:span text:style-name="T3">HTTP/HTTPS </text:span><text:span text:style-name="T1">网页浏览、文件传输和大多数 </text:span><text:span text:style-name="T3">API </text:span><text:span text:style-name="T1">调用。</text:span><text:span text:style-name="T3">UDP </text:span><text:span text:style-name="T1">是无连接的协议，传输速度快，开销小，但不保证数据可靠性或顺序，适用于实时性要求高、能容忍少量数据丢失的应用，如 </text:span><text:span text:style-name="T3">DNS </text:span><text:span text:style-name="T1">查询、视频</text:span><text:span text:style-name="T3">/</text:span><text:span text:style-name="T1">音频流、在线游戏等。在云和分布式系统中，微服务间的通信通常依赖基于 </text:span><text:span text:style-name="T3">TCP </text:span><text:span text:style-name="T1">的 </text:span><text:span text:style-name="T3">HTTP/HTTPS </text:span><text:span text:style-name="T1">协议以确保可靠性，但也可能在特定场景（如服务发现或日志传输）中使用 </text:span><text:span text:style-name="T3">UDP </text:span><text:span text:style-name="T1">以追求性能。 </text:span></text:p>
            </text:list-item>
            <text:list-item>
              <text:p text:style-name="P13"><text:span text:style-name="Strong_20_Emphasis"><text:span text:style-name="T3">DNS (</text:span></text:span><text:span text:style-name="Strong_20_Emphasis"><text:span text:style-name="T1">域名系统</text:span></text:span><text:span text:style-name="Strong_20_Emphasis"><text:span text:style-name="T3">)</text:span></text:span><text:span text:style-name="Strong_20_Emphasis"><text:span text:style-name="T1">：</text:span></text:span><text:span text:style-name="T1"> </text:span><text:span text:style-name="T3">DNS </text:span><text:span text:style-name="T1">的核心功能是将人类易于记忆的域名（如 </text:span><text:span text:style-name="Source_20_Text"><text:span text:style-name="T3">www.example.com</text:span></text:span><text:span text:style-name="T1">）解析为机器能够识别的 </text:span><text:span text:style-name="T3">IP </text:span><text:span text:style-name="T1">地址。其基本工作流程涉及客户端查询、递归解析器以及权威域名服务器的交互。在云环境中，</text:span><text:span text:style-name="T3">DNS </text:span><text:span text:style-name="T1">发挥着至关重要的作用，不仅用于访问公共互联网资源和云服务提供商的端点，还常用于</text:span><text:span text:style-name="Strong_20_Emphasis"><text:span text:style-name="T1">服务发现</text:span></text:span><text:span text:style-name="T1">（即一个服务如何找到另一个服务的网络地址）和实现</text:span><text:span text:style-name="Strong_20_Emphasis"><text:span text:style-name="T1">负载均衡</text:span></text:span><text:span text:style-name="T1">策略（例如，将同一个域名解析到多个服务器 </text:span><text:span text:style-name="T3">IP </text:span><text:span text:style-name="T1">地址）。主流云平台都提供托管 </text:span><text:span text:style-name="T3">DNS </text:span><text:span text:style-name="T1">服务，如 </text:span><text:span text:style-name="T3">AWS Route 53</text:span><text:span text:style-name="T1">、</text:span><text:span text:style-name="T3">Azure DNS </text:span><text:span text:style-name="T4">41</text:span><text:span text:style-name="T3"> </text:span><text:span text:style-name="T1">和 </text:span><text:span text:style-name="T3">Google Cloud DNS</text:span><text:span text:style-name="T1">。 </text:span></text:p>
            </text:list-item>
            <text:list-item>
              <text:p text:style-name="P13"><text:span text:style-name="Strong_20_Emphasis"><text:span text:style-name="T1">负载均衡 </text:span></text:span><text:span text:style-name="Strong_20_Emphasis"><text:span text:style-name="T3">(Load Balancing)</text:span></text:span><text:span text:style-name="Strong_20_Emphasis"><text:span text:style-name="T1">：</text:span></text:span><text:span text:style-name="T1"> 负载均衡是将传入的网络流量分散到后端多个服务器或服务实例的过程。在云和分布式系统中，其主要目的是提高应用的</text:span><text:span text:style-name="Strong_20_Emphasis"><text:span text:style-name="T1">可用性</text:span></text:span><text:span text:style-name="T1">（当某个实例失败时，自动将流量路由到健康的实例）和</text:span><text:span text:style-name="Strong_20_Emphasis"><text:span text:style-name="T1">可扩展性</text:span></text:span><text:span text:style-name="T1">（通过增加实例数量来处理增长的流量负载）</text:span><text:span text:style-name="T4">2</text:span><text:span text:style-name="T1">。常见的负载均衡器分为工作在传输层（</text:span><text:span text:style-name="T3">Layer 4</text:span><text:span text:style-name="T1">，基于 </text:span><text:span text:style-name="T3">TCP/UDP </text:span><text:span text:style-name="T1">端口和 </text:span><text:span text:style-name="T3">IP </text:span><text:span text:style-name="T1">地址分发流量）和应用层（</text:span><text:span text:style-name="T3">Layer 7</text:span><text:span text:style-name="T1">，基于 </text:span><text:span text:style-name="T3">HTTP/HTTPS </text:span><text:span text:style-name="T1">请求内容，如 </text:span><text:span text:style-name="T3">URL </text:span><text:span text:style-name="T1">路径、头部信息等进行更智能的分发）。云平台提供多种托管负载均衡服务，如 </text:span><text:span text:style-name="T3">AWS ELB</text:span><text:span text:style-name="T1">、</text:span><text:span text:style-name="T3">Azure Load Balancer </text:span><text:span text:style-name="T4">48</text:span><text:span text:style-name="T3"> </text:span><text:span text:style-name="T1">和 </text:span><text:span text:style-name="T3">Google Cloud Load Balancing</text:span><text:span text:style-name="T1">。 </text:span></text:p>
            </text:list-item>
            <text:list-item>
              <text:p text:style-name="P13"><text:span text:style-name="Strong_20_Emphasis"><text:span text:style-name="T1">网络安全基础：</text:span></text:span><text:span text:style-name="T1"> 在云网络中，</text:span><text:span text:style-name="Strong_20_Emphasis"><text:span text:style-name="T1">防火墙 </text:span></text:span><text:span text:style-name="Strong_20_Emphasis"><text:span text:style-name="T3">(Firewall)</text:span></text:span><text:span text:style-name="T1">、</text:span><text:span text:style-name="Strong_20_Emphasis"><text:span text:style-name="T1">安全组 </text:span></text:span><text:span text:style-name="Strong_20_Emphasis"><text:span text:style-name="T3">(Security Group - AWS/GCP)</text:span></text:span><text:span text:style-name="T3"> </text:span><text:span text:style-name="T1">或 </text:span><text:span text:style-name="Strong_20_Emphasis"><text:span text:style-name="T1">网络安全组 </text:span></text:span><text:span text:style-name="Strong_20_Emphasis"><text:span text:style-name="T3">(NSG - Azure)</text:span></text:span><text:span text:style-name="T3"> </text:span><text:span text:style-name="T1">是基础的安全控制机制 </text:span><text:span text:style-name="T4">53</text:span><text:span text:style-name="T1">。它们通过定义</text:span><text:soft-page-break/><text:span text:style-name="Strong_20_Emphasis"><text:span text:style-name="T1">入站 </text:span></text:span><text:span text:style-name="Strong_20_Emphasis"><text:span text:style-name="T3">(Inbound)</text:span></text:span><text:span text:style-name="T3"> </text:span><text:span text:style-name="T1">和</text:span><text:span text:style-name="Strong_20_Emphasis"><text:span text:style-name="T1">出站 </text:span></text:span><text:span text:style-name="Strong_20_Emphasis"><text:span text:style-name="T3">(Outbound)</text:span></text:span><text:span text:style-name="T3"> </text:span><text:span text:style-name="T1">规则来过滤网络流量。这些规则通常基于源</text:span><text:span text:style-name="T3">/</text:span><text:span text:style-name="T1">目的 </text:span><text:span text:style-name="T3">IP </text:span><text:span text:style-name="T1">地址、端口号和协议来决定允许或拒绝哪些连接。</text:span><text:span text:style-name="Strong_20_Emphasis"><text:span text:style-name="T1">端口访问控制</text:span></text:span><text:span text:style-name="T1">是其核心功能，例如，规则可以指定仅允许来自特定 </text:span><text:span text:style-name="T3">IP </text:span><text:span text:style-name="T1">地址的 </text:span><text:span text:style-name="T3">SSH </text:span><text:span text:style-name="T1">流量（端口 </text:span><text:span text:style-name="T3">22</text:span><text:span text:style-name="T1">）访问虚拟机，或者允许来自任何地方的 </text:span><text:span text:style-name="T3">HTTP </text:span><text:span text:style-name="T1">流量（端口 </text:span><text:span text:style-name="T3">80</text:span><text:span text:style-name="T1">）访问 </text:span><text:span text:style-name="T3">Web </text:span><text:span text:style-name="T1">服务器。遵循</text:span><text:span text:style-name="Strong_20_Emphasis"><text:span text:style-name="T1">最小权限原则</text:span></text:span><text:span text:style-name="T1">是网络安全的基本最佳实践，即只开放必要的端口和允许必要的流量 </text:span><text:span text:style-name="T4">89</text:span><text:span text:style-name="T1">。 </text:span></text:p>
            </text:list-item>
            <text:list-item>
              <text:p text:style-name="P13"><text:span text:style-name="Strong_20_Emphasis"><text:span text:style-name="T1">虚拟网络 </text:span></text:span><text:span text:style-name="Strong_20_Emphasis"><text:span text:style-name="T3">(VPC/VNet)</text:span></text:span><text:span text:style-name="Strong_20_Emphasis"><text:span text:style-name="T1">：</text:span></text:span><text:span text:style-name="T1"> </text:span><text:span text:style-name="Strong_20_Emphasis"><text:span text:style-name="T1">虚拟私有云 </text:span></text:span><text:span text:style-name="Strong_20_Emphasis"><text:span text:style-name="T3">(VPC - AWS/GCP)</text:span></text:span><text:span text:style-name="T3"> </text:span><text:span text:style-name="T1">或 </text:span><text:span text:style-name="Strong_20_Emphasis"><text:span text:style-name="T1">虚拟网络 </text:span></text:span><text:span text:style-name="Strong_20_Emphasis"><text:span text:style-name="T3">(VNet - Azure)</text:span></text:span><text:span text:style-name="T3"> </text:span><text:span text:style-name="T1">是用户在公有云内部逻辑隔离出来的一块私有网络空间 </text:span><text:span text:style-name="T4">77</text:span><text:span text:style-name="T1">。用户可以在自己的 </text:span><text:span text:style-name="T3">VPC/VNet </text:span><text:span text:style-name="T1">中定义 </text:span><text:span text:style-name="T3">IP </text:span><text:span text:style-name="T1">地址范围、创建子网、配置路由表和网络网关，完全掌控自己的虚拟网络环境，如同在本地数据中心一样，但同时享有云的弹性和可管理性 </text:span><text:span text:style-name="T4">77</text:span><text:span text:style-name="T1">。</text:span><text:span text:style-name="T3">VPC/VNet </text:span><text:span text:style-name="T1">是构建安全、隔离的云部署环境的基础。 </text:span></text:p>
            </text:list-item>
          </text:list>
        </text:list-item>
        <text:list-item>
          <text:p text:style-name="P13"><text:span text:style-name="T1">网络分区与 </text:span><text:span text:style-name="T3">CAP </text:span><text:span text:style-name="T1">定理的必然联系</text:span></text:p>
          <text:p text:style-name="P13"><text:span text:style-name="T1">分布式系统通过网络连接各个独立的计算节点以协同工作 </text:span><text:span text:style-name="T3">2</text:span><text:span text:style-name="T1">。然而，支撑这些系统的网络（尤其是云环境依赖的广域网）并非永远可靠。网络延迟、丢包甚至完全中断都是可能发生的，这会导致网络分区 </text:span><text:span text:style-name="T3">(Network Partition)——</text:span><text:span text:style-name="T1">即系统中的一部分节点无法与另一部分节点通信 </text:span><text:span text:style-name="T3">95</text:span><text:span text:style-name="T1">。网络分区是分布式系统设计中必须面对的现实。</text:span></text:p>
          <text:p text:style-name="P13"><text:span text:style-name="T1">著名的 </text:span><text:span text:style-name="Strong_20_Emphasis"><text:span text:style-name="T3">CAP </text:span></text:span><text:span text:style-name="Strong_20_Emphasis"><text:span text:style-name="T1">定理</text:span></text:span><text:span text:style-name="T1">指出，任何分布式系统在数据共享方面，最多只能同时满足以下三个特性中的两个：</text:span><text:span text:style-name="Strong_20_Emphasis"><text:span text:style-name="T1">一致性 </text:span></text:span><text:span text:style-name="Strong_20_Emphasis"><text:span text:style-name="T3">(Consistency)</text:span></text:span><text:span text:style-name="T1">、</text:span><text:span text:style-name="Strong_20_Emphasis"><text:span text:style-name="T1">可用性 </text:span></text:span><text:span text:style-name="Strong_20_Emphasis"><text:span text:style-name="T3">(Availability)</text:span></text:span><text:span text:style-name="T3"> </text:span><text:span text:style-name="T1">和</text:span><text:span text:style-name="Strong_20_Emphasis"><text:span text:style-name="T1">分区容错性 </text:span></text:span><text:span text:style-name="Strong_20_Emphasis"><text:span text:style-name="T3">(Partition Tolerance)</text:span></text:span><text:span text:style-name="T3"> </text:span><text:span text:style-name="T4">95</text:span><text:span text:style-name="T1">。</text:span></text:p>
          <text:list>
            <text:list-item>
              <text:p text:style-name="P13"><text:span text:style-name="Strong_20_Emphasis"><text:span text:style-name="T1">一致性 </text:span></text:span><text:span text:style-name="Strong_20_Emphasis"><text:span text:style-name="T3">(C)</text:span></text:span><text:span text:style-name="T3"> </text:span><text:span text:style-name="T1">意味着所有客户端在任何时刻读取数据时，都能看到相同（最新）的数据视图，或者收到错误 </text:span><text:span text:style-name="T4">95</text:span><text:span text:style-name="T1">。 </text:span></text:p>
            </text:list-item>
            <text:list-item>
              <text:p text:style-name="P13"><text:span text:style-name="Strong_20_Emphasis"><text:span text:style-name="T1">可用性 </text:span></text:span><text:span text:style-name="Strong_20_Emphasis"><text:span text:style-name="T3">(A)</text:span></text:span><text:span text:style-name="T3"> </text:span><text:span text:style-name="T1">意味着系统总是能对客户端的请求做出响应（非错误响应），即使有节点发生故障 </text:span><text:span text:style-name="T4">95</text:span><text:span text:style-name="T1">。 </text:span></text:p>
            </text:list-item>
            <text:list-item>
              <text:p text:style-name="P13"><text:span text:style-name="Strong_20_Emphasis"><text:span text:style-name="T1">分区容错性 </text:span></text:span><text:span text:style-name="Strong_20_Emphasis"><text:span text:style-name="T3">(P)</text:span></text:span><text:span text:style-name="T3"> </text:span><text:span text:style-name="T1">意味着即使节点间的网络通信发生任意数量的中断，系统仍然能够继续运行 </text:span><text:span text:style-name="T4">95</text:span><text:span text:style-name="T1">。 </text:span></text:p>
            </text:list-item>
          </text:list>
          <text:p text:style-name="P13"><text:span text:style-name="T1">由于网络分区 </text:span><text:span text:style-name="T3">(P) </text:span><text:span text:style-name="T1">在分布式系统中是不可避免的，因此分区容错性通常是必须保证的特性 </text:span><text:span text:style-name="T4">95</text:span><text:span text:style-name="T1">。这就迫使系统设计者在发生网络分区时，必须在一致性 </text:span><text:span text:style-name="T3">(C) </text:span><text:span text:style-name="T1">和可用性 </text:span><text:span text:style-name="T3">(A) </text:span><text:span text:style-name="T1">之间做出权衡 </text:span><text:span text:style-name="T4">95</text:span><text:span text:style-name="T1">。选择 </text:span><text:span text:style-name="T3">C </text:span><text:span text:style-name="T1">则可能牺牲 </text:span><text:span text:style-name="T3">A</text:span><text:span text:style-name="T1">（系统在分区期间拒绝服务以保证数据一致），选择 </text:span><text:span text:style-name="T3">A </text:span><text:span text:style-name="T1">则可能牺牲 </text:span><text:span text:style-name="T3">C</text:span><text:span text:style-name="T1">（系统在分区期间继续服务，但可能返回不一致或过时的数据）。</text:span></text:p>
          <text:p text:style-name="P13"><text:span text:style-name="T1">理解基础的网络概念（如 </text:span><text:span text:style-name="T3">IP </text:span><text:span text:style-name="T1">地址、子网、路由）不仅是为了确保连通性，更是为了设计能够感知并应对网络分区的系统。</text:span><text:span text:style-name="T3">VPC/VNet </text:span><text:span text:style-name="T1">的结构、子网的划分方式、安全组的配置，都会影响网络分区的可能性及其发生时的“爆炸半径”（即受影响的范围）。例如，将数据库和应用服务器放在不同的子网并通过严格的网络规则控制访问，可以在一定程度上隔离故障。更进一步，网络架构的选择（例如，是单区域部署、多可用区部署还是多区域部署）直接决定了系统在 </text:span><text:span text:style-name="T3">CAP </text:span><text:span text:style-name="T1">定理约束下的行为特征。多区域部署虽然可能提高对某些用户的可用性，但也引入了更复杂的跨区域</text:span><text:soft-page-break/><text:span text:style-name="T1">网络分区挑战。因此，云网络的设计与分布式应用的根本特性（可用性与一致性）紧密相连，设计弹性的云网络架构必须预见到网络分区并规划相应的缓解策略。</text:span></text:p>
        </text:list-item>
        <text:list-item>
          <text:p text:style-name="P13"><text:span text:style-name="Strong_20_Emphasis"><text:span text:style-name="T1">动手实验：构建您的第一个云网络环境</text:span></text:span></text:p>
          <text:list>
            <text:list-item>
              <text:p text:style-name="P13"><text:span text:style-name="Strong_20_Emphasis"><text:span text:style-name="T1">目标：</text:span></text:span><text:span text:style-name="T1"> 通过实践操作，熟悉云网络的核心组件及其配置。 </text:span></text:p>
            </text:list-item>
            <text:list-item>
              <text:p text:style-name="P13"><text:span text:style-name="Strong_20_Emphasis"><text:span text:style-name="T1">平台：</text:span></text:span><text:span text:style-name="T1"> 建议使用 </text:span><text:span text:style-name="T3">AWS</text:span><text:span text:style-name="T1">、</text:span><text:span text:style-name="T3">Azure </text:span><text:span text:style-name="T1">或 </text:span><text:span text:style-name="T3">GCP </text:span><text:span text:style-name="T1">的免费套餐账户 </text:span><text:span text:style-name="T4">7</text:span><text:span text:style-name="T1">。初学者建议使用云平台的 </text:span><text:span text:style-name="T3">Web </text:span><text:span text:style-name="T1">控制台进行操作，图形化界面更直观；熟悉后可尝试使用命令行工具 </text:span><text:span text:style-name="T3">(CLI)</text:span><text:span text:style-name="T1">。可参考官方提供的入门实验指南 </text:span><text:span text:style-name="T4">40</text:span><text:span text:style-name="T1">。 </text:span></text:p>
            </text:list-item>
            <text:list-item>
              <text:p text:style-name="P13"><text:span text:style-name="Strong_20_Emphasis"><text:span text:style-name="T1">步骤：</text:span></text:span><text:span text:style-name="T1"> </text:span></text:p>
              <text:list>
                <text:list-item>
                  <text:p text:style-name="P13"><text:span text:style-name="Strong_20_Emphasis"><text:span text:style-name="T1">创建 </text:span></text:span><text:span text:style-name="Strong_20_Emphasis"><text:span text:style-name="T3">VPC/VNet</text:span></text:span><text:span text:style-name="Strong_20_Emphasis"><text:span text:style-name="T1">：</text:span></text:span><text:span text:style-name="T1"> 在选定的云平台控制台中，创建一个新的 </text:span><text:span text:style-name="T3">VPC (AWS/GCP) </text:span><text:span text:style-name="T1">或 </text:span><text:span text:style-name="T3">VNet (Azure)</text:span><text:span text:style-name="T1">。为其指定一个私有 </text:span><text:span text:style-name="T3">IP </text:span><text:span text:style-name="T1">地址范围（例如 </text:span><text:span text:style-name="Source_20_Text"><text:span text:style-name="T3">10.0.0.0/16</text:span></text:span><text:span text:style-name="T1">）。这是您隔离的网络环境的基础。 </text:span></text:p>
                </text:list-item>
                <text:list-item>
                  <text:p text:style-name="P13"><text:span text:style-name="Strong_20_Emphasis"><text:span text:style-name="T1">创建子网：</text:span></text:span><text:span text:style-name="T1"> 在刚创建的 </text:span><text:span text:style-name="T3">VPC/VNet </text:span><text:span text:style-name="T1">内，创建至少两个子网。例如，可以创建一个“公共子网”（如 </text:span><text:span text:style-name="Source_20_Text"><text:span text:style-name="T3">10.0.1.0/24</text:span></text:span><text:span text:style-name="T1">）和一个“私有子网”（如 </text:span><text:span text:style-name="Source_20_Text"><text:span text:style-name="T3">10.0.2.0/24</text:span></text:span><text:span text:style-name="T1">）。通常，公共子网用于放置需要直接或间接（通过负载均衡器）从互联网访问的资源，如 </text:span><text:span text:style-name="T3">Web </text:span><text:span text:style-name="T1">服务器；私有子网用于放置不应直接暴露给互联网的资源，如数据库服务器。 </text:span></text:p>
                </text:list-item>
                <text:list-item>
                  <text:p text:style-name="P13"><text:span text:style-name="Strong_20_Emphasis"><text:span text:style-name="T1">创建安全组</text:span></text:span><text:span text:style-name="Strong_20_Emphasis"><text:span text:style-name="T3">/NSG</text:span></text:span><text:span text:style-name="Strong_20_Emphasis"><text:span text:style-name="T1">：</text:span></text:span><text:span text:style-name="T1"> 创建一个安全组 </text:span><text:span text:style-name="T3">(AWS/GCP) </text:span><text:span text:style-name="T1">或网络安全组 </text:span><text:span text:style-name="T3">(NSG - Azure)</text:span><text:span text:style-name="T1">。配置其</text:span><text:span text:style-name="Strong_20_Emphasis"><text:span text:style-name="T1">入站规则</text:span></text:span><text:span text:style-name="T1">，明确允许来自您当前网络的 </text:span><text:span text:style-name="T3">SSH </text:span><text:span text:style-name="T1">流量（</text:span><text:span text:style-name="T3">TCP </text:span><text:span text:style-name="T1">端口 </text:span><text:span text:style-name="T3">22</text:span><text:span text:style-name="T1">，用于远程管理）和允许来自任何来源的 </text:span><text:span text:style-name="T3">HTTP </text:span><text:span text:style-name="T1">流量（</text:span><text:span text:style-name="T3">TCP </text:span><text:span text:style-name="T1">端口 </text:span><text:span text:style-name="T3">80</text:span><text:span text:style-name="T1">，用于访问 </text:span><text:span text:style-name="T3">Web </text:span><text:span text:style-name="T1">服务）。解释为何需要开放这两个端口。强调仅开放必要端口的最小权限原则 </text:span><text:span text:style-name="T4">89</text:span><text:span text:style-name="T1">。默认情况下，出站规则通常允许所有流量，但在生产环境中也应根据需要进行限制。 </text:span></text:p>
                </text:list-item>
                <text:list-item>
                  <text:p text:style-name="P13"><text:span text:style-name="Strong_20_Emphasis"><text:span text:style-name="T1">启动虚拟机 </text:span></text:span><text:span text:style-name="Strong_20_Emphasis"><text:span text:style-name="T3">(VM)</text:span></text:span><text:span text:style-name="Strong_20_Emphasis"><text:span text:style-name="T1">：</text:span></text:span><text:span text:style-name="T1"> 启动两台基础的 </text:span><text:span text:style-name="T3">Linux </text:span><text:span text:style-name="T1">虚拟机。选择符合免费套餐条件的实例类型（如 </text:span><text:span text:style-name="T3">GCP </text:span><text:span text:style-name="T1">的 </text:span><text:span text:style-name="T3">e2-micro </text:span><text:span text:style-name="T4">12</text:span><text:span text:style-name="T1">，</text:span><text:span text:style-name="T3">AWS </text:span><text:span text:style-name="T1">的 </text:span><text:span text:style-name="T3">t2.micro/t3.micro/t4g.micro </text:span><text:span text:style-name="T4">7</text:span><text:span text:style-name="T1">，</text:span><text:span text:style-name="T3">Azure </text:span><text:span text:style-name="T1">的 </text:span><text:span text:style-name="T3">B1S </text:span><text:span text:style-name="T4">26</text:span><text:span text:style-name="T1">）。将第一台 </text:span><text:span text:style-name="T3">VM </text:span><text:span text:style-name="T1">放置在公共子网中，第二台 </text:span><text:span text:style-name="T3">VM </text:span><text:span text:style-name="T1">放置在私有子网中。在创建过程中，将上一步创建的安全组</text:span><text:span text:style-name="T3">/NSG </text:span><text:span text:style-name="T1">应用到这两台 </text:span><text:span text:style-name="T3">VM </text:span><text:span text:style-name="T1">上。确保为 </text:span><text:span text:style-name="T3">VM </text:span><text:span text:style-name="T1">配置密钥对或密码以进行 </text:span><text:span text:style-name="T3">SSH </text:span><text:span text:style-name="T1">访问。参考 </text:span><text:span text:style-name="T3">VM </text:span><text:span text:style-name="T1">创建相关实验 </text:span><text:span text:style-name="T4">40</text:span><text:span text:style-name="T1">。 </text:span></text:p>
                </text:list-item>
                <text:list-item>
                  <text:p text:style-name="P13"><text:span text:style-name="Strong_20_Emphasis"><text:span text:style-name="T1">连通性测试 </text:span></text:span><text:span text:style-name="Strong_20_Emphasis"><text:span text:style-name="T3">(ping)</text:span></text:span><text:span text:style-name="Strong_20_Emphasis"><text:span text:style-name="T1">：</text:span></text:span><text:span text:style-name="T1"> 通过 </text:span><text:span text:style-name="T3">SSH </text:span><text:span text:style-name="T1">连接到其中一台 </text:span><text:span text:style-name="T3">VM</text:span><text:span text:style-name="T1">（例如公共子网的 </text:span><text:span text:style-name="T3">VM</text:span><text:span text:style-name="T1">）。尝试使用 </text:span><text:span text:style-name="Source_20_Text"><text:span text:style-name="T3">ping</text:span></text:span><text:span text:style-name="T3"> </text:span><text:span text:style-name="T1">命令加上另一台 </text:span><text:span text:style-name="T3">VM </text:span><text:span text:style-name="T1">的</text:span><text:span text:style-name="Strong_20_Emphasis"><text:span text:style-name="T1">私有 </text:span></text:span><text:span text:style-name="Strong_20_Emphasis"><text:span text:style-name="T3">IP </text:span></text:span><text:span text:style-name="Strong_20_Emphasis"><text:span text:style-name="T1">地址</text:span></text:span><text:span text:style-name="T1">。观察结果。如果 </text:span><text:span text:style-name="T3">ping </text:span><text:span text:style-name="T1">成功，说明两台 </text:span><text:span text:style-name="T3">VM </text:span><text:span text:style-name="T1">在 </text:span><text:span text:style-name="T3">VPC/VNet </text:span><text:span text:style-name="T1">内部网络层面是连通的，并且安全组</text:span><text:span text:style-name="T3">/NSG </text:span><text:span text:style-name="T1">规则允许 </text:span><text:span text:style-name="T3">ICMP </text:span><text:span text:style-name="T1">流量（默认可能允许，或需要显式添加规则）。如果 </text:span><text:span text:style-name="T3">ping </text:span><text:span text:style-name="T1">失败，可能原因包括网络路由问题或安全组</text:span><text:span text:style-name="T3">/NSG </text:span><text:span text:style-name="T1">阻止了 </text:span><text:span text:style-name="T3">ICMP </text:span><text:span text:style-name="T1">流量。 </text:span></text:p>
                </text:list-item>
                <text:list-item>
                  <text:p text:style-name="P13"><text:span text:style-name="Strong_20_Emphasis"><text:span text:style-name="T3">Web </text:span></text:span><text:span text:style-name="Strong_20_Emphasis"><text:span text:style-name="T1">服务器测试 </text:span></text:span><text:span text:style-name="Strong_20_Emphasis"><text:span text:style-name="T3">(curl)</text:span></text:span><text:span text:style-name="Strong_20_Emphasis"><text:span text:style-name="T1">：</text:span></text:span><text:span text:style-name="T1"> 在其中一台 </text:span><text:span text:style-name="T3">VM </text:span><text:span text:style-name="T1">上（例如公共子网的 </text:span><text:span text:style-name="T3">VM</text:span><text:span text:style-name="T1">），安装一个简单的 </text:span><text:span text:style-name="T3">Web </text:span><text:span text:style-name="T1">服务器，如 </text:span><text:span text:style-name="T3">Nginx (</text:span><text:span text:style-name="Source_20_Text"><text:span text:style-name="T3">sudo apt update &amp;&amp; sudo apt install -</text:span></text:span><text:soft-page-break/><text:span text:style-name="Source_20_Text"><text:span text:style-name="T3">y nginx</text:span></text:span><text:span text:style-name="T3"> </text:span><text:span text:style-name="T1">或 </text:span><text:span text:style-name="Source_20_Text"><text:span text:style-name="T3">sudo yum install -y nginx</text:span></text:span><text:span text:style-name="T3">)</text:span><text:span text:style-name="T1">。启动 </text:span><text:span text:style-name="T3">Nginx </text:span><text:span text:style-name="T1">服务 </text:span><text:span text:style-name="T3">(</text:span><text:span text:style-name="Source_20_Text"><text:span text:style-name="T3">sudo systemctl start nginx</text:span></text:span><text:span text:style-name="T3">)</text:span><text:span text:style-name="T1">。然后，从另一台 </text:span><text:span text:style-name="T3">VM </text:span><text:span text:style-name="T1">上，使用 </text:span><text:span text:style-name="Source_20_Text"><text:span text:style-name="T3">curl</text:span></text:span><text:span text:style-name="T3"> </text:span><text:span text:style-name="T1">命令访问第一台 </text:span><text:span text:style-name="T3">VM </text:span><text:span text:style-name="T1">的</text:span><text:span text:style-name="Strong_20_Emphasis"><text:span text:style-name="T1">私有 </text:span></text:span><text:span text:style-name="Strong_20_Emphasis"><text:span text:style-name="T3">IP </text:span></text:span><text:span text:style-name="Strong_20_Emphasis"><text:span text:style-name="T1">地址</text:span></text:span><text:span text:style-name="T1"> </text:span><text:span text:style-name="T3">(</text:span><text:span text:style-name="Source_20_Text"><text:span text:style-name="T3">curl http://&lt;VM1_Private_IP&gt;</text:span></text:span><text:span text:style-name="T3">)</text:span><text:span text:style-name="T1">。如果成功看到 </text:span><text:span text:style-name="T3">Nginx </text:span><text:span text:style-name="T1">的欢迎页面 </text:span><text:span text:style-name="T3">HTML </text:span><text:span text:style-name="T1">源码，则证明了在应用层（</text:span><text:span text:style-name="T3">HTTP</text:span><text:span text:style-name="T1">，端口 </text:span><text:span text:style-name="T3">80</text:span><text:span text:style-name="T1">）的连通性，并且验证了安全组</text:span><text:span text:style-name="T3">/NSG </text:span><text:span text:style-name="T1">允许 </text:span><text:span text:style-name="T3">HTTP </text:span><text:span text:style-name="T1">流量的规则生效。 </text:span></text:p>
                </text:list-item>
                <text:list-item>
                  <text:p text:style-name="P13"><text:span text:style-name="Strong_20_Emphasis"><text:span text:style-name="T1">（可选）负载均衡器：</text:span></text:span><text:span text:style-name="T1"> 在云平台控制台配置一个基础的应用层负载均衡器 </text:span><text:span text:style-name="T3">(Application Load Balancer)</text:span><text:span text:style-name="T1">。将其配置为监听 </text:span><text:span text:style-name="T3">HTTP </text:span><text:span text:style-name="T1">端口 </text:span><text:span text:style-name="T3">80</text:span><text:span text:style-name="T1">，并将流量转发到之前创建的两台 </text:span><text:span text:style-name="T3">VM</text:span><text:span text:style-name="T1">（假设都在公共子网或配置了相应路由和安全规则）。访问负载均衡器的公共 </text:span><text:span text:style-name="T3">DNS </text:span><text:span text:style-name="T1">名称或 </text:span><text:span text:style-name="T3">IP </text:span><text:span text:style-name="T1">地址，观察流量是否被分发到不同的 </text:span><text:span text:style-name="T3">VM </text:span><text:span text:style-name="T1">上（可能需要刷新多次或检查 </text:span><text:span text:style-name="T3">Nginx </text:span><text:span text:style-name="T1">日志来确认）。这演示了负载均衡的基本概念和作用。 </text:span></text:p>
                </text:list-item>
              </text:list>
            </text:list-item>
            <text:list-item>
              <text:p text:style-name="P13"><text:span text:style-name="Strong_20_Emphasis"><text:span text:style-name="T1">预期成果：</text:span></text:span><text:span text:style-name="T1"> 学习者能够理解并实践在云中创建隔离网络、配置子网、设置基本防火墙规则、在网络中部署计算资源，并验证网络层和应用层的连通性。 </text:span></text:p>
            </text:list-item>
          </text:list>
        </text:list-item>
      </text:list>
      <text:p text:style-name="P11"><text:span text:style-name="Strong_20_Emphasis"><text:span text:style-name="T3">II. </text:span></text:span><text:span text:style-name="Strong_20_Emphasis"><text:span text:style-name="T1">云时代的操作系统</text:span></text:span></text:p>
      <text:p text:style-name="P24">操作系统是硬件和应用软件之间的桥梁，在云环境中，理解其核心概念对于管理服务器实例和优化应用性能至关重要。</text:p>
      <text:list xml:id="list3925843502" text:style-name="L3">
        <text:list-item>
          <text:p text:style-name="P14"><text:span text:style-name="Strong_20_Emphasis"><text:span text:style-name="T1">核心概念</text:span></text:span></text:p>
          <text:list>
            <text:list-item>
              <text:p text:style-name="P14"><text:span text:style-name="Strong_20_Emphasis"><text:span text:style-name="T1">进程与线程：</text:span></text:span><text:span text:style-name="T1"> </text:span><text:span text:style-name="Strong_20_Emphasis"><text:span text:style-name="T1">进程 </text:span></text:span><text:span text:style-name="Strong_20_Emphasis"><text:span text:style-name="T3">(Process)</text:span></text:span><text:span text:style-name="T3"> </text:span><text:span text:style-name="T1">是操作系统中一个正在运行的程序的实例，它拥有自己独立的内存地址空间、数据和系统资源。</text:span><text:span text:style-name="Strong_20_Emphasis"><text:span text:style-name="T1">线程 </text:span></text:span><text:span text:style-name="Strong_20_Emphasis"><text:span text:style-name="T3">(Thread)</text:span></text:span><text:span text:style-name="T3"> </text:span><text:span text:style-name="T1">是进程内的一个执行单元，一个进程可以包含多个线程，这些线程共享该进程的内存空间和资源，但有自己独立的执行栈。主要区别在于：进程间相互隔离，通信需要通过进程间通信（</text:span><text:span text:style-name="T3">IPC</text:span><text:span text:style-name="T1">）机制；线程间共享数据更方便，但需要处理同步问题。线程的创建和上下文切换开销通常比进程小。在云服务器（</text:span><text:span text:style-name="T3">VM </text:span><text:span text:style-name="T1">或容器）上，运行的应用程序和服务都是以进程和线程的形式存在的。理解它们有助于分析资源消耗（</text:span><text:span text:style-name="T3">CPU</text:span><text:span text:style-name="T1">、内存），例如使用 </text:span><text:span text:style-name="Source_20_Text"><text:span text:style-name="T3">ps</text:span></text:span><text:span text:style-name="T3"> </text:span><text:span text:style-name="T1">查看进程列表，</text:span><text:span text:style-name="Source_20_Text"><text:span text:style-name="T3">top</text:span></text:span><text:span text:style-name="T3"> </text:span><text:span text:style-name="T1">或 </text:span><text:span text:style-name="Source_20_Text"><text:span text:style-name="T3">htop</text:span></text:span><text:span text:style-name="T3"> </text:span><text:span text:style-name="T1">实时监控进程</text:span><text:span text:style-name="T3">/</text:span><text:span text:style-name="T1">线程活动和资源占用情况。 </text:span></text:p>
            </text:list-item>
            <text:list-item>
              <text:p text:style-name="P14"><text:span text:style-name="Strong_20_Emphasis"><text:span text:style-name="T1">内存管理：</text:span></text:span><text:span text:style-name="T1"> </text:span><text:span text:style-name="Strong_20_Emphasis"><text:span text:style-name="T1">虚拟内存 </text:span></text:span><text:span text:style-name="Strong_20_Emphasis"><text:span text:style-name="T3">(Virtual Memory)</text:span></text:span><text:span text:style-name="T3"> </text:span><text:span text:style-name="T1">是一项重要的内存管理技术。操作系统为每个进程提供一个独立的、连续的虚拟地址空间，这个空间可能远大于实际物理内存（</text:span><text:span text:style-name="T3">RAM</text:span><text:span text:style-name="T1">）。操作系统通过内存管理单元（</text:span><text:span text:style-name="T3">MMU</text:span><text:span text:style-name="T1">）将虚拟地址映射到物理内存地址。当物理内存不足时，可以将暂时不用的内存页（</text:span><text:span text:style-name="T3">Page</text:span><text:span text:style-name="T1">）换出（</text:span><text:span text:style-name="T3">Swap Out</text:span><text:span text:style-name="T1">）到磁盘上的交换空间（</text:span><text:span text:style-name="T3">Swap Space</text:span><text:span text:style-name="T1">），需要时再换入（</text:span><text:span text:style-name="T3">Swap In</text:span><text:span text:style-name="T1">）。虚拟内存的主要优点是：允许运行大于物理内存的程序、提供进程间的内存隔离和保护。在云环境中，</text:span><text:span text:style-name="T3">VM </text:span><text:span text:style-name="T1">的内存大小是关键配置项，理解虚拟内存有助于判断实例规格是否合适，以及诊断因内存不足导致的性能问题（如过高的 </text:span><text:span text:style-name="T3">Swap </text:span><text:span text:style-name="T1">使用率）。 </text:span></text:p>
            </text:list-item>
            <text:list-item>
              <text:p text:style-name="P14"><text:soft-page-break/><text:span text:style-name="Strong_20_Emphasis"><text:span text:style-name="T1">文件系统与云存储范式：</text:span></text:span><text:span text:style-name="T1"> 传统文件系统（如 </text:span><text:span text:style-name="T3">ext4, NTFS, XFS</text:span><text:span text:style-name="T1">）负责在磁盘上组织和管理文件，提供目录层级结构。而在云环境中，存储呈现出更多样化的范式，以适应不同需求： </text:span></text:p>
              <text:list>
                <text:list-item>
                  <text:p text:style-name="P14"><text:span text:style-name="Strong_20_Emphasis"><text:span text:style-name="T1">对象存储 </text:span></text:span><text:span text:style-name="Strong_20_Emphasis"><text:span text:style-name="T3">(Object Storage)</text:span></text:span><text:span text:style-name="T1">：如 </text:span><text:span text:style-name="T3">AWS S3 </text:span><text:span text:style-name="T4">7</text:span><text:span text:style-name="T1">、</text:span><text:span text:style-name="T3">Azure Blob Storage </text:span><text:span text:style-name="T4">11</text:span><text:span text:style-name="T1">、</text:span><text:span text:style-name="T3">Google Cloud Storage </text:span><text:span text:style-name="T4">12</text:span><text:span text:style-name="T1">。它将数据（文件）及其元数据作为一个“对象”存储，通过唯一的 </text:span><text:span text:style-name="T3">ID </text:span><text:span text:style-name="T1">访问，通常使用 </text:span><text:span text:style-name="T3">HTTP API</text:span><text:span text:style-name="T1">。它没有传统的文件层级结构（虽然可以通过模拟路径来实现），具有极高的可扩展性、持久性和成本效益，非常适合存储非结构化数据，如图片、视频、日志文件、备份、静态网站内容等。免费套餐通常提供有限的存储容量和操作次数 </text:span><text:span text:style-name="T4">7</text:span><text:span text:style-name="T1">。 </text:span></text:p>
                </text:list-item>
                <text:list-item>
                  <text:p text:style-name="P14"><text:span text:style-name="Strong_20_Emphasis"><text:span text:style-name="T1">块存储 </text:span></text:span><text:span text:style-name="Strong_20_Emphasis"><text:span text:style-name="T3">(Block Storage)</text:span></text:span><text:span text:style-name="T1">：如 </text:span><text:span text:style-name="T3">AWS EBS </text:span><text:span text:style-name="T4">7</text:span><text:span text:style-name="T1">、</text:span><text:span text:style-name="T3">Azure Managed Disks</text:span><text:span text:style-name="T1">、</text:span><text:span text:style-name="T3">Google Persistent Disk </text:span><text:span text:style-name="T4">12</text:span><text:span text:style-name="T1">。它提供原始的块设备（类似物理硬盘），可以挂载到单个 </text:span><text:span text:style-name="T3">VM </text:span><text:span text:style-name="T1">上。操作系统可以在块设备上创建文件系统并像本地磁盘一样使用。块存储通常用于 </text:span><text:span text:style-name="T3">VM </text:span><text:span text:style-name="T1">的操作系统盘、数据库存储、或任何需要低延迟、高性能磁盘 </text:span><text:span text:style-name="T3">I/O </text:span><text:span text:style-name="T1">的应用。免费套餐可能包含少量块存储空间 </text:span><text:span text:style-name="T4">7</text:span><text:span text:style-name="T1">。 </text:span></text:p>
                </text:list-item>
                <text:list-item>
                  <text:p text:style-name="P14"><text:span text:style-name="Strong_20_Emphasis"><text:span text:style-name="T1">文件存储 </text:span></text:span><text:span text:style-name="Strong_20_Emphasis"><text:span text:style-name="T3">(File Storage)</text:span></text:span><text:span text:style-name="T1">：如 </text:span><text:span text:style-name="T3">AWS EFS</text:span><text:span text:style-name="T1">、</text:span><text:span text:style-name="T3">Azure Files </text:span><text:span text:style-name="T4">108</text:span><text:span text:style-name="T1">、</text:span><text:span text:style-name="T3">Google Filestore </text:span><text:span text:style-name="T4">108</text:span><text:span text:style-name="T1">。它提供基于网络的文件共享服务，通常使用 </text:span><text:span text:style-name="T3">NFS </text:span><text:span text:style-name="T1">或 </text:span><text:span text:style-name="T3">SMB </text:span><text:span text:style-name="T1">协议。多个 </text:span><text:span text:style-name="T3">VM </text:span><text:span text:style-name="T1">或容器可以同时挂载同一个文件存储，实现文件共享。适用于需要共享访问的应用场景，如内容管理系统、</text:span><text:span text:style-name="T3">Web </text:span><text:span text:style-name="T1">服务器集群共享内容、用户主目录等。 </text:span></text:p>
                </text:list-item>
              </text:list>
            </text:list-item>
            <text:list-item>
              <text:p text:style-name="P14"><text:span text:style-name="Strong_20_Emphasis"><text:span text:style-name="T3">Linux </text:span></text:span><text:span text:style-name="Strong_20_Emphasis"><text:span text:style-name="T1">基础：</text:span></text:span><text:span text:style-name="T1"> </text:span><text:span text:style-name="T3">Linux </text:span><text:span text:style-name="T1">是云服务器环境中最主流的操作系统。熟练使用</text:span><text:span text:style-name="Strong_20_Emphasis"><text:span text:style-name="T1">命令行界面 </text:span></text:span><text:span text:style-name="Strong_20_Emphasis"><text:span text:style-name="T3">(Command Line Interface, CLI)</text:span></text:span><text:span text:style-name="T3"> </text:span><text:span text:style-name="T1">是通过 </text:span><text:span text:style-name="T3">SSH </text:span><text:span text:style-name="T1">远程管理云服务器的基本技能。以下是一些核心命令： </text:span></text:p>
              <text:list>
                <text:list-item>
                  <text:p text:style-name="P14"><text:span text:style-name="T1">目录导航：</text:span><text:span text:style-name="Source_20_Text"><text:span text:style-name="T3">ls</text:span></text:span><text:span text:style-name="T3"> (</text:span><text:span text:style-name="T1">列出目录内容</text:span><text:span text:style-name="T3">), </text:span><text:span text:style-name="Source_20_Text"><text:span text:style-name="T3">cd</text:span></text:span><text:span text:style-name="T3"> (</text:span><text:span text:style-name="T1">切换目录</text:span><text:span text:style-name="T3">), </text:span><text:span text:style-name="Source_20_Text"><text:span text:style-name="T3">pwd</text:span></text:span><text:span text:style-name="T3"> (</text:span><text:span text:style-name="T1">显示当前工作目录</text:span><text:span text:style-name="T3">)</text:span><text:span text:style-name="T1">。 </text:span></text:p>
                </text:list-item>
                <text:list-item>
                  <text:p text:style-name="P14"><text:span text:style-name="T1">文件与目录操作：</text:span><text:span text:style-name="Source_20_Text"><text:span text:style-name="T3">cp</text:span></text:span><text:span text:style-name="T3"> (</text:span><text:span text:style-name="T1">复制</text:span><text:span text:style-name="T3">), </text:span><text:span text:style-name="Source_20_Text"><text:span text:style-name="T3">mv</text:span></text:span><text:span text:style-name="T3"> (</text:span><text:span text:style-name="T1">移动</text:span><text:span text:style-name="T3">/</text:span><text:span text:style-name="T1">重命名</text:span><text:span text:style-name="T3">), </text:span><text:span text:style-name="Source_20_Text"><text:span text:style-name="T3">rm</text:span></text:span><text:span text:style-name="T3"> (</text:span><text:span text:style-name="T1">删除</text:span><text:span text:style-name="T3">), </text:span><text:span text:style-name="Source_20_Text"><text:span text:style-name="T3">mkdir</text:span></text:span><text:span text:style-name="T3"> (</text:span><text:span text:style-name="T1">创建目录</text:span><text:span text:style-name="T3">)</text:span><text:span text:style-name="T1">。 </text:span></text:p>
                </text:list-item>
                <text:list-item>
                  <text:p text:style-name="P14"><text:span text:style-name="T1">远程连接：</text:span><text:span text:style-name="Source_20_Text"><text:span text:style-name="T3">ssh</text:span></text:span><text:span text:style-name="T3"> (</text:span><text:span text:style-name="T1">安全地连接到远程服务器</text:span><text:span text:style-name="T3">)</text:span><text:span text:style-name="T1">。 </text:span></text:p>
                </text:list-item>
                <text:list-item>
                  <text:p text:style-name="P14"><text:span text:style-name="T1">文本搜索：</text:span><text:span text:style-name="Source_20_Text"><text:span text:style-name="T3">grep</text:span></text:span><text:span text:style-name="T3"> (</text:span><text:span text:style-name="T1">在文件中搜索指定模式，常用于查找日志信息</text:span><text:span text:style-name="T3">)</text:span><text:span text:style-name="T1">。 </text:span></text:p>
                </text:list-item>
                <text:list-item>
                  <text:p text:style-name="P14"><text:span text:style-name="T1">进程查看：</text:span><text:span text:style-name="Source_20_Text"><text:span text:style-name="T3">ps</text:span></text:span><text:span text:style-name="T3"> (</text:span><text:span text:style-name="T1">显示当前进程快照</text:span><text:span text:style-name="T3">), </text:span><text:span text:style-name="Source_20_Text"><text:span text:style-name="T3">top</text:span></text:span><text:span text:style-name="T3"> (</text:span><text:span text:style-name="T1">实时显示进程活动和系统资源使用情况</text:span><text:span text:style-name="T3">)</text:span><text:span text:style-name="T1">。 </text:span></text:p>
                </text:list-item>
                <text:list-item>
                  <text:p text:style-name="P14"><text:span text:style-name="T1">服务管理：</text:span><text:span text:style-name="Source_20_Text"><text:span text:style-name="T3">systemctl</text:span></text:span><text:span text:style-name="T3"> (</text:span><text:span text:style-name="T1">用于管理 </text:span><text:span text:style-name="T3">systemd </text:span><text:span text:style-name="T1">服务的命令，如 </text:span><text:span text:style-name="Source_20_Text"><text:span text:style-name="T3">start</text:span></text:span><text:span text:style-name="T3">, </text:span><text:span text:style-name="Source_20_Text"><text:span text:style-name="T3">stop</text:span></text:span><text:span text:style-name="T3">, </text:span><text:span text:style-name="Source_20_Text"><text:span text:style-name="T3">restart</text:span></text:span><text:span text:style-name="T3">, </text:span><text:span text:style-name="Source_20_Text"><text:span text:style-name="T3">status</text:span></text:span><text:span text:style-name="T3">, </text:span><text:span text:style-name="Source_20_Text"><text:span text:style-name="T3">enable</text:span></text:span><text:span text:style-name="T3">, </text:span><text:span text:style-name="Source_20_Text"><text:span text:style-name="T3">disable</text:span></text:span><text:span text:style-name="T1">，适用于现代 </text:span><text:span text:style-name="T3">Linux </text:span><text:span text:style-name="T1">发行版</text:span><text:span text:style-name="T3">) </text:span><text:span text:style-name="T1">或 </text:span><text:span text:style-name="Source_20_Text"><text:span text:style-name="T3">service</text:span></text:span><text:span text:style-name="T3"> (</text:span><text:span text:style-name="T1">用于旧式 </text:span><text:span text:style-name="T3">init </text:span><text:span text:style-name="T1">系统的服务管理</text:span><text:span text:style-name="T3">)</text:span><text:span text:style-name="T1">。 </text:span></text:p>
                </text:list-item>
              </text:list>
            </text:list-item>
            <text:list-item>
              <text:p text:style-name="P14"><text:span text:style-name="Strong_20_Emphasis"><text:span text:style-name="T1">用户与权限管理：</text:span></text:span><text:span text:style-name="T1"> </text:span><text:span text:style-name="T3">Linux </text:span><text:span text:style-name="T1">是一个多用户操作系统。</text:span><text:span text:style-name="Strong_20_Emphasis"><text:span text:style-name="Source_20_Text"><text:span text:style-name="T3">sudo</text:span></text:span></text:span><text:span text:style-name="T3"> </text:span><text:span text:style-name="T1">命令允许普通用户以超级用户 </text:span><text:span text:style-name="T3">(root) </text:span><text:span text:style-name="T1">或其他用户的身份执行命令，是执行管理任务（如安装软件、修改系统配置）的</text:span><text:soft-page-break/><text:span text:style-name="T1">标准方式。文件和目录的访问权限由</text:span><text:span text:style-name="Strong_20_Emphasis"><text:span text:style-name="T1">读 </text:span></text:span><text:span text:style-name="Strong_20_Emphasis"><text:span text:style-name="T3">(r)</text:span></text:span><text:span text:style-name="T1">、</text:span><text:span text:style-name="Strong_20_Emphasis"><text:span text:style-name="T1">写 </text:span></text:span><text:span text:style-name="Strong_20_Emphasis"><text:span text:style-name="T3">(w)</text:span></text:span><text:span text:style-name="T1">、</text:span><text:span text:style-name="Strong_20_Emphasis"><text:span text:style-name="T1">执行 </text:span></text:span><text:span text:style-name="Strong_20_Emphasis"><text:span text:style-name="T3">(x)</text:span></text:span><text:span text:style-name="T3"> </text:span><text:span text:style-name="T1">三种基本权限控制，分别针对</text:span><text:span text:style-name="Strong_20_Emphasis"><text:span text:style-name="T1">文件所有者 </text:span></text:span><text:span text:style-name="Strong_20_Emphasis"><text:span text:style-name="T3">(Owner)</text:span></text:span><text:span text:style-name="T1">、</text:span><text:span text:style-name="Strong_20_Emphasis"><text:span text:style-name="T1">所属组 </text:span></text:span><text:span text:style-name="Strong_20_Emphasis"><text:span text:style-name="T3">(Group)</text:span></text:span><text:span text:style-name="T3"> </text:span><text:span text:style-name="T1">和</text:span><text:span text:style-name="Strong_20_Emphasis"><text:span text:style-name="T1">其他用户 </text:span></text:span><text:span text:style-name="Strong_20_Emphasis"><text:span text:style-name="T3">(Others)</text:span></text:span><text:span text:style-name="T3"> </text:span><text:span text:style-name="T1">进行设置。</text:span><text:span text:style-name="Source_20_Text"><text:span text:style-name="T3">chmod</text:span></text:span><text:span text:style-name="T3"> </text:span><text:span text:style-name="T1">命令用于修改这些权限，可以使用数字模式（如 </text:span><text:span text:style-name="Source_20_Text"><text:span text:style-name="T3">chmod 755 filename</text:span></text:span><text:span text:style-name="T1">）或符号模式（如 </text:span><text:span text:style-name="Source_20_Text"><text:span text:style-name="T3">chmod u+x filename</text:span></text:span><text:span text:style-name="T1">）进行设置。理解和正确配置权限对于系统安全至关重要。 </text:span></text:p>
            </text:list-item>
          </text:list>
        </text:list-item>
        <text:list-item>
          <text:p text:style-name="P25">操作系统抽象：云效率的驱动力与新管理技能的需求</text:p>
          <text:p text:style-name="P14"><text:span text:style-name="T1">云平台通过虚拟化技术极大地抽象了底层物理硬件 </text:span><text:span text:style-name="T3">109</text:span><text:span text:style-name="T1">。用户在 </text:span><text:span text:style-name="T3">IaaS</text:span><text:span text:style-name="T1">（基础设施即服务）模型下，主要与虚拟机（</text:span><text:span text:style-name="T3">VM</text:span><text:span text:style-name="T1">）中的操作系统进行交互，而非直接管理物理服务器 </text:span><text:span text:style-name="T3">109</text:span><text:span text:style-name="T1">。更高级的服务模型，如 </text:span><text:span text:style-name="T3">PaaS</text:span><text:span text:style-name="T1">（平台即服务）和 </text:span><text:span text:style-name="T3">SaaS</text:span><text:span text:style-name="T1">（软件即服务），甚至进一步抽象了操作系统层，用户只需关注应用程序或直接使用软件 </text:span><text:span text:style-name="T3">109</text:span><text:span text:style-name="T1">。容器化技术虽然不创建完整的虚拟机，但也依赖于宿主操作系统的内核特性（如 </text:span><text:span text:style-name="T3">Linux </text:span><text:span text:style-name="T1">的命名空间和控制组）来实现隔离和资源管理 </text:span><text:span text:style-name="T3">109</text:span><text:span text:style-name="T1">。</text:span></text:p>
          <text:p text:style-name="P14"><text:span text:style-name="T1">这种抽象带来了巨大的效率提升和灵活性，但并不意味着操作系统知识变得不再重要。恰恰相反，在 </text:span><text:span text:style-name="T3">IaaS </text:span><text:span text:style-name="T1">环境中，用户仍然需要负责管理虚拟机内部的客户操作系统（</text:span><text:span text:style-name="T3">Guest OS</text:span><text:span text:style-name="T1">），包括配置、安全加固、打补丁、性能监控和故障排除 </text:span><text:span text:style-name="T4">109</text:span><text:span text:style-name="T1">。因此，扎实的操作系统基础，特别是 </text:span><text:span text:style-name="T3">Linux </text:span><text:span text:style-name="T1">命令行管理技能，对于有效地管理云实例变得更加关键。诸如监控进程 </text:span><text:span text:style-name="T3">(</text:span><text:span text:style-name="Source_20_Text"><text:span text:style-name="T3">ps</text:span></text:span><text:span text:style-name="T3">, </text:span><text:span text:style-name="Source_20_Text"><text:span text:style-name="T3">top</text:span></text:span><text:span text:style-name="T3">)</text:span><text:span text:style-name="T1">、管理服务 </text:span><text:span text:style-name="T3">(</text:span><text:span text:style-name="Source_20_Text"><text:span text:style-name="T3">systemctl</text:span></text:span><text:span text:style-name="T3">)</text:span><text:span text:style-name="T1">、控制权限 </text:span><text:span text:style-name="T3">(</text:span><text:span text:style-name="Source_20_Text"><text:span text:style-name="T3">chmod</text:span></text:span><text:span text:style-name="T3">, </text:span><text:span text:style-name="Source_20_Text"><text:span text:style-name="T3">sudo</text:span></text:span><text:span text:style-name="T3">) </text:span><text:span text:style-name="T1">以及使用包管理器 </text:span><text:span text:style-name="T3">(</text:span><text:span text:style-name="Source_20_Text"><text:span text:style-name="T3">apt</text:span></text:span><text:span text:style-name="T3">, </text:span><text:span text:style-name="Source_20_Text"><text:span text:style-name="T3">yum</text:span></text:span><text:span text:style-name="T3">) </text:span><text:span text:style-name="T1">安装和更新软件等，都是云环境中系统管理员或 </text:span><text:span text:style-name="T3">DevOps </text:span><text:span text:style-name="T1">工程师的日常核心工作。对虚拟内存等概念的理解，则有助于合理选择实例规格、分配资源，并诊断潜在的性能瓶颈。</text:span></text:p>
          <text:p text:style-name="P14"><text:span text:style-name="T1">云计算改变了操作系统管理的</text:span><text:span text:style-name="Strong_20_Emphasis"><text:span text:style-name="T1">焦点</text:span></text:span><text:span text:style-name="T1">。管理员不再需要过多关注物理硬件驱动或复杂的裸金属安装过程，而是更侧重于：</text:span></text:p>
          <text:list>
            <text:list-item>
              <text:p text:style-name="P14"><text:span text:style-name="Strong_20_Emphasis"><text:span text:style-name="T1">大规模配置管理</text:span></text:span><text:span text:style-name="T1">：通常借助自动化工具（如 </text:span><text:span text:style-name="T3">Ansible, Chef, Puppet</text:span><text:span text:style-name="T1">）或基础设施即代码（</text:span><text:span text:style-name="T3">IaC</text:span><text:span text:style-name="T1">）来实现。 </text:span></text:p>
            </text:list-item>
            <text:list-item>
              <text:p text:style-name="P14"><text:span text:style-name="Strong_20_Emphasis"><text:span text:style-name="T1">操作系统层面的安全加固</text:span></text:span><text:span text:style-name="T1">：配置防火墙、管理用户权限、及时应用安全补丁。 </text:span></text:p>
            </text:list-item>
            <text:list-item>
              <text:p text:style-name="P14"><text:span text:style-name="Strong_20_Emphasis"><text:span text:style-name="T1">应用性能调优</text:span></text:span><text:span text:style-name="T1">：理解操作系统如何影响在其上运行的应用程序的性能。 </text:span></text:p>
            </text:list-item>
            <text:list-item>
              <text:p text:style-name="P14"><text:span text:style-name="Strong_20_Emphasis"><text:span text:style-name="T1">与云服务的集成</text:span></text:span><text:span text:style-name="T1">：例如，配置操作系统以使用云提供的特定存储服务（如挂载网络文件系统）、监控代理或日志收集服务。 核心的操作系统原理依然适用，但其应用的具体场景和所需的技能组合已经适应了云环境的需求。 </text:span></text:p>
            </text:list-item>
          </text:list>
        </text:list-item>
        <text:list-item>
          <text:p text:style-name="P14"><text:span text:style-name="Strong_20_Emphasis"><text:span text:style-name="T1">动手实验：云端核心 </text:span></text:span><text:span text:style-name="Strong_20_Emphasis"><text:span text:style-name="T3">Linux </text:span></text:span><text:span text:style-name="Strong_20_Emphasis"><text:span text:style-name="T1">服务器管理</text:span></text:span></text:p>
          <text:list>
            <text:list-item>
              <text:p text:style-name="P14"><text:span text:style-name="Strong_20_Emphasis"><text:span text:style-name="T1">目标：</text:span></text:span><text:span text:style-name="T1"> 在云虚拟机环境中实践基础的 </text:span><text:span text:style-name="T3">Linux </text:span><text:span text:style-name="T1">命令，掌握服务器管理的基本技能。 </text:span></text:p>
            </text:list-item>
            <text:list-item>
              <text:p text:style-name="P14"><text:span text:style-name="Strong_20_Emphasis"><text:span text:style-name="T1">平台：</text:span></text:span><text:span text:style-name="T1"> 使用在第一个网络实验中创建的 </text:span><text:span text:style-name="T3">Linux </text:span><text:span text:style-name="T1">虚拟机之一。 </text:span></text:p>
            </text:list-item>
            <text:list-item>
              <text:p text:style-name="P14"><text:span text:style-name="Strong_20_Emphasis"><text:span text:style-name="T1">步骤：</text:span></text:span><text:span text:style-name="T1"> </text:span></text:p>
              <text:list>
                <text:list-item>
                  <text:p text:style-name="P14"><text:span text:style-name="Strong_20_Emphasis"><text:span text:style-name="T3">SSH </text:span></text:span><text:span text:style-name="Strong_20_Emphasis"><text:span text:style-name="T1">连接：</text:span></text:span><text:span text:style-name="T1"> 使用 </text:span><text:span text:style-name="T3">SSH </text:span><text:span text:style-name="T1">客户端（如 </text:span><text:span text:style-name="Source_20_Text"><text:span text:style-name="T3">ssh</text:span></text:span><text:span text:style-name="T3"> </text:span><text:span text:style-name="T1">命令、</text:span><text:span text:style-name="T3">PuTTY </text:span><text:span text:style-name="T1">等）和之前配置的密钥对或密码，连接到您的 </text:span><text:span text:style-name="T3">Linux VM </text:span><text:span text:style-name="T1">的公网 </text:span><text:span text:style-name="T3">IP </text:span><text:span text:style-name="T1">地址。 </text:span></text:p>
                </text:list-item>
                <text:list-item>
                  <text:p text:style-name="P14"><text:soft-page-break/><text:span text:style-name="Strong_20_Emphasis"><text:span text:style-name="T1">命令实践：</text:span></text:span><text:span text:style-name="T1"> 登录后，在命令行终端中系统地练习以下命令： </text:span></text:p>
                  <text:list>
                    <text:list-item>
                      <text:p text:style-name="P14"><text:span text:style-name="Source_20_Text"><text:span text:style-name="T3">ls</text:span></text:span><text:span text:style-name="T3">, </text:span><text:span text:style-name="Source_20_Text"><text:span text:style-name="T3">ls -al</text:span></text:span><text:span text:style-name="T3">: </text:span><text:span text:style-name="T1">查看当前目录内容及其详细信息。 </text:span></text:p>
                    </text:list-item>
                    <text:list-item>
                      <text:p text:style-name="P14"><text:span text:style-name="Source_20_Text"><text:span text:style-name="T3">pwd</text:span></text:span><text:span text:style-name="T3">: </text:span><text:span text:style-name="T1">确认当前所在的目录路径。 </text:span></text:p>
                    </text:list-item>
                    <text:list-item>
                      <text:p text:style-name="P14"><text:span text:style-name="Source_20_Text"><text:span text:style-name="T3">mkdir testdir</text:span></text:span><text:span text:style-name="T3">: </text:span><text:span text:style-name="T1">创建一个名为 </text:span><text:span text:style-name="Source_20_Text"><text:span text:style-name="T3">testdir</text:span></text:span><text:span text:style-name="T3"> </text:span><text:span text:style-name="T1">的新目录。 </text:span></text:p>
                    </text:list-item>
                    <text:list-item>
                      <text:p text:style-name="P14"><text:span text:style-name="Source_20_Text"><text:span text:style-name="T3">cd testdir</text:span></text:span><text:span text:style-name="T3">: </text:span><text:span text:style-name="T1">进入 </text:span><text:span text:style-name="Source_20_Text"><text:span text:style-name="T3">testdir</text:span></text:span><text:span text:style-name="T3"> </text:span><text:span text:style-name="T1">目录。 </text:span></text:p>
                    </text:list-item>
                    <text:list-item>
                      <text:p text:style-name="P14"><text:span text:style-name="Source_20_Text"><text:span text:style-name="T3">touch file1.txt file2.txt</text:span></text:span><text:span text:style-name="T3">: </text:span><text:span text:style-name="T1">创建两个空文件。 </text:span></text:p>
                    </text:list-item>
                    <text:list-item>
                      <text:p text:style-name="P14"><text:span text:style-name="Source_20_Text"><text:span text:style-name="T3">echo "Hello World" &gt; file1.txt</text:span></text:span><text:span text:style-name="T3">: </text:span><text:span text:style-name="T1">将文本写入 </text:span><text:span text:style-name="Source_20_Text"><text:span text:style-name="T3">file1.txt</text:span></text:span><text:span text:style-name="T1">。 </text:span></text:p>
                    </text:list-item>
                    <text:list-item>
                      <text:p text:style-name="P14"><text:span text:style-name="Source_20_Text"><text:span text:style-name="T3">cp file1.txt file3.txt</text:span></text:span><text:span text:style-name="T3">: </text:span><text:span text:style-name="T1">复制 </text:span><text:span text:style-name="Source_20_Text"><text:span text:style-name="T3">file1.txt</text:span></text:span><text:span text:style-name="T3"> </text:span><text:span text:style-name="T1">为 </text:span><text:span text:style-name="Source_20_Text"><text:span text:style-name="T3">file3.txt</text:span></text:span><text:span text:style-name="T1">。 </text:span></text:p>
                    </text:list-item>
                    <text:list-item>
                      <text:p text:style-name="P14"><text:span text:style-name="Source_20_Text"><text:span text:style-name="T3">mv file2.txt renamed_file2.txt</text:span></text:span><text:span text:style-name="T3">: </text:span><text:span text:style-name="T1">将 </text:span><text:span text:style-name="Source_20_Text"><text:span text:style-name="T3">file2.txt</text:span></text:span><text:span text:style-name="T3"> </text:span><text:span text:style-name="T1">重命名为 </text:span><text:span text:style-name="Source_20_Text"><text:span text:style-name="T3">renamed_file2.txt</text:span></text:span><text:span text:style-name="T1">。 </text:span></text:p>
                    </text:list-item>
                    <text:list-item>
                      <text:p text:style-name="P14"><text:span text:style-name="Source_20_Text"><text:span text:style-name="T3">grep "Hello" file1.txt</text:span></text:span><text:span text:style-name="T3">: </text:span><text:span text:style-name="T1">在 </text:span><text:span text:style-name="Source_20_Text"><text:span text:style-name="T3">file1.txt</text:span></text:span><text:span text:style-name="T3"> </text:span><text:span text:style-name="T1">中搜索包含 </text:span><text:span text:style-name="T3">"Hello" </text:span><text:span text:style-name="T1">的行。 </text:span></text:p>
                    </text:list-item>
                    <text:list-item>
                      <text:p text:style-name="P14"><text:span text:style-name="Source_20_Text"><text:span text:style-name="T3">cd..</text:span></text:span><text:span text:style-name="T3">: </text:span><text:span text:style-name="T1">返回上一级目录。 </text:span></text:p>
                    </text:list-item>
                    <text:list-item>
                      <text:p text:style-name="P14"><text:span text:style-name="Source_20_Text"><text:span text:style-name="T3">rm renamed_file2.txt</text:span></text:span><text:span text:style-name="T3">: </text:span><text:span text:style-name="T1">删除文件 </text:span><text:span text:style-name="Source_20_Text"><text:span text:style-name="T3">renamed_file2.txt</text:span></text:span><text:span text:style-name="T1">。 </text:span></text:p>
                    </text:list-item>
                    <text:list-item>
                      <text:p text:style-name="P14"><text:span text:style-name="Source_20_Text"><text:span text:style-name="T3">rm -r testdir</text:span></text:span><text:span text:style-name="T3">: </text:span><text:span text:style-name="T1">递归删除目录 </text:span><text:span text:style-name="Source_20_Text"><text:span text:style-name="T3">testdir</text:span></text:span><text:span text:style-name="T3"> </text:span><text:span text:style-name="T1">及其内容（请谨慎使用 </text:span><text:span text:style-name="Source_20_Text"><text:span text:style-name="T3">rm -r</text:span></text:span><text:span text:style-name="T1">）。 </text:span></text:p>
                    </text:list-item>
                  </text:list>
                </text:list-item>
                <text:list-item>
                  <text:p text:style-name="P14"><text:span text:style-name="Strong_20_Emphasis"><text:span text:style-name="T1">包管理：</text:span></text:span><text:span text:style-name="T1"> 使用适合您 </text:span><text:span text:style-name="T3">VM </text:span><text:span text:style-name="T1">发行版的包管理器安装一个工具。 </text:span></text:p>
                  <text:list>
                    <text:list-item>
                      <text:p text:style-name="P14"><text:span text:style-name="T1">对于 </text:span><text:span text:style-name="T3">Ubuntu/Debian: </text:span><text:span text:style-name="Source_20_Text"><text:span text:style-name="T3">sudo apt update &amp;&amp; sudo apt install -y htop</text:span></text:span><text:span text:style-name="T3"> </text:span><text:span text:style-name="T1">（</text:span><text:span text:style-name="Source_20_Text"><text:span text:style-name="T3">htop</text:span></text:span><text:span text:style-name="T3"> </text:span><text:span text:style-name="T1">是一个增强的 </text:span><text:span text:style-name="Source_20_Text"><text:span text:style-name="T3">top</text:span></text:span><text:span text:style-name="T3"> </text:span><text:span text:style-name="T1">工具）。 </text:span></text:p>
                    </text:list-item>
                    <text:list-item>
                      <text:p text:style-name="P14"><text:span text:style-name="T1">对于 </text:span><text:span text:style-name="T3">CentOS/RHEL: </text:span><text:span text:style-name="Source_20_Text"><text:span text:style-name="T3">sudo yum update &amp;&amp; sudo yum install -y htop</text:span></text:span><text:span text:style-name="T1">。 </text:span></text:p>
                    </text:list-item>
                    <text:list-item>
                      <text:p text:style-name="P14"><text:span text:style-name="T1">或者安装 </text:span><text:span text:style-name="T3">Nginx: </text:span><text:span text:style-name="Source_20_Text"><text:span text:style-name="T3">sudo apt install -y nginx</text:span></text:span><text:span text:style-name="T3"> / </text:span><text:span text:style-name="Source_20_Text"><text:span text:style-name="T3">sudo yum install -y nginx</text:span></text:span><text:span text:style-name="T1">。 </text:span></text:p>
                    </text:list-item>
                  </text:list>
                </text:list-item>
                <text:list-item>
                  <text:p text:style-name="P14"><text:span text:style-name="Strong_20_Emphasis"><text:span text:style-name="T1">进程监控：</text:span></text:span><text:span text:style-name="T1"> </text:span></text:p>
                  <text:list>
                    <text:list-item>
                      <text:p text:style-name="P14"><text:span text:style-name="T1">运行 </text:span><text:span text:style-name="Source_20_Text"><text:span text:style-name="T3">ps aux</text:span></text:span><text:span text:style-name="T3"> </text:span><text:span text:style-name="T1">查看所有正在运行的进程的快照。 </text:span></text:p>
                    </text:list-item>
                    <text:list-item>
                      <text:p text:style-name="P14"><text:span text:style-name="T1">运行 </text:span><text:span text:style-name="Source_20_Text"><text:span text:style-name="T3">top</text:span></text:span><text:span text:style-name="T3"> </text:span><text:span text:style-name="T1">或 </text:span><text:span text:style-name="Source_20_Text"><text:span text:style-name="T3">htop</text:span></text:span><text:span text:style-name="T3"> (</text:span><text:span text:style-name="T1">如果已安装</text:span><text:span text:style-name="T3">) </text:span><text:span text:style-name="T1">实时查看进程活动、</text:span><text:span text:style-name="T3">CPU </text:span><text:span text:style-name="T1">和内存使用情况。按 </text:span><text:span text:style-name="T3">'q' </text:span><text:span text:style-name="T1">退出 </text:span><text:span text:style-name="Source_20_Text"><text:span text:style-name="T3">top</text:span></text:span><text:span text:style-name="T3">/</text:span><text:span text:style-name="Source_20_Text"><text:span text:style-name="T3">htop</text:span></text:span><text:span text:style-name="T1">。观察哪些进程占用了较多资源。 </text:span></text:p>
                    </text:list-item>
                  </text:list>
                </text:list-item>
                <text:list-item>
                  <text:p text:style-name="P14"><text:span text:style-name="Strong_20_Emphasis"><text:span text:style-name="T1">服务管理：</text:span></text:span><text:span text:style-name="T1"> 如果安装了 </text:span><text:span text:style-name="T3">Nginx</text:span><text:span text:style-name="T1">： </text:span></text:p>
                  <text:list>
                    <text:list-item>
                      <text:p text:style-name="P14"><text:span text:style-name="Source_20_Text"><text:span text:style-name="T3">sudo systemctl status nginx</text:span></text:span><text:span text:style-name="T3">: </text:span><text:span text:style-name="T1">查看 </text:span><text:span text:style-name="T3">Nginx </text:span><text:span text:style-name="T1">服务状态。 </text:span></text:p>
                    </text:list-item>
                    <text:list-item>
                      <text:p text:style-name="P14"><text:span text:style-name="Source_20_Text"><text:span text:style-name="T3">sudo systemctl stop nginx</text:span></text:span><text:span text:style-name="T3">: </text:span><text:span text:style-name="T1">停止 </text:span><text:span text:style-name="T3">Nginx </text:span><text:span text:style-name="T1">服务。 </text:span></text:p>
                    </text:list-item>
                    <text:list-item>
                      <text:p text:style-name="P14"><text:span text:style-name="Source_20_Text"><text:span text:style-name="T3">sudo systemctl start nginx</text:span></text:span><text:span text:style-name="T3">: </text:span><text:span text:style-name="T1">启动 </text:span><text:span text:style-name="T3">Nginx </text:span><text:span text:style-name="T1">服务。 </text:span></text:p>
                    </text:list-item>
                    <text:list-item>
                      <text:p text:style-name="P14"><text:soft-page-break/><text:span text:style-name="Source_20_Text"><text:span text:style-name="T3">sudo systemctl restart nginx</text:span></text:span><text:span text:style-name="T3">: </text:span><text:span text:style-name="T1">重启 </text:span><text:span text:style-name="T3">Nginx </text:span><text:span text:style-name="T1">服务。 </text:span></text:p>
                    </text:list-item>
                    <text:list-item>
                      <text:p text:style-name="P14"><text:span text:style-name="Source_20_Text"><text:span text:style-name="T3">sudo systemctl enable nginx</text:span></text:span><text:span text:style-name="T3">: </text:span><text:span text:style-name="T1">设置 </text:span><text:span text:style-name="T3">Nginx </text:span><text:span text:style-name="T1">开机自启。 </text:span></text:p>
                    </text:list-item>
                    <text:list-item>
                      <text:p text:style-name="P14"><text:span text:style-name="Source_20_Text"><text:span text:style-name="T3">sudo systemctl disable nginx</text:span></text:span><text:span text:style-name="T3">: </text:span><text:span text:style-name="T1">取消 </text:span><text:span text:style-name="T3">Nginx </text:span><text:span text:style-name="T1">开机自启。 </text:span></text:p>
                    </text:list-item>
                  </text:list>
                </text:list-item>
                <text:list-item>
                  <text:p text:style-name="P14"><text:span text:style-name="Strong_20_Emphasis"><text:span text:style-name="T1">权限管理：</text:span></text:span><text:span text:style-name="T1"> </text:span></text:p>
                  <text:list>
                    <text:list-item>
                      <text:p text:style-name="P14"><text:span text:style-name="Source_20_Text"><text:span text:style-name="T3">touch permission_test.txt</text:span></text:span><text:span text:style-name="T3">: </text:span><text:span text:style-name="T1">创建一个测试文件。 </text:span></text:p>
                    </text:list-item>
                    <text:list-item>
                      <text:p text:style-name="P14"><text:span text:style-name="Source_20_Text"><text:span text:style-name="T3">ls -l permission_test.txt</text:span></text:span><text:span text:style-name="T3">: </text:span><text:span text:style-name="T1">查看文件的详细信息，重点关注权限部分（例如 </text:span><text:span text:style-name="Source_20_Text"><text:span text:style-name="T3">-rw-r--r--</text:span></text:span><text:span text:style-name="T1">）。解释这串字符的含义（文件类型、所有者权限、组权限、其他用户权限）。 </text:span></text:p>
                    </text:list-item>
                    <text:list-item>
                      <text:p text:style-name="P14"><text:span text:style-name="Source_20_Text"><text:span text:style-name="T3">chmod 600 permission_test.txt</text:span></text:span><text:span text:style-name="T3">: </text:span><text:span text:style-name="T1">设置权限为仅所有者可读写。再次 </text:span><text:span text:style-name="Source_20_Text"><text:span text:style-name="T3">ls -l</text:span></text:span><text:span text:style-name="T3"> </text:span><text:span text:style-name="T1">查看变化 </text:span><text:span text:style-name="T3">(</text:span><text:span text:style-name="Source_20_Text"><text:span text:style-name="T3">-rw-------</text:span></text:span><text:span text:style-name="T3">)</text:span><text:span text:style-name="T1">。 </text:span></text:p>
                    </text:list-item>
                    <text:list-item>
                      <text:p text:style-name="P14"><text:span text:style-name="Source_20_Text"><text:span text:style-name="T3">chmod 755 permission_test.txt</text:span></text:span><text:span text:style-name="T3">: </text:span><text:span text:style-name="T1">设置权限为所有者可读写执行，组和其他用户可读可执行。再次 </text:span><text:span text:style-name="Source_20_Text"><text:span text:style-name="T3">ls -l</text:span></text:span><text:span text:style-name="T3"> </text:span><text:span text:style-name="T1">查看变化 </text:span><text:span text:style-name="T3">(</text:span><text:span text:style-name="Source_20_Text"><text:span text:style-name="T3">-rwxr-xr-x</text:span></text:span><text:span text:style-name="T3">)</text:span><text:span text:style-name="T1">。 </text:span></text:p>
                    </text:list-item>
                    <text:list-item>
                      <text:p text:style-name="P14"><text:span text:style-name="Source_20_Text"><text:span text:style-name="T3">chmod u+x permission_test.txt</text:span></text:span><text:span text:style-name="T3">: (</text:span><text:span text:style-name="T1">符号模式示例</text:span><text:span text:style-name="T3">) </text:span><text:span text:style-name="T1">给所有者添加执行权限。 </text:span></text:p>
                    </text:list-item>
                    <text:list-item>
                      <text:p text:style-name="P14"><text:span text:style-name="Source_20_Text"><text:span text:style-name="T3">chmod go-w permission_test.txt</text:span></text:span><text:span text:style-name="T3">: (</text:span><text:span text:style-name="T1">符号模式示例</text:span><text:span text:style-name="T3">) </text:span><text:span text:style-name="T1">移除组和其他用户的写权限。 </text:span></text:p>
                    </text:list-item>
                  </text:list>
                </text:list-item>
              </text:list>
            </text:list-item>
            <text:list-item>
              <text:p text:style-name="P14"><text:span text:style-name="Strong_20_Emphasis"><text:span text:style-name="T1">预期成果：</text:span></text:span><text:span text:style-name="T1"> 学习者能够熟练使用核心 </text:span><text:span text:style-name="T3">Linux </text:span><text:span text:style-name="T1">命令进行文件系统导航、文件操作、软件安装、进程监控、服务管理和权限设置，为管理云服务器打下基础。 </text:span></text:p>
            </text:list-item>
          </text:list>
        </text:list-item>
      </text:list>
      <text:p text:style-name="P11"><text:span text:style-name="Strong_20_Emphasis"><text:span text:style-name="T3">III. </text:span></text:span><text:span text:style-name="Strong_20_Emphasis"><text:span text:style-name="T1">云服务的数据库基础</text:span></text:span></text:p>
      <text:p text:style-name="P24">数据库是几乎所有现代应用的核心组件。在云和分布式系统中，理解数据库的基本原理以及云提供的数据库服务模式至关重要。</text:p>
      <text:list xml:id="list559141082" text:style-name="L4">
        <text:list-item>
          <text:p text:style-name="P15"><text:span text:style-name="Strong_20_Emphasis"><text:span text:style-name="T1">核心概念</text:span></text:span></text:p>
          <text:list>
            <text:list-item>
              <text:p text:style-name="P15"><text:span text:style-name="Strong_20_Emphasis"><text:span text:style-name="T1">关系型 </text:span></text:span><text:span text:style-name="Strong_20_Emphasis"><text:span text:style-name="T3">(SQL) vs. NoSQL </text:span></text:span><text:span text:style-name="Strong_20_Emphasis"><text:span text:style-name="T1">数据库：</text:span></text:span><text:span text:style-name="T1"> 这是数据库领域的两大主要范式。 </text:span></text:p>
              <text:list>
                <text:list-item>
                  <text:p text:style-name="P15"><text:span text:style-name="Strong_20_Emphasis"><text:span text:style-name="T1">关系型数据库 </text:span></text:span><text:span text:style-name="Strong_20_Emphasis"><text:span text:style-name="T3">(Relational Database)</text:span></text:span><text:span text:style-name="T1">：以</text:span><text:span text:style-name="Strong_20_Emphasis"><text:span text:style-name="T1">表格 </text:span></text:span><text:span text:style-name="Strong_20_Emphasis"><text:span text:style-name="T3">(Table)</text:span></text:span><text:span text:style-name="T3"> </text:span><text:span text:style-name="T1">的形式存储结构化数据，表格之间通过</text:span><text:span text:style-name="Strong_20_Emphasis"><text:span text:style-name="T1">键 </text:span></text:span><text:span text:style-name="Strong_20_Emphasis"><text:span text:style-name="T3">(Key)</text:span></text:span><text:span text:style-name="T3"> </text:span><text:span text:style-name="T1">建立关系。它们遵循预定义的</text:span><text:span text:style-name="Strong_20_Emphasis"><text:span text:style-name="T1">模式 </text:span></text:span><text:span text:style-name="Strong_20_Emphasis"><text:span text:style-name="T3">(Schema)</text:span></text:span><text:span text:style-name="T1">，强调数据的</text:span><text:span text:style-name="Strong_20_Emphasis"><text:span text:style-name="T1">一致性</text:span></text:span><text:span text:style-name="T1">和</text:span><text:span text:style-name="Strong_20_Emphasis"><text:span text:style-name="T1">完整性</text:span></text:span><text:span text:style-name="T1">，通常通过</text:span><text:span text:style-name="Strong_20_Emphasis"><text:span text:style-name="T3">ACID </text:span></text:span><text:span text:style-name="Strong_20_Emphasis"><text:span text:style-name="T1">事务</text:span></text:span><text:span text:style-name="T1">来保证操作的可靠性 </text:span><text:span text:style-name="T4">99</text:span><text:span text:style-name="T1">。</text:span><text:span text:style-name="Strong_20_Emphasis"><text:span text:style-name="T3">SQL (Structured Query Language)</text:span></text:span><text:span text:style-name="T3"> </text:span><text:span text:style-name="T1">是操作关系型数据库的标准语言。常见的关系型数据库有 </text:span><text:span text:style-name="T3">MySQL, PostgreSQL, SQL Server, Oracle</text:span><text:span text:style-name="T1">等 </text:span><text:span text:style-name="T4">108</text:span><text:span text:style-name="T1">。它们非常适合需要强一致性保证的事务性应用，如金融系统、订单管理、客户关系管理 </text:span><text:span text:style-name="T3">(CRM) </text:span><text:span text:style-name="T1">等。其主要挑战在于</text:span><text:span text:style-name="Strong_20_Emphasis"><text:span text:style-name="T1">水平扩展 </text:span></text:span><text:span text:style-name="Strong_20_Emphasis"><text:span text:style-name="T3">(Horizontal Scaling)</text:span></text:span><text:span text:style-name="T3"> </text:span><text:span text:style-name="T1">相对复杂，通常更倾向于</text:span><text:span text:style-name="Strong_20_Emphasis"><text:span text:style-name="T1">垂直扩展 </text:span></text:span><text:span text:style-name="Strong_20_Emphasis"><text:span text:style-name="T3">(Vertical Scaling)</text:span></text:span><text:span text:style-name="T1">（增加单个服务器的资源），且模式变更相对不够灵活。 </text:span></text:p>
                </text:list-item>
                <text:list-item>
                  <text:p text:style-name="P15"><text:soft-page-break/><text:span text:style-name="Strong_20_Emphasis"><text:span text:style-name="T3">NoSQL (Not Only SQL) </text:span></text:span><text:span text:style-name="Strong_20_Emphasis"><text:span text:style-name="T1">数据库</text:span></text:span><text:span text:style-name="T1">：泛指非关系型的数据库，它们提供更加灵活的数据模型，如</text:span><text:span text:style-name="Strong_20_Emphasis"><text:span text:style-name="T1">键值 </text:span></text:span><text:span text:style-name="Strong_20_Emphasis"><text:span text:style-name="T3">(Key-Value)</text:span></text:span><text:span text:style-name="T3"> </text:span><text:span text:style-name="T1">存储 </text:span><text:span text:style-name="T3">(</text:span><text:span text:style-name="T1">如 </text:span><text:span text:style-name="T3">Redis)</text:span><text:span text:style-name="T1">、</text:span><text:span text:style-name="Strong_20_Emphasis"><text:span text:style-name="T1">文档 </text:span></text:span><text:span text:style-name="Strong_20_Emphasis"><text:span text:style-name="T3">(Document)</text:span></text:span><text:span text:style-name="T3"> </text:span><text:span text:style-name="T1">存储 </text:span><text:span text:style-name="T3">(</text:span><text:span text:style-name="T1">如 </text:span><text:span text:style-name="T3">MongoDB </text:span><text:span text:style-name="T4">95</text:span><text:span text:style-name="T3">)</text:span><text:span text:style-name="T1">、</text:span><text:span text:style-name="Strong_20_Emphasis"><text:span text:style-name="T1">列族 </text:span></text:span><text:span text:style-name="Strong_20_Emphasis"><text:span text:style-name="T3">(Column-Family)</text:span></text:span><text:span text:style-name="T3"> </text:span><text:span text:style-name="T1">存储 </text:span><text:span text:style-name="T3">(</text:span><text:span text:style-name="T1">如 </text:span><text:span text:style-name="T3">Cassandra </text:span><text:span text:style-name="T4">95</text:span><text:span text:style-name="T3">) </text:span><text:span text:style-name="T1">和</text:span><text:span text:style-name="Strong_20_Emphasis"><text:span text:style-name="T1">图 </text:span></text:span><text:span text:style-name="Strong_20_Emphasis"><text:span text:style-name="T3">(Graph)</text:span></text:span><text:span text:style-name="T3"> </text:span><text:span text:style-name="T1">数据库。</text:span><text:span text:style-name="T3">NoSQL </text:span><text:span text:style-name="T1">数据库通常是</text:span><text:span text:style-name="Strong_20_Emphasis"><text:span text:style-name="T1">无模式 </text:span></text:span><text:span text:style-name="Strong_20_Emphasis"><text:span text:style-name="T3">(Schema-less)</text:span></text:span><text:span text:style-name="T3"> </text:span><text:span text:style-name="T1">或</text:span><text:span text:style-name="Strong_20_Emphasis"><text:span text:style-name="T1">读时模式 </text:span></text:span><text:span text:style-name="Strong_20_Emphasis"><text:span text:style-name="T3">(Schema-on-Read)</text:span></text:span><text:span text:style-name="T1">，易于</text:span><text:span text:style-name="Strong_20_Emphasis"><text:span text:style-name="T1">水平扩展</text:span></text:span><text:span text:style-name="T1">，并且通常针对特定的访问模式进行了性能优化 </text:span><text:span text:style-name="T4">95</text:span><text:span text:style-name="T1">。许多 </text:span><text:span text:style-name="T3">NoSQL </text:span><text:span text:style-name="T1">数据库在一致性方面采用了</text:span><text:span text:style-name="Strong_20_Emphasis"><text:span text:style-name="T1">最终一致性 </text:span></text:span><text:span text:style-name="Strong_20_Emphasis"><text:span text:style-name="T3">(Eventual Consistency)</text:span></text:span><text:span text:style-name="T3"> </text:span><text:span text:style-name="T1">模型，优先保证</text:span><text:span text:style-name="Strong_20_Emphasis"><text:span text:style-name="T1">可用性 </text:span></text:span><text:span text:style-name="Strong_20_Emphasis"><text:span text:style-name="T3">(Availability)</text:span></text:span><text:span text:style-name="T3"> </text:span><text:span text:style-name="T1">和</text:span><text:span text:style-name="Strong_20_Emphasis"><text:span text:style-name="T1">分区容错性 </text:span></text:span><text:span text:style-name="Strong_20_Emphasis"><text:span text:style-name="T3">(Partition Tolerance)</text:span></text:span><text:span text:style-name="T1">。它们适用于大数据处理、实时 </text:span><text:span text:style-name="T3">Web </text:span><text:span text:style-name="T1">应用、内容管理、缓存、用户画像、社交网络等场景 </text:span><text:span text:style-name="T4">36</text:span><text:span text:style-name="T1">。 </text:span></text:p>
                </text:list-item>
                <text:list-item>
                  <text:p text:style-name="P15"><text:span text:style-name="T1">在云环境中，这两种类型的数据库都有广泛应用，并且通常以</text:span><text:span text:style-name="Strong_20_Emphasis"><text:span text:style-name="T1">托管服务 </text:span></text:span><text:span text:style-name="Strong_20_Emphasis"><text:span text:style-name="T3">(Managed Service)</text:span></text:span><text:span text:style-name="T3"> </text:span><text:span text:style-name="T1">的形式提供，极大地简化了运维工作 </text:span><text:span text:style-name="T4">109</text:span><text:span text:style-name="T1">。 </text:span></text:p>
                </text:list-item>
              </text:list>
            </text:list-item>
            <text:list-item>
              <text:p text:style-name="P15"><text:span text:style-name="Strong_20_Emphasis"><text:span text:style-name="T1">基本 </text:span></text:span><text:span text:style-name="Strong_20_Emphasis"><text:span text:style-name="T3">SQL </text:span></text:span><text:span text:style-name="Strong_20_Emphasis"><text:span text:style-name="T1">操作：</text:span></text:span><text:span text:style-name="T1"> </text:span><text:span text:style-name="T3">SQL </text:span><text:span text:style-name="T1">是与关系型数据库交互的标准语言。掌握其基本操作是数据库使用的基础。核心的 </text:span><text:span text:style-name="Strong_20_Emphasis"><text:span text:style-name="T3">CRUD</text:span></text:span><text:span text:style-name="T3"> </text:span><text:span text:style-name="T1">操作包括： </text:span></text:p>
              <text:list>
                <text:list-item>
                  <text:p text:style-name="P15"><text:span text:style-name="Source_20_Text"><text:span text:style-name="T3">SELECT</text:span></text:span><text:span text:style-name="T1">：用于从表中</text:span><text:span text:style-name="Strong_20_Emphasis"><text:span text:style-name="T1">查询 </text:span></text:span><text:span text:style-name="Strong_20_Emphasis"><text:span text:style-name="T3">(Retrieve)</text:span></text:span><text:span text:style-name="T3"> </text:span><text:span text:style-name="T1">数据。通常与 </text:span><text:span text:style-name="Source_20_Text"><text:span text:style-name="T3">WHERE</text:span></text:span><text:span text:style-name="T3"> </text:span><text:span text:style-name="T1">子句结合使用以根据条件过滤数据。 </text:span></text:p>
                </text:list-item>
                <text:list-item>
                  <text:p text:style-name="P15"><text:span text:style-name="Source_20_Text"><text:span text:style-name="T3">INSERT</text:span></text:span><text:span text:style-name="T1">：用于向表中</text:span><text:span text:style-name="Strong_20_Emphasis"><text:span text:style-name="T1">插入 </text:span></text:span><text:span text:style-name="Strong_20_Emphasis"><text:span text:style-name="T3">(Create)</text:span></text:span><text:span text:style-name="T3"> </text:span><text:span text:style-name="T1">新的数据行。 </text:span></text:p>
                </text:list-item>
                <text:list-item>
                  <text:p text:style-name="P15"><text:span text:style-name="Source_20_Text"><text:span text:style-name="T3">UPDATE</text:span></text:span><text:span text:style-name="T1">：用于</text:span><text:span text:style-name="Strong_20_Emphasis"><text:span text:style-name="T1">更新 </text:span></text:span><text:span text:style-name="Strong_20_Emphasis"><text:span text:style-name="T3">(Update)</text:span></text:span><text:span text:style-name="T3"> </text:span><text:span text:style-name="T1">表中已存在的数据行。 </text:span></text:p>
                </text:list-item>
                <text:list-item>
                  <text:p text:style-name="P15"><text:span text:style-name="Source_20_Text"><text:span text:style-name="T3">DELETE</text:span></text:span><text:span text:style-name="T1">：用于从表中</text:span><text:span text:style-name="Strong_20_Emphasis"><text:span text:style-name="T1">删除 </text:span></text:span><text:span text:style-name="Strong_20_Emphasis"><text:span text:style-name="T3">(Delete)</text:span></text:span><text:span text:style-name="T3"> </text:span><text:span text:style-name="T1">数据行。 </text:span></text:p>
                </text:list-item>
              </text:list>
            </text:list-item>
            <text:list-item>
              <text:p text:style-name="P15"><text:span text:style-name="Strong_20_Emphasis"><text:span text:style-name="T1">事务基础 </text:span></text:span><text:span text:style-name="Strong_20_Emphasis"><text:span text:style-name="T3">(ACID)</text:span></text:span><text:span text:style-name="Strong_20_Emphasis"><text:span text:style-name="T1">：</text:span></text:span><text:span text:style-name="T1"> </text:span><text:span text:style-name="Strong_20_Emphasis"><text:span text:style-name="T1">事务 </text:span></text:span><text:span text:style-name="Strong_20_Emphasis"><text:span text:style-name="T3">(Transaction)</text:span></text:span><text:span text:style-name="T3"> </text:span><text:span text:style-name="T1">是指作为单个逻辑工作单元执行的一系列数据库操作。如果事务中的所有操作都成功完成，则事务被</text:span><text:span text:style-name="Strong_20_Emphasis"><text:span text:style-name="T1">提交 </text:span></text:span><text:span text:style-name="Strong_20_Emphasis"><text:span text:style-name="T3">(Commit)</text:span></text:span><text:span text:style-name="T1">，其更改将永久保存。如果任何一个操作失败，则整个事务将</text:span><text:span text:style-name="Strong_20_Emphasis"><text:span text:style-name="T1">回滚 </text:span></text:span><text:span text:style-name="Strong_20_Emphasis"><text:span text:style-name="T3">(Rollback)</text:span></text:span><text:span text:style-name="T1">，数据库恢复到事务开始之前的状态。</text:span><text:span text:style-name="Strong_20_Emphasis"><text:span text:style-name="T3">ACID</text:span></text:span><text:span text:style-name="T3"> </text:span><text:span text:style-name="T1">是保证事务可靠性的四个关键属性： </text:span></text:p>
              <text:list>
                <text:list-item>
                  <text:p text:style-name="P15"><text:span text:style-name="Strong_20_Emphasis"><text:span text:style-name="T1">原子性 </text:span></text:span><text:span text:style-name="Strong_20_Emphasis"><text:span text:style-name="T3">(Atomicity)</text:span></text:span><text:span text:style-name="T1">：事务是一个不可分割的工作单位，事务中的操作要么都发生，要么都不发生。 </text:span></text:p>
                </text:list-item>
                <text:list-item>
                  <text:p text:style-name="P15"><text:span text:style-name="Strong_20_Emphasis"><text:span text:style-name="T1">一致性 </text:span></text:span><text:span text:style-name="Strong_20_Emphasis"><text:span text:style-name="T3">(Consistency)</text:span></text:span><text:span text:style-name="T1">：事务执行前后，数据库都必须处于有效状态，满足所有预定义的规则和约束（如主键、外键）</text:span><text:span text:style-name="T4">99</text:span><text:span text:style-name="T1">。 </text:span></text:p>
                </text:list-item>
                <text:list-item>
                  <text:p text:style-name="P15"><text:span text:style-name="Strong_20_Emphasis"><text:span text:style-name="T1">隔离性 </text:span></text:span><text:span text:style-name="Strong_20_Emphasis"><text:span text:style-name="T3">(Isolation)</text:span></text:span><text:span text:style-name="T1">：并发执行的事务之间互不干扰。一个事务的中间状态不应对其他事务可见，其效果如同事务是串行执行的一样。 </text:span></text:p>
                </text:list-item>
                <text:list-item>
                  <text:p text:style-name="P15"><text:span text:style-name="Strong_20_Emphasis"><text:span text:style-name="T1">持久性 </text:span></text:span><text:span text:style-name="Strong_20_Emphasis"><text:span text:style-name="T3">(Durability)</text:span></text:span><text:span text:style-name="T1">：一旦事务成功提交，其结果就是永久性的，即使系统发生故障（如断电、崩溃）也不会丢失 </text:span><text:span text:style-name="T4">99</text:span><text:span text:style-name="T1">。 </text:span><text:span text:style-name="T3">ACID </text:span><text:span text:style-name="T1">是传统关系型数据库的核心特性，对于保证金融交易等关键业务的数据准确性至关重要。 </text:span></text:p>
                </text:list-item>
              </text:list>
            </text:list-item>
            <text:list-item>
              <text:p text:style-name="P15"><text:span text:style-name="Strong_20_Emphasis"><text:span text:style-name="T1">托管云数据库服务：</text:span></text:span><text:span text:style-name="T1"> 云计算平台提供各种</text:span><text:span text:style-name="Strong_20_Emphasis"><text:span text:style-name="T1">托管数据库服务 </text:span></text:span><text:span text:style-name="Strong_20_Emphasis"><text:span text:style-name="T3">(Managed Database Services)</text:span></text:span><text:span text:style-name="T1">，例如 </text:span><text:span text:style-name="T3">AWS RDS </text:span><text:span text:style-name="T4">7</text:span><text:span text:style-name="T3">, Azure SQL Database </text:span><text:span text:style-name="T4">70</text:span><text:span text:style-name="T3">, Google Cloud SQL </text:span><text:soft-page-break/><text:span text:style-name="T4">108</text:span><text:span text:style-name="T3">, Azure Cosmos DB </text:span><text:span text:style-name="T4">48</text:span><text:span text:style-name="T3"> </text:span><text:span text:style-name="T1">等。使用这些服务的主要</text:span><text:span text:style-name="Strong_20_Emphasis"><text:span text:style-name="T1">优势</text:span></text:span><text:span text:style-name="T1">在于，云提供商负责处理繁琐的数据库运维任务，如硬件配置、软件安装与补丁、备份与恢复、高可用性设置和扩展 </text:span><text:span text:style-name="T4">109</text:span><text:span text:style-name="T1">。这使得开发团队可以将更多精力投入到应用程序的开发和业务逻辑上，而不是数据库管理本身，从而降低了运营成本和复杂性。这些托管服务涵盖了 </text:span><text:span text:style-name="T3">SQL </text:span><text:span text:style-name="T1">和 </text:span><text:span text:style-name="T3">NoSQL </text:span><text:span text:style-name="T1">数据库。 </text:span></text:p>
            </text:list-item>
          </text:list>
        </text:list-item>
        <text:list-item>
          <text:p text:style-name="P15"><text:span text:style-name="T3">CAP </text:span><text:span text:style-name="T1">定理与云数据库选型权衡</text:span></text:p>
          <text:p text:style-name="P15"><text:span text:style-name="T1">关系型数据库的设计哲学通常将数据一致性放在首位，严格遵循 </text:span><text:span text:style-name="T3">ACID </text:span><text:span text:style-name="T1">原则 </text:span><text:span text:style-name="T3">99</text:span><text:span text:style-name="T1">。相比之下，许多 </text:span><text:span text:style-name="T3">NoSQL </text:span><text:span text:style-name="T1">数据库的诞生是为了满足大规模互联网应用对高可用性和高可扩展性的需求，它们往往在强一致性上做出妥协，接受最终一致性模型，以换取更好的可用性和分区容错性 </text:span><text:span text:style-name="T3">95</text:span><text:span text:style-name="T1">。</text:span></text:p>
          <text:p text:style-name="P15"><text:span text:style-name="T3">CAP </text:span><text:span text:style-name="T1">定理为理解这种根本差异提供了理论基础。该定理指出，在存在网络分区 </text:span><text:span text:style-name="T3">(P) </text:span><text:span text:style-name="T1">的情况下（这在云和分布式系统中是常态），系统无法同时保证强一致性 </text:span><text:span text:style-name="T3">(C) </text:span><text:span text:style-name="T1">和高可用性 </text:span><text:span text:style-name="T3">(A) </text:span><text:span text:style-name="T4">95</text:span><text:span text:style-name="T1">。因此，必须做出选择：</text:span></text:p>
          <text:list>
            <text:list-item>
              <text:p text:style-name="P15"><text:span text:style-name="Strong_20_Emphasis"><text:span text:style-name="T1">选择 </text:span></text:span><text:span text:style-name="Strong_20_Emphasis"><text:span text:style-name="T3">C (</text:span></text:span><text:span text:style-name="Strong_20_Emphasis"><text:span text:style-name="T1">一致性</text:span></text:span><text:span text:style-name="Strong_20_Emphasis"><text:span text:style-name="T3">)</text:span></text:span><text:span text:style-name="T1">：系统在分区期间可能会拒绝部分请求或变得不可用，以确保所有可达节点的数据都是一致的。这通常是传统关系型数据库的选择，对应 </text:span><text:span text:style-name="Strong_20_Emphasis"><text:span text:style-name="T3">CP</text:span></text:span><text:span text:style-name="T3"> </text:span><text:span text:style-name="T1">系统 </text:span><text:span text:style-name="T4">95</text:span><text:span text:style-name="T1">。 </text:span></text:p>
            </text:list-item>
            <text:list-item>
              <text:p text:style-name="P15"><text:span text:style-name="Strong_20_Emphasis"><text:span text:style-name="T1">选择 </text:span></text:span><text:span text:style-name="Strong_20_Emphasis"><text:span text:style-name="T3">A (</text:span></text:span><text:span text:style-name="Strong_20_Emphasis"><text:span text:style-name="T1">可用性</text:span></text:span><text:span text:style-name="Strong_20_Emphasis"><text:span text:style-name="T3">)</text:span></text:span><text:span text:style-name="T1">：系统在分区期间会尽力响应所有请求，即使这意味着不同分区的数据可能暂时不一致（最终会趋于一致）。这通常是许多 </text:span><text:span text:style-name="T3">NoSQL </text:span><text:span text:style-name="T1">数据库的选择，对应 </text:span><text:span text:style-name="Strong_20_Emphasis"><text:span text:style-name="T3">AP</text:span></text:span><text:span text:style-name="T3"> </text:span><text:span text:style-name="T1">系统 </text:span><text:span text:style-name="T4">95</text:span><text:span text:style-name="T1">。 </text:span></text:p>
            </text:list-item>
          </text:list>
          <text:p text:style-name="P15"><text:span text:style-name="T1">因此，在云环境中选择 </text:span><text:span text:style-name="T3">SQL </text:span><text:span text:style-name="T1">数据库还是 </text:span><text:span text:style-name="T3">NoSQL </text:span><text:span text:style-name="T1">数据库，不仅仅是数据模型（结构化 </text:span><text:span text:style-name="T3">vs. </text:span><text:span text:style-name="T1">灵活模型）的问题，更是一个关于系统在网络不可靠时，优先保证一致性还是可用性的根本性权衡。需要强事务保证的应用（如银行转账）可能更适合选择托管的 </text:span><text:span text:style-name="T3">SQL </text:span><text:span text:style-name="T1">服务。而那些可以容忍短暂数据不一致，但对服务持续可用性和弹性伸缩能力要求极高的应用（如社交媒体信息流、用户会话管理），则可能更倾向于选择托管的 </text:span><text:span text:style-name="T3">NoSQL </text:span><text:span text:style-name="T1">服务。</text:span></text:p>
          <text:p text:style-name="P15"><text:span text:style-name="T1">云平台上托管 </text:span><text:span text:style-name="T3">NoSQL </text:span><text:span text:style-name="T1">数据库的广泛流行，反映了现代分布式应用（如 </text:span><text:span text:style-name="T3">Web </text:span><text:span text:style-name="T1">服务、物联网平台、大数据分析）的架构需求。这些应用通常需要处理海量数据和高并发请求，并且需要在网络分区发生时保持高可用性或实现优雅降级，这与 </text:span><text:span text:style-name="T3">AP </text:span><text:span text:style-name="T1">模型的设计目标高度契合。理解 </text:span><text:span text:style-name="T3">CAP </text:span><text:span text:style-name="T1">定理的内涵，有助于架构师根据每个微服务或应用组件的具体业务需求（例如，订单服务需要强一致性，而产品推荐服务可能更看重可用性），明智地选择合适的数据库技术（或者采用多种数据库技术组合的“多语言持久化”策略）。</text:span></text:p>
        </text:list-item>
        <text:list-item>
          <text:p text:style-name="P15"><text:span text:style-name="Strong_20_Emphasis"><text:span text:style-name="T1">表：关系型 </text:span></text:span><text:span text:style-name="Strong_20_Emphasis"><text:span text:style-name="T3">(SQL) </text:span></text:span><text:span text:style-name="Strong_20_Emphasis"><text:span text:style-name="T1">与 </text:span></text:span><text:span text:style-name="Strong_20_Emphasis"><text:span text:style-name="T3">NoSQL </text:span></text:span><text:span text:style-name="Strong_20_Emphasis"><text:span text:style-name="T1">数据库对比</text:span></text:span></text:p>
        </text:list-item>
      </text:list>
      <table:table table:name="表格1" table:style-name="表格1">
        <table:table-column table:style-name="表格1.A"/>
        <table:table-column table:style-name="表格1.B"/>
        <table:table-column table:style-name="表格1.C"/>
        <table:table-row>
          <table:table-cell table:style-name="表格1.A1" office:value-type="string">
            <text:p text:style-name="P6"><text:span text:style-name="Strong_20_Emphasis"><text:span text:style-name="T1">特性</text:span></text:span></text:p>
          </table:table-cell>
          <table:table-cell table:style-name="表格1.A1" office:value-type="string">
            <text:p text:style-name="P6"><text:span text:style-name="Strong_20_Emphasis"><text:span text:style-name="T1">关系型 </text:span></text:span><text:span text:style-name="Strong_20_Emphasis"><text:span text:style-name="T3">(SQL) </text:span></text:span><text:span text:style-name="Strong_20_Emphasis"><text:span text:style-name="T1">数据库</text:span></text:span></text:p>
          </table:table-cell>
          <table:table-cell table:style-name="表格1.A1" office:value-type="string">
            <text:p text:style-name="P6"><text:span text:style-name="Strong_20_Emphasis"><text:span text:style-name="T3">NoSQL </text:span></text:span><text:span text:style-name="Strong_20_Emphasis"><text:span text:style-name="T1">数据库</text:span></text:span></text:p>
          </table:table-cell>
        </table:table-row>
        <table:table-row>
          <table:table-cell table:style-name="表格1.A1" office:value-type="string">
            <text:p text:style-name="P8"><text:span text:style-name="Strong_20_Emphasis"><text:span text:style-name="T1">数据模型</text:span></text:span></text:p>
          </table:table-cell>
          <table:table-cell table:style-name="表格1.A1" office:value-type="string">
            <text:p text:style-name="P7"><text:span text:style-name="T1">结构化的二维表 </text:span><text:span text:style-name="T3">(</text:span><text:span text:style-name="T1">行和列</text:span><text:span text:style-name="T3">)</text:span></text:p>
          </table:table-cell>
          <table:table-cell table:style-name="表格1.A1" office:value-type="string">
            <text:p text:style-name="P7"><text:span text:style-name="T1">灵活多样的模型 </text:span><text:span text:style-name="T3">(</text:span><text:span text:style-name="T1">键值、文档、列族、图</text:span><text:span text:style-name="T3">)</text:span></text:p>
          </table:table-cell>
        </table:table-row>
        <table:table-row>
          <table:table-cell table:style-name="表格1.A1" office:value-type="string">
            <text:p text:style-name="P8"><text:span text:style-name="Strong_20_Emphasis"><text:span text:style-name="T1">模式 </text:span></text:span><text:span text:style-name="Strong_20_Emphasis"><text:span text:style-name="T3">(Schema)</text:span></text:span></text:p>
          </table:table-cell>
          <table:table-cell table:style-name="表格1.A1" office:value-type="string">
            <text:p text:style-name="P7"><text:span text:style-name="T1">预定义模式 </text:span><text:span text:style-name="T3">(Schema-on-Write)</text:span></text:p>
          </table:table-cell>
          <table:table-cell table:style-name="表格1.A1" office:value-type="string">
            <text:p text:style-name="P7"><text:span text:style-name="T1">动态模式或无模式 </text:span><text:span text:style-name="T3">(Schema-on-Read)</text:span></text:p>
          </table:table-cell>
        </table:table-row>
        <table:table-row>
          <table:table-cell table:style-name="表格1.A1" office:value-type="string">
            <text:p text:style-name="P8"><text:span text:style-name="Strong_20_Emphasis"><text:span text:style-name="T1">可扩展性</text:span></text:span></text:p>
          </table:table-cell>
          <table:table-cell table:style-name="表格1.A1" office:value-type="string">
            <text:p text:style-name="P7"><text:span text:style-name="T1">通常垂直扩展 </text:span><text:span text:style-name="T3">(Scale-up) </text:span><text:span text:style-name="T1">较容易，水</text:span><text:soft-page-break/><text:span text:style-name="T1">平扩展 </text:span><text:span text:style-name="T3">(Scale-out) </text:span><text:span text:style-name="T1">较复杂</text:span></text:p>
          </table:table-cell>
          <table:table-cell table:style-name="表格1.A1" office:value-type="string">
            <text:p text:style-name="P7"><text:span text:style-name="T1">通常设计为易于水平扩展 </text:span><text:span text:style-name="T3">(Scale-out)</text:span><text:soft-page-break/></text:p>
          </table:table-cell>
        </table:table-row>
        <table:table-row>
          <table:table-cell table:style-name="表格1.A1" office:value-type="string">
            <text:p text:style-name="P8"><text:span text:style-name="Strong_20_Emphasis"><text:span text:style-name="T1">一致性模型</text:span></text:span></text:p>
          </table:table-cell>
          <table:table-cell table:style-name="表格1.A1" office:value-type="string">
            <text:p text:style-name="P7"><text:span text:style-name="T1">强一致性 </text:span><text:span text:style-name="T3">(ACID)</text:span></text:p>
          </table:table-cell>
          <table:table-cell table:style-name="表格1.A1" office:value-type="string">
            <text:p text:style-name="P7"><text:span text:style-name="T1">通常为最终一致性 </text:span><text:span text:style-name="T3">(BASE </text:span><text:span text:style-name="T1">模型</text:span><text:span text:style-name="T3">)</text:span><text:span text:style-name="T1">，但也存在提供强一致性的 </text:span><text:span text:style-name="T3">NoSQL </text:span><text:span text:style-name="T1">数据库</text:span></text:p>
          </table:table-cell>
        </table:table-row>
        <table:table-row>
          <table:table-cell table:style-name="表格1.A1" office:value-type="string">
            <text:p text:style-name="P8"><text:span text:style-name="Strong_20_Emphasis"><text:span text:style-name="T1">查询语言</text:span></text:span></text:p>
          </table:table-cell>
          <table:table-cell table:style-name="表格1.A1" office:value-type="string">
            <text:p text:style-name="P7"><text:span text:style-name="T3">SQL (</text:span><text:span text:style-name="T1">结构化查询语言</text:span><text:span text:style-name="T3">)</text:span></text:p>
          </table:table-cell>
          <table:table-cell table:style-name="表格1.A1" office:value-type="string">
            <text:p text:style-name="P7"><text:span text:style-name="T1">通常提供特定的 </text:span><text:span text:style-name="T3">API </text:span><text:span text:style-name="T1">或查询语言 </text:span><text:span text:style-name="T3">(</text:span><text:span text:style-name="T1">如 </text:span><text:span text:style-name="T3">MongoDB Query Language, CQL, Gremlin)</text:span></text:p>
          </table:table-cell>
        </table:table-row>
        <table:table-row>
          <table:table-cell table:style-name="表格1.A1" office:value-type="string">
            <text:p text:style-name="P8"><text:span text:style-name="Strong_20_Emphasis"><text:span text:style-name="T1">常见云端用例</text:span></text:span></text:p>
          </table:table-cell>
          <table:table-cell table:style-name="表格1.A1" office:value-type="string">
            <text:p text:style-name="P7"><text:span text:style-name="T1">事务处理系统 </text:span><text:span text:style-name="T3">(OLTP), ERP, CRM, </text:span><text:span text:style-name="T1">数据仓库</text:span></text:p>
          </table:table-cell>
          <table:table-cell table:style-name="表格1.A1" office:value-type="string">
            <text:p text:style-name="P7"><text:span text:style-name="T1">大数据分析</text:span><text:span text:style-name="T3">, </text:span><text:span text:style-name="T1">实时应用</text:span><text:span text:style-name="T3">, </text:span><text:span text:style-name="T1">内容管理</text:span><text:span text:style-name="T3">, </text:span><text:span text:style-name="T1">缓存</text:span><text:span text:style-name="T3">, </text:span><text:span text:style-name="T1">用户画像</text:span><text:span text:style-name="T3">, </text:span><text:span text:style-name="T1">物联网 </text:span><text:span text:style-name="T3">(IoT), </text:span><text:span text:style-name="T1">社交网络 </text:span><text:span text:style-name="T4">36</text:span></text:p>
          </table:table-cell>
        </table:table-row>
        <table:table-row>
          <table:table-cell table:style-name="表格1.A1" office:value-type="string">
            <text:p text:style-name="P8"><text:span text:style-name="Strong_20_Emphasis"><text:span text:style-name="T1">示例云服务</text:span></text:span></text:p>
          </table:table-cell>
          <table:table-cell table:style-name="表格1.A1" office:value-type="string">
            <text:p text:style-name="P9">AWS RDS, Azure SQL DB, Google Cloud SQL <text:span text:style-name="T2">7</text:span></text:p>
          </table:table-cell>
          <table:table-cell table:style-name="表格1.A1" office:value-type="string">
            <text:p text:style-name="P9">AWS DynamoDB <text:span text:style-name="T2">7</text:span>, Azure Cosmos DB <text:span text:style-name="T2">48</text:span>, Google Firestore <text:span text:style-name="T2">16</text:span></text:p>
          </table:table-cell>
        </table:table-row>
      </table:table>
      <text:list xml:id="list2582242590" text:style-name="L5">
        <text:list-item>
          <text:p text:style-name="P16"><text:span text:style-name="Strong_20_Emphasis"><text:span text:style-name="T1">动手实验：与托管关系型数据库交互</text:span></text:span><text:span text:style-name="T1"> </text:span></text:p>
          <text:list>
            <text:list-item>
              <text:p text:style-name="P16"><text:span text:style-name="Strong_20_Emphasis"><text:span text:style-name="T1">目标：</text:span></text:span><text:span text:style-name="T1"> 体验在云中创建、配置和使用托管 </text:span><text:span text:style-name="T3">SQL </text:span><text:span text:style-name="T1">数据库服务的过程。 </text:span></text:p>
            </text:list-item>
            <text:list-item>
              <text:p text:style-name="P16"><text:span text:style-name="Strong_20_Emphasis"><text:span text:style-name="T1">平台：</text:span></text:span><text:span text:style-name="T1"> 选择 </text:span><text:span text:style-name="T3">AWS RDS</text:span><text:span text:style-name="T1">、</text:span><text:span text:style-name="T3">Azure SQL Database </text:span><text:span text:style-name="T1">或 </text:span><text:span text:style-name="T3">Google Cloud SQL </text:span><text:span text:style-name="T4">7</text:span><text:span text:style-name="T1">。建议选择 </text:span><text:span text:style-name="T3">MySQL </text:span><text:span text:style-name="T1">或 </text:span><text:span text:style-name="T3">PostgreSQL </text:span><text:span text:style-name="T1">引擎，并选用符合免费套餐条件的最小实例规格（如 </text:span><text:span text:style-name="T3">AWS </text:span><text:span text:style-name="T1">的 </text:span><text:span text:style-name="T3">db.t2.micro </text:span><text:span text:style-name="T4">7</text:span><text:span text:style-name="T1">）。参考相关实验指南 </text:span><text:span text:style-name="T4">70</text:span><text:span text:style-name="T1">。 </text:span></text:p>
            </text:list-item>
            <text:list-item>
              <text:p text:style-name="P16"><text:span text:style-name="Strong_20_Emphasis"><text:span text:style-name="T1">步骤：</text:span></text:span><text:span text:style-name="T1"> </text:span></text:p>
              <text:list>
                <text:list-item>
                  <text:p text:style-name="P16"><text:span text:style-name="Strong_20_Emphasis"><text:span text:style-name="T1">创建托管数据库实例：</text:span></text:span><text:span text:style-name="T1"> 在云平台控制台，启动一个新的托管关系型数据库实例。设置实例标识符、选择数据库引擎 </text:span><text:span text:style-name="T3">(MySQL/PostgreSQL) </text:span><text:span text:style-name="T1">和版本、选择实例规格（确保符合免费套餐要求）、设置主用户名和密码。记下创建成功后提供的数据库</text:span><text:span text:style-name="Strong_20_Emphasis"><text:span text:style-name="T1">端点地址 </text:span></text:span><text:span text:style-name="Strong_20_Emphasis"><text:span text:style-name="T3">(Endpoint)</text:span></text:span><text:span text:style-name="T1">。 </text:span></text:p>
                </text:list-item>
                <text:list-item>
                  <text:p text:style-name="P16"><text:span text:style-name="Strong_20_Emphasis"><text:span text:style-name="T1">配置网络访问：</text:span></text:span><text:span text:style-name="T1"> 这是关键的安全步骤。找到数据库实例的网络设置（通常关联安全组或防火墙规则）。配置</text:span><text:span text:style-name="Strong_20_Emphasis"><text:span text:style-name="T1">入站规则</text:span></text:span><text:span text:style-name="T1">，使其</text:span><text:span text:style-name="Strong_20_Emphasis"><text:span text:style-name="T1">仅允许</text:span></text:span><text:span text:style-name="T1">来自您之前创建的 </text:span><text:span text:style-name="T3">Linux VM </text:span><text:span text:style-name="T1">的</text:span><text:span text:style-name="Strong_20_Emphasis"><text:span text:style-name="T1">私有 </text:span></text:span><text:span text:style-name="Strong_20_Emphasis"><text:span text:style-name="T3">IP </text:span></text:span><text:span text:style-name="Strong_20_Emphasis"><text:span text:style-name="T1">地址</text:span></text:span><text:span text:style-name="T1">（或者允许来自该 </text:span><text:span text:style-name="T3">VM </text:span><text:span text:style-name="T1">所属的安全组</text:span><text:span text:style-name="T3">/</text:span><text:span text:style-name="T1">子网）的数据库连接请求（</text:span><text:span text:style-name="T3">MySQL </text:span><text:span text:style-name="T1">默认端口 </text:span><text:span text:style-name="T3">3306, PostgreSQL </text:span><text:span text:style-name="T1">默认端口 </text:span><text:span text:style-name="T3">5432</text:span><text:span text:style-name="T1">）。</text:span><text:span text:style-name="Strong_20_Emphasis"><text:span text:style-name="T1">强调</text:span></text:span><text:span text:style-name="T1">：绝不能将数据库端口直接暴露给公共互联网 </text:span><text:span text:style-name="T3">(</text:span><text:span text:style-name="Source_20_Text"><text:span text:style-name="T3">0.0.0.0/0</text:span></text:span><text:span text:style-name="T3">)</text:span><text:span text:style-name="T1">，这是严重的安全风险。 </text:span></text:p>
                </text:list-item>
                <text:list-item>
                  <text:p text:style-name="P16"><text:span text:style-name="Strong_20_Emphasis"><text:span text:style-name="T1">安装数据库客户端：</text:span></text:span><text:span text:style-name="T1"> 通过 </text:span><text:span text:style-name="T3">SSH </text:span><text:span text:style-name="T1">连接到您的 </text:span><text:span text:style-name="T3">Linux VM</text:span><text:span text:style-name="T1">。使用包管理器安装对应的数据库命令行客户端： </text:span></text:p>
                  <text:list>
                    <text:list-item>
                      <text:p text:style-name="P16"><text:span text:style-name="T3">MySQL: </text:span><text:span text:style-name="Source_20_Text"><text:span text:style-name="T3">sudo apt update &amp;&amp; sudo apt install -y mysql-client</text:span></text:span><text:span text:style-name="T3"> </text:span><text:span text:style-name="T1">或 </text:span><text:span text:style-name="Source_20_Text"><text:span text:style-name="T3">sudo yum install -y mysql-community-client</text:span></text:span><text:span text:style-name="T3"> </text:span></text:p>
                    </text:list-item>
                    <text:list-item>
                      <text:p text:style-name="P16"><text:span text:style-name="T3">PostgreSQL: </text:span><text:span text:style-name="Source_20_Text"><text:span text:style-name="T3">sudo apt update &amp;&amp; sudo apt install -y postgresql-client</text:span></text:span><text:span text:style-name="T3"> </text:span><text:span text:style-name="T1">或 </text:span><text:span text:style-name="Source_20_Text"><text:span text:style-name="T3">sudo yum install -y postgresql</text:span></text:span><text:span text:style-name="T3"> </text:span></text:p>
                    </text:list-item>
                  </text:list>
                </text:list-item>
                <text:list-item>
                  <text:p text:style-name="P16"><text:span text:style-name="Strong_20_Emphasis"><text:span text:style-name="T1">连接到数据库：</text:span></text:span><text:span text:style-name="T1"> 在 </text:span><text:span text:style-name="T3">VM </text:span><text:span text:style-name="T1">的命令行中，使用刚才安装的客户端连接到托管数据库实例。需要提供端点地址、用户名，并会提示输入密码。 </text:span></text:p>
                  <text:list>
                    <text:list-item>
                      <text:p text:style-name="P16"><text:soft-page-break/><text:span text:style-name="T3">MySQL: </text:span><text:span text:style-name="Source_20_Text"><text:span text:style-name="T3">mysql -h &lt;</text:span></text:span><text:span text:style-name="Source_20_Text"><text:span text:style-name="T1">数据库端点地址</text:span></text:span><text:span text:style-name="Source_20_Text"><text:span text:style-name="T3">&gt; -u &lt;</text:span></text:span><text:span text:style-name="Source_20_Text"><text:span text:style-name="T1">主用户名</text:span></text:span><text:span text:style-name="Source_20_Text"><text:span text:style-name="T3">&gt; -p</text:span></text:span><text:span text:style-name="T3"> </text:span></text:p>
                    </text:list-item>
                    <text:list-item>
                      <text:p text:style-name="P16"><text:span text:style-name="T3">PostgreSQL: </text:span><text:span text:style-name="Source_20_Text"><text:span text:style-name="T3">psql -h &lt;</text:span></text:span><text:span text:style-name="Source_20_Text"><text:span text:style-name="T1">数据库端点地址</text:span></text:span><text:span text:style-name="Source_20_Text"><text:span text:style-name="T3">&gt; -U &lt;</text:span></text:span><text:span text:style-name="Source_20_Text"><text:span text:style-name="T1">主用户名</text:span></text:span><text:span text:style-name="Source_20_Text"><text:span text:style-name="T3">&gt; -W</text:span></text:span><text:span text:style-name="T3"> </text:span><text:span text:style-name="T1">（可能需要先创建一个数据库，或连接到默认数据库如 </text:span><text:span text:style-name="Source_20_Text"><text:span text:style-name="T3">postgres</text:span></text:span><text:span text:style-name="T1">） </text:span></text:p>
                    </text:list-item>
                  </text:list>
                </text:list-item>
                <text:list-item>
                  <text:p text:style-name="P16"><text:span text:style-name="Strong_20_Emphasis"><text:span text:style-name="T1">创建表：</text:span></text:span><text:span text:style-name="T1"> 连接成功后，执行 </text:span><text:span text:style-name="T3">SQL </text:span><text:span text:style-name="T1">命令创建一个简单的表。例如，创建一个 </text:span><text:span text:style-name="Source_20_Text"><text:span text:style-name="T3">users</text:span></text:span><text:span text:style-name="T3"> </text:span><text:span text:style-name="T1">表： </text:span></text:p>
                  <text:p text:style-name="P30">SQL</text:p>
                  <text:p text:style-name="P4"><text:span text:style-name="Source_20_Text"><text:span text:style-name="T3">CREATE TABLE users (</text:span></text:span></text:p>
                  <text:p text:style-name="P4"><text:span text:style-name="Source_20_Text"><text:s text:c="4"/></text:span><text:span text:style-name="Source_20_Text"><text:span text:style-name="T3">id INT AUTO_INCREMENT PRIMARY KEY,</text:span></text:span></text:p>
                  <text:p text:style-name="P4"><text:span text:style-name="Source_20_Text"><text:s text:c="4"/></text:span><text:span text:style-name="Source_20_Text"><text:span text:style-name="T3">name VARCHAR(100),</text:span></text:span></text:p>
                  <text:p text:style-name="P4"><text:span text:style-name="Source_20_Text"><text:s text:c="4"/></text:span><text:span text:style-name="Source_20_Text"><text:span text:style-name="T3">email VARCHAR(100)</text:span></text:span></text:p>
                  <text:p text:style-name="P4"><text:span text:style-name="Source_20_Text"><text:span text:style-name="T3">);</text:span></text:span></text:p>
                  <text:p text:style-name="P4"><text:span text:style-name="Source_20_Text"><text:span text:style-name="T3">-- (PostgreSQL </text:span></text:span><text:span text:style-name="Source_20_Text"><text:span text:style-name="T1">使用 </text:span></text:span><text:span text:style-name="Source_20_Text"><text:span text:style-name="T3">SERIAL </text:span></text:span><text:span text:style-name="Source_20_Text"><text:span text:style-name="T1">代替 </text:span></text:span><text:span text:style-name="Source_20_Text"><text:span text:style-name="T3">AUTO_INCREMENT)</text:span></text:span></text:p>
                  <text:p text:style-name="P4"><text:span text:style-name="Source_20_Text"><text:span text:style-name="T3">-- CREATE TABLE users (</text:span></text:span></text:p>
                  <text:p text:style-name="P4"><text:span text:style-name="Source_20_Text"><text:span text:style-name="T3">-- <text:s text:c="4"/>id SERIAL PRIMARY KEY,</text:span></text:span></text:p>
                  <text:p text:style-name="P4"><text:span text:style-name="Source_20_Text"><text:span text:style-name="T3">-- <text:s text:c="4"/>name VARCHAR(100),</text:span></text:span></text:p>
                  <text:p text:style-name="P4"><text:span text:style-name="Source_20_Text"><text:span text:style-name="T3">-- <text:s text:c="4"/>email VARCHAR(100)</text:span></text:span></text:p>
                  <text:p text:style-name="P4"><text:span text:style-name="Source_20_Text"><text:span text:style-name="T3">-- );</text:span></text:span></text:p>
                </text:list-item>
                <text:list-item>
                  <text:p text:style-name="P16"><text:span text:style-name="Strong_20_Emphasis"><text:span text:style-name="T1">执行 </text:span></text:span><text:span text:style-name="Strong_20_Emphasis"><text:span text:style-name="T3">CRUD </text:span></text:span><text:span text:style-name="Strong_20_Emphasis"><text:span text:style-name="T1">操作：</text:span></text:span><text:span text:style-name="T1"> </text:span></text:p>
                  <text:list>
                    <text:list-item>
                      <text:p text:style-name="P16"><text:span text:style-name="Strong_20_Emphasis"><text:span text:style-name="T1">插入 </text:span></text:span><text:span text:style-name="Strong_20_Emphasis"><text:span text:style-name="T3">(INSERT)</text:span></text:span><text:span text:style-name="Strong_20_Emphasis"><text:span text:style-name="T1">：</text:span></text:span><text:span text:style-name="T1"> </text:span><text:span text:style-name="Source_20_Text"><text:span text:style-name="T3">INSERT INTO users (name, email) VALUES ('Alice', 'alice@example.com'), ('Bob', 'bob@example.com');</text:span></text:span><text:span text:style-name="T3"> </text:span></text:p>
                    </text:list-item>
                    <text:list-item>
                      <text:p text:style-name="P16"><text:span text:style-name="Strong_20_Emphasis"><text:span text:style-name="T1">查询 </text:span></text:span><text:span text:style-name="Strong_20_Emphasis"><text:span text:style-name="T3">(SELECT)</text:span></text:span><text:span text:style-name="Strong_20_Emphasis"><text:span text:style-name="T1">：</text:span></text:span><text:span text:style-name="T1"> </text:span><text:span text:style-name="Source_20_Text"><text:span text:style-name="T3">SELECT * FROM users;</text:span></text:span><text:span text:style-name="T3"> </text:span><text:span text:style-name="T1">查看插入的数据。 </text:span></text:p>
                    </text:list-item>
                    <text:list-item>
                      <text:p text:style-name="P16"><text:span text:style-name="Strong_20_Emphasis"><text:span text:style-name="T1">更新 </text:span></text:span><text:span text:style-name="Strong_20_Emphasis"><text:span text:style-name="T3">(UPDATE)</text:span></text:span><text:span text:style-name="Strong_20_Emphasis"><text:span text:style-name="T1">：</text:span></text:span><text:span text:style-name="T1"> </text:span><text:span text:style-name="Source_20_Text"><text:span text:style-name="T3">UPDATE users SET email = 'bob_new@example.com' WHERE name = 'Bob';</text:span></text:span><text:span text:style-name="T3"> </text:span><text:span text:style-name="T1">然后再次 </text:span><text:span text:style-name="Source_20_Text"><text:span text:style-name="T3">SELECT * FROM users;</text:span></text:span><text:span text:style-name="T3"> </text:span><text:span text:style-name="T1">确认修改。 </text:span></text:p>
                    </text:list-item>
                    <text:list-item>
                      <text:p text:style-name="P16"><text:span text:style-name="Strong_20_Emphasis"><text:span text:style-name="T1">删除 </text:span></text:span><text:span text:style-name="Strong_20_Emphasis"><text:span text:style-name="T3">(DELETE)</text:span></text:span><text:span text:style-name="Strong_20_Emphasis"><text:span text:style-name="T1">：</text:span></text:span><text:span text:style-name="T1"> </text:span><text:span text:style-name="Source_20_Text"><text:span text:style-name="T3">DELETE FROM users WHERE name = 'Alice';</text:span></text:span><text:span text:style-name="T3"> </text:span><text:span text:style-name="T1">然后再次 </text:span><text:span text:style-name="Source_20_Text"><text:span text:style-name="T3">SELECT * FROM users;</text:span></text:span><text:span text:style-name="T3"> </text:span><text:span text:style-name="T1">确认删除。 </text:span></text:p>
                    </text:list-item>
                  </text:list>
                </text:list-item>
              </text:list>
            </text:list-item>
            <text:list-item>
              <text:p text:style-name="P16"><text:span text:style-name="Strong_20_Emphasis"><text:span text:style-name="T1">预期成果：</text:span></text:span><text:span text:style-name="T1"> 学习者掌握了在云平台上创建托管关系型数据库、配置安全访问规则、使用标准客户端工具连接数据库，并能执行基本的 </text:span><text:span text:style-name="T3">SQL </text:span><text:span text:style-name="T1">增删改查操作。 </text:span></text:p>
            </text:list-item>
          </text:list>
        </text:list-item>
      </text:list>
      <text:p text:style-name="P11"><text:span text:style-name="Strong_20_Emphasis"><text:span text:style-name="T3">IV. </text:span></text:span><text:span text:style-name="Strong_20_Emphasis"><text:span text:style-name="T1">虚拟化与容器化：云部署的引擎</text:span></text:span></text:p>
      <text:p text:style-name="P24">虚拟化和容器化是支撑现代云计算和高效应用部署的关键技术。</text:p>
      <text:list xml:id="list1714134362" text:style-name="L6">
        <text:list-item>
          <text:p text:style-name="P17"><text:span text:style-name="Strong_20_Emphasis"><text:span text:style-name="T1">核心概念</text:span></text:span></text:p>
          <text:list>
            <text:list-item>
              <text:p text:style-name="P17"><text:span text:style-name="Strong_20_Emphasis"><text:span text:style-name="T1">虚拟化 </text:span></text:span><text:span text:style-name="Strong_20_Emphasis"><text:span text:style-name="T3">(Virtualization)</text:span></text:span><text:span text:style-name="Strong_20_Emphasis"><text:span text:style-name="T1">：</text:span></text:span><text:span text:style-name="T1"> 虚拟化是指创建计算资源的虚拟（而非物理）版本的一种技术 </text:span><text:span text:style-name="T4">110</text:span><text:span text:style-name="T1">。其核心组件是 </text:span><text:span text:style-name="Strong_20_Emphasis"><text:span text:style-name="T3">Hypervisor</text:span></text:span><text:span text:style-name="T1">（虚拟机监控器），这是一个软件层（如 </text:span><text:span text:style-name="T3">VMware ESXi, KVM, Microsoft Hyper-V</text:span><text:span text:style-name="T1">），运行在物理硬件之上，负责将物理硬件资源</text:span><text:soft-page-break/><text:span text:style-name="T1">（</text:span><text:span text:style-name="T3">CPU</text:span><text:span text:style-name="T1">、内存、存储、网络）抽象化，并创建、运行和管理多个</text:span><text:span text:style-name="Strong_20_Emphasis"><text:span text:style-name="T1">虚拟机 </text:span></text:span><text:span text:style-name="Strong_20_Emphasis"><text:span text:style-name="T3">(Virtual Machine, VM)</text:span></text:span><text:span text:style-name="T3"> </text:span><text:span text:style-name="T4">109</text:span><text:span text:style-name="T1">。每个 </text:span><text:span text:style-name="T3">VM </text:span><text:span text:style-name="T1">都拥有自己独立的虚拟硬件和完整的客户操作系统（</text:span><text:span text:style-name="T3">Guest OS</text:span><text:span text:style-name="T1">），它们彼此隔离，就像独立的物理计算机一样运行 </text:span><text:span text:style-name="T4">109</text:span><text:span text:style-name="T1">。虚拟化技术是 </text:span><text:span text:style-name="Strong_20_Emphasis"><text:span text:style-name="T3">IaaS (</text:span></text:span><text:span text:style-name="Strong_20_Emphasis"><text:span text:style-name="T1">基础设施即服务</text:span></text:span><text:span text:style-name="Strong_20_Emphasis"><text:span text:style-name="T3">)</text:span></text:span><text:span text:style-name="T3"> </text:span><text:span text:style-name="T1">的基石，使得云服务商能够高效地整合物理资源，并向用户提供按需分配、可弹性伸缩的计算实例（如 </text:span><text:span text:style-name="T3">AWS EC2, Azure VM, Google Compute Engine</text:span><text:span text:style-name="T1">）</text:span><text:span text:style-name="T4">109</text:span><text:span text:style-name="T1">。 </text:span></text:p>
            </text:list-item>
            <text:list-item>
              <text:p text:style-name="P17"><text:span text:style-name="Strong_20_Emphasis"><text:span text:style-name="T1">容器化 </text:span></text:span><text:span text:style-name="Strong_20_Emphasis"><text:span text:style-name="T3">(Containerization)</text:span></text:span><text:span text:style-name="Strong_20_Emphasis"><text:span text:style-name="T1">：</text:span></text:span><text:span text:style-name="T1"> 容器化是一种轻量级的</text:span><text:span text:style-name="Strong_20_Emphasis"><text:span text:style-name="T1">操作系统层面</text:span></text:span><text:span text:style-name="T1">的虚拟化技术 </text:span><text:span text:style-name="T4">109</text:span><text:span text:style-name="T1">。它允许将应用程序及其所有依赖项（代码、运行时、库、环境变量、配置文件等）打包到一个称为</text:span><text:span text:style-name="Strong_20_Emphasis"><text:span text:style-name="T1">容器镜像 </text:span></text:span><text:span text:style-name="Strong_20_Emphasis"><text:span text:style-name="T3">(Image)</text:span></text:span><text:span text:style-name="T3"> </text:span><text:span text:style-name="T1">的标准化单元中。</text:span><text:span text:style-name="Strong_20_Emphasis"><text:span text:style-name="T3">Docker</text:span></text:span><text:span text:style-name="T3"> </text:span><text:span text:style-name="T1">是目前最流行的容器化平台 </text:span><text:span text:style-name="T4">109</text:span><text:span text:style-name="T1">。容器镜像是构建容器的基础模板。</text:span><text:span text:style-name="Strong_20_Emphasis"><text:span text:style-name="T1">容器 </text:span></text:span><text:span text:style-name="Strong_20_Emphasis"><text:span text:style-name="T3">(Container)</text:span></text:span><text:span text:style-name="T3"> </text:span><text:span text:style-name="T1">是容器镜像的一个运行实例。与 </text:span><text:span text:style-name="T3">VM </text:span><text:span text:style-name="T1">不同，同一主机上的所有容器共享该主机的操作系统内核，但通过内核特性（如 </text:span><text:span text:style-name="T3">Linux </text:span><text:span text:style-name="T1">的 </text:span><text:span text:style-name="T3">Namespaces </text:span><text:span text:style-name="T1">和 </text:span><text:span text:style-name="T3">Cgroups</text:span><text:span text:style-name="T1">）实现进程、文件系统、网络等资源的隔离 </text:span><text:span text:style-name="T4">109</text:span><text:span text:style-name="T1">。 </text:span></text:p>
            </text:list-item>
            <text:list-item>
              <text:p text:style-name="P17"><text:span text:style-name="Strong_20_Emphasis"><text:span text:style-name="T1">关键区别：</text:span></text:span><text:span text:style-name="Strong_20_Emphasis"><text:span text:style-name="T3">VM vs. </text:span></text:span><text:span text:style-name="Strong_20_Emphasis"><text:span text:style-name="T1">容器：</text:span></text:span><text:span text:style-name="T1"> </text:span></text:p>
              <text:list>
                <text:list-item>
                  <text:p text:style-name="P17"><text:span text:style-name="Strong_20_Emphasis"><text:span text:style-name="T1">隔离级别：</text:span></text:span><text:span text:style-name="T1"> </text:span><text:span text:style-name="T3">VM </text:span><text:span text:style-name="T1">提供</text:span><text:span text:style-name="Strong_20_Emphasis"><text:span text:style-name="T1">硬件级别</text:span></text:span><text:span text:style-name="T1">的隔离，每个 </text:span><text:span text:style-name="T3">VM </text:span><text:span text:style-name="T1">有独立的内核；容器提供</text:span><text:span text:style-name="Strong_20_Emphasis"><text:span text:style-name="T1">操作系统级别</text:span></text:span><text:span text:style-name="T1">的隔离，共享宿主机内核 </text:span><text:span text:style-name="T4">109</text:span><text:span text:style-name="T1">。 </text:span></text:p>
                </text:list-item>
                <text:list-item>
                  <text:p text:style-name="P17"><text:span text:style-name="Strong_20_Emphasis"><text:span text:style-name="T1">资源开销：</text:span></text:span><text:span text:style-name="T1"> </text:span><text:span text:style-name="T3">VM </text:span><text:span text:style-name="T1">需要运行完整的客户操作系统，因此占用更多的磁盘空间、内存和 </text:span><text:span text:style-name="T3">CPU </text:span><text:span text:style-name="T1">资源；容器共享内核，只打包应用和依赖，资源开销小得多 </text:span><text:span text:style-name="T4">109</text:span><text:span text:style-name="T1">。 </text:span></text:p>
                </text:list-item>
                <text:list-item>
                  <text:p text:style-name="P17"><text:span text:style-name="Strong_20_Emphasis"><text:span text:style-name="T1">启动速度：</text:span></text:span><text:span text:style-name="T1"> </text:span><text:span text:style-name="T3">VM </text:span><text:span text:style-name="T1">启动需要加载整个操作系统，速度较慢（分钟级）；容器启动几乎是瞬时的（秒级或毫秒级），类似于启动一个普通进程 </text:span><text:span text:style-name="T4">109</text:span><text:span text:style-name="T1">。 </text:span></text:p>
                </text:list-item>
                <text:list-item>
                  <text:p text:style-name="P17"><text:span text:style-name="Strong_20_Emphasis"><text:span text:style-name="T1">密度：</text:span></text:span><text:span text:style-name="T1"> 由于开销小，通常可以在同一台物理主机上运行比 </text:span><text:span text:style-name="T3">VM </text:span><text:span text:style-name="T1">多得多的容器实例。 </text:span></text:p>
                </text:list-item>
                <text:list-item>
                  <text:p text:style-name="P17"><text:span text:style-name="Strong_20_Emphasis"><text:span text:style-name="T1">镜像大小：</text:span></text:span><text:span text:style-name="T1"> </text:span><text:span text:style-name="T3">VM </text:span><text:span text:style-name="T1">镜像包含完整 </text:span><text:span text:style-name="T3">OS</text:span><text:span text:style-name="T1">，体积庞大（</text:span><text:span text:style-name="T3">GB </text:span><text:span text:style-name="T1">级）；容器镜像只包含应用和依赖，体积小得多（</text:span><text:span text:style-name="T3">MB </text:span><text:span text:style-name="T1">级）。 </text:span></text:p>
                </text:list-item>
              </text:list>
            </text:list-item>
            <text:list-item>
              <text:p text:style-name="P17"><text:span text:style-name="Strong_20_Emphasis"><text:span text:style-name="T1">容器编排简介：</text:span></text:span><text:span text:style-name="T1"> 当应用程序由多个容器组成（例如微服务架构）时，手动管理这些容器的部署、扩展、网络连接、健康检查等会变得非常复杂。</text:span><text:span text:style-name="Strong_20_Emphasis"><text:span text:style-name="T1">容器编排 </text:span></text:span><text:span text:style-name="Strong_20_Emphasis"><text:span text:style-name="T3">(Container Orchestration)</text:span></text:span><text:span text:style-name="T3"> </text:span><text:span text:style-name="T1">工具应运而生，用于自动化这些任务。</text:span><text:span text:style-name="Strong_20_Emphasis"><text:span text:style-name="T3">Kubernetes (K8s)</text:span></text:span><text:span text:style-name="T3"> </text:span><text:span text:style-name="T1">是目前业界领先的开源容器编排平台 </text:span><text:span text:style-name="T4">45</text:span><text:span text:style-name="T1">。它的基本作用就是自动化容器化应用程序的</text:span><text:span text:style-name="Strong_20_Emphasis"><text:span text:style-name="T1">部署 </text:span></text:span><text:span text:style-name="Strong_20_Emphasis"><text:span text:style-name="T3">(Deployment)</text:span></text:span><text:span text:style-name="T1">、</text:span><text:span text:style-name="Strong_20_Emphasis"><text:span text:style-name="T1">扩展 </text:span></text:span><text:span text:style-name="Strong_20_Emphasis"><text:span text:style-name="T3">(Scaling)</text:span></text:span><text:span text:style-name="T3"> </text:span><text:span text:style-name="T1">和</text:span><text:span text:style-name="Strong_20_Emphasis"><text:span text:style-name="T1">管理 </text:span></text:span><text:span text:style-name="Strong_20_Emphasis"><text:span text:style-name="T3">(Management)</text:span></text:span><text:span text:style-name="T3"> </text:span><text:span text:style-name="T4">45</text:span><text:span text:style-name="T1">。云服务商通常提供托管的 </text:span><text:span text:style-name="T3">Kubernetes </text:span><text:span text:style-name="T1">服务，如 </text:span><text:span text:style-name="T3">Amazon EKS, Azure AKS, Google GKE </text:span><text:span text:style-name="T4">10</text:span><text:span text:style-name="T1">，进一步简化了 </text:span><text:span text:style-name="T3">K8s </text:span><text:span text:style-name="T1">集群的运维。 </text:span></text:p>
            </text:list-item>
          </text:list>
        </text:list-item>
        <text:list-item>
          <text:p text:style-name="P26">虚拟化与容器化：云服务模型的使能者</text:p>
          <text:p text:style-name="P17"><text:soft-page-break/><text:span text:style-name="T1">云计算之所以能够提供灵活多样的服务模型，如 </text:span><text:span text:style-name="T3">IaaS</text:span><text:span text:style-name="T1">、</text:span><text:span text:style-name="T3">PaaS</text:span><text:span text:style-name="T1">、</text:span><text:span text:style-name="T3">SaaS </text:span><text:span text:style-name="T1">等，很大程度上得益于虚拟化和容器化技术的支撑 </text:span><text:span text:style-name="T3">109</text:span><text:span text:style-name="T1">。这些技术通过不同层次的资源抽象和隔离，实现了云计算的核心优势。</text:span></text:p>
          <text:list>
            <text:list-item>
              <text:p text:style-name="P17"><text:span text:style-name="Strong_20_Emphasis"><text:span text:style-name="T3">IaaS (</text:span></text:span><text:span text:style-name="Strong_20_Emphasis"><text:span text:style-name="T1">基础设施即服务</text:span></text:span><text:span text:style-name="Strong_20_Emphasis"><text:span text:style-name="T3">)</text:span></text:span><text:span text:style-name="T1">：直接构建在</text:span><text:span text:style-name="Strong_20_Emphasis"><text:span text:style-name="T1">虚拟化</text:span></text:span><text:span text:style-name="T1">技术之上。云服务商提供计算（</text:span><text:span text:style-name="T3">VM</text:span><text:span text:style-name="T1">）、存储（块存储、对象存储）和网络资源作为基础构建块，用户负责管理操作系统、中间件和应用程序 </text:span><text:span text:style-name="T4">109</text:span><text:span text:style-name="T1">。我们在前面实验中创建和使用的云虚拟机就属于 </text:span><text:span text:style-name="T3">IaaS </text:span><text:span text:style-name="T1">范畴。 </text:span></text:p>
            </text:list-item>
            <text:list-item>
              <text:p text:style-name="P17"><text:span text:style-name="Strong_20_Emphasis"><text:span text:style-name="T3">PaaS (</text:span></text:span><text:span text:style-name="Strong_20_Emphasis"><text:span text:style-name="T1">平台即服务</text:span></text:span><text:span text:style-name="Strong_20_Emphasis"><text:span text:style-name="T3">)</text:span></text:span><text:span text:style-name="T1">：通常构建在 </text:span><text:span text:style-name="T3">IaaS </text:span><text:span text:style-name="T1">之上，可能内部使用 </text:span><text:span text:style-name="T3">VM </text:span><text:span text:style-name="T1">或</text:span><text:span text:style-name="Strong_20_Emphasis"><text:span text:style-name="T1">容器</text:span></text:span><text:span text:style-name="T1">。云服务商不仅管理底层基础设施，还管理操作系统、中间件、数据库、运行时环境等。用户只需部署和管理自己的应用程序代码和数据 </text:span><text:span text:style-name="T4">109</text:span><text:span text:style-name="T1">。例如，我们之前实验中使用的托管数据库服务（如 </text:span><text:span text:style-name="T3">AWS RDS, Azure SQL DB</text:span><text:span text:style-name="T1">）就是典型的 </text:span><text:span text:style-name="T3">PaaS</text:span><text:span text:style-name="T1">。应用托管平台（如 </text:span><text:span text:style-name="T3">Google App Engine, Azure App Service</text:span><text:span text:style-name="T1">）也属于此类。 </text:span></text:p>
            </text:list-item>
            <text:list-item>
              <text:p text:style-name="P17"><text:span text:style-name="Strong_20_Emphasis"><text:span text:style-name="T3">CaaS (</text:span></text:span><text:span text:style-name="Strong_20_Emphasis"><text:span text:style-name="T1">容器即服务</text:span></text:span><text:span text:style-name="Strong_20_Emphasis"><text:span text:style-name="T3">)</text:span></text:span><text:span text:style-name="T1">：介于 </text:span><text:span text:style-name="T3">IaaS </text:span><text:span text:style-name="T1">和 </text:span><text:span text:style-name="T3">PaaS </text:span><text:span text:style-name="T1">之间，专注于</text:span><text:span text:style-name="Strong_20_Emphasis"><text:span text:style-name="T1">容器</text:span></text:span><text:span text:style-name="T1">的管理和编排。云服务商负责管理容器编排平台（如托管的 </text:span><text:span text:style-name="T3">Kubernetes </text:span><text:span text:style-name="T1">服务 </text:span><text:span text:style-name="T3">EKS, AKS, GKE</text:span><text:span text:style-name="T1">），用户则负责构建容器镜像并部署、管理容器化的应用程序 </text:span><text:span text:style-name="T4">109</text:span><text:span text:style-name="T1">。这直接对应了我们讨论的容器化和 </text:span><text:span text:style-name="T3">Kubernetes </text:span><text:span text:style-name="T1">概念。 </text:span></text:p>
            </text:list-item>
            <text:list-item>
              <text:p text:style-name="P17"><text:span text:style-name="Strong_20_Emphasis"><text:span text:style-name="T3">FaaS (</text:span></text:span><text:span text:style-name="Strong_20_Emphasis"><text:span text:style-name="T1">函数即服务 </text:span></text:span><text:span text:style-name="Strong_20_Emphasis"><text:span text:style-name="T3">/ Serverless </text:span></text:span><text:span text:style-name="Strong_20_Emphasis"><text:span text:style-name="T1">计算</text:span></text:span><text:span text:style-name="Strong_20_Emphasis"><text:span text:style-name="T3">)</text:span></text:span><text:span text:style-name="T1">：这是一种更高级别的抽象，通常在底层使用</text:span><text:span text:style-name="Strong_20_Emphasis"><text:span text:style-name="T1">容器</text:span></text:span><text:span text:style-name="T1">技术来实现。用户只需提供代码片段（函数），平台负责处理事件触发、代码执行、资源调配、自动扩展等所有底层细节 </text:span><text:span text:style-name="T4">109</text:span><text:span text:style-name="T1">。用户按实际执行次数和资源消耗付费。</text:span><text:span text:style-name="T3">AWS Lambda </text:span><text:span text:style-name="T4">122</text:span><text:span text:style-name="T3">, Azure Functions </text:span><text:span text:style-name="T4">25</text:span><text:span text:style-name="T3">, Google Cloud Functions </text:span><text:span text:style-name="T4">102</text:span><text:span text:style-name="T3"> </text:span><text:span text:style-name="T1">是 </text:span><text:span text:style-name="T3">FaaS </text:span><text:span text:style-name="T1">的代表。 </text:span></text:p>
            </text:list-item>
          </text:list>
          <text:p text:style-name="P17"><text:span text:style-name="T1">理解虚拟化和容器化有助于我们看清不同云服务模型背后的实现机制和它们各自的权衡。选择哪种服务模型取决于用户希望获得的控制级别与愿意承担的运维管理负担之间的平衡。</text:span><text:span text:style-name="T3">IaaS </text:span><text:span text:style-name="T1">提供最大的控制力，但运维责任也最重；</text:span><text:span text:style-name="T3">SaaS </text:span><text:span text:style-name="T1">提供最少的控制力，但运维负担几乎为零；</text:span><text:span text:style-name="T3">PaaS </text:span><text:span text:style-name="T1">和 </text:span><text:span text:style-name="T3">CaaS </text:span><text:span text:style-name="T1">则处于中间地带。</text:span></text:p>
          <text:p text:style-name="P17"><text:span text:style-name="T1">近年来，云原生应用开发越来越倾向于使用容器化和 </text:span><text:span text:style-name="T3">Serverless (FaaS) </text:span><text:span text:style-name="T1">技术。这代表了一种向更高层抽象演进的趋势，旨在让开发者能够更专注于业务逻辑本身，减少对底层基础设施的关注，从而加快开发和迭代速度 </text:span><text:span text:style-name="T4">109</text:span><text:span text:style-name="T1">。然而，这并不意味着底层的基础知识（如操作系统原理、网络通信）不再重要。即使在使用高度抽象的服务时，理解这些基础原理对于进行有效的系统设计、性能调优、成本优化以及问题诊断（尤其是在 </text:span><text:span text:style-name="T3">CaaS </text:span><text:span text:style-name="T1">或复杂的 </text:span><text:span text:style-name="T3">Serverless </text:span><text:span text:style-name="T1">架构中）仍然是不可或缺的 </text:span><text:span text:style-name="T4">2</text:span><text:span text:style-name="T1">。</text:span></text:p>
        </text:list-item>
        <text:list-item>
          <text:p text:style-name="P17"><text:span text:style-name="Strong_20_Emphasis"><text:span text:style-name="T1">表：虚拟机 </text:span></text:span><text:span text:style-name="Strong_20_Emphasis"><text:span text:style-name="T3">(VM) </text:span></text:span><text:span text:style-name="Strong_20_Emphasis"><text:span text:style-name="T1">与容器对比</text:span></text:span></text:p>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6"><text:span text:style-name="Strong_20_Emphasis"><text:span text:style-name="T1">特性</text:span></text:span></text:p>
          </table:table-cell>
          <table:table-cell table:style-name="表格2.A1" office:value-type="string">
            <text:p text:style-name="P6"><text:span text:style-name="Strong_20_Emphasis"><text:span text:style-name="T1">虚拟机 </text:span></text:span><text:span text:style-name="Strong_20_Emphasis"><text:span text:style-name="T3">(Virtual Machine)</text:span></text:span></text:p>
          </table:table-cell>
          <table:table-cell table:style-name="表格2.A1" office:value-type="string">
            <text:p text:style-name="P6"><text:span text:style-name="Strong_20_Emphasis"><text:span text:style-name="T1">容器 </text:span></text:span><text:span text:style-name="Strong_20_Emphasis"><text:span text:style-name="T3">(Container)</text:span></text:span></text:p>
          </table:table-cell>
        </table:table-row>
        <table:table-row>
          <table:table-cell table:style-name="表格2.A1" office:value-type="string">
            <text:p text:style-name="P8"><text:span text:style-name="Strong_20_Emphasis"><text:span text:style-name="T1">隔离级别</text:span></text:span></text:p>
          </table:table-cell>
          <table:table-cell table:style-name="表格2.A1" office:value-type="string">
            <text:p text:style-name="P7"><text:span text:style-name="T1">硬件级别隔离 </text:span><text:span text:style-name="T3">(</text:span><text:span text:style-name="T1">独立内核</text:span><text:span text:style-name="T3">) </text:span><text:span text:style-name="T4">109</text:span></text:p>
          </table:table-cell>
          <table:table-cell table:style-name="表格2.A1" office:value-type="string">
            <text:p text:style-name="P7"><text:span text:style-name="T1">操作系统级别隔离 </text:span><text:span text:style-name="T3">(</text:span><text:span text:style-name="T1">共享宿主机内核</text:span><text:span text:style-name="T3">) </text:span><text:span text:style-name="T4">109</text:span></text:p>
          </table:table-cell>
        </table:table-row>
        <text:soft-page-break/>
        <table:table-row>
          <table:table-cell table:style-name="表格2.A1" office:value-type="string">
            <text:p text:style-name="P8"><text:span text:style-name="Strong_20_Emphasis"><text:span text:style-name="T1">操作系统</text:span></text:span></text:p>
          </table:table-cell>
          <table:table-cell table:style-name="表格2.A1" office:value-type="string">
            <text:p text:style-name="P7"><text:span text:style-name="T1">每个 </text:span><text:span text:style-name="T3">VM </text:span><text:span text:style-name="T1">运行完整的客户操作系统</text:span></text:p>
          </table:table-cell>
          <table:table-cell table:style-name="表格2.A1" office:value-type="string">
            <text:p text:style-name="P10">所有容器共享宿主机操作系统内核</text:p>
          </table:table-cell>
        </table:table-row>
        <table:table-row>
          <table:table-cell table:style-name="表格2.A1" office:value-type="string">
            <text:p text:style-name="P8"><text:span text:style-name="Strong_20_Emphasis"><text:span text:style-name="T1">资源开销</text:span></text:span></text:p>
          </table:table-cell>
          <table:table-cell table:style-name="表格2.A1" office:value-type="string">
            <text:p text:style-name="P7"><text:span text:style-name="T1">较高 </text:span><text:span text:style-name="T3">(</text:span><text:span text:style-name="T1">需要 </text:span><text:span text:style-name="T3">OS </text:span><text:span text:style-name="T1">资源</text:span><text:span text:style-name="T3">) </text:span><text:span text:style-name="T4">109</text:span></text:p>
          </table:table-cell>
          <table:table-cell table:style-name="表格2.A1" office:value-type="string">
            <text:p text:style-name="P7"><text:span text:style-name="T1">较低 </text:span><text:span text:style-name="T3">(</text:span><text:span text:style-name="T1">共享内核，仅打包应用和依赖</text:span><text:span text:style-name="T3">) </text:span><text:span text:style-name="T4">109</text:span></text:p>
          </table:table-cell>
        </table:table-row>
        <table:table-row>
          <table:table-cell table:style-name="表格2.A1" office:value-type="string">
            <text:p text:style-name="P8"><text:span text:style-name="Strong_20_Emphasis"><text:span text:style-name="T1">启动速度</text:span></text:span></text:p>
          </table:table-cell>
          <table:table-cell table:style-name="表格2.A1" office:value-type="string">
            <text:p text:style-name="P7"><text:span text:style-name="T1">较慢 </text:span><text:span text:style-name="T3">(</text:span><text:span text:style-name="T1">分钟级，需启动 </text:span><text:span text:style-name="T3">OS) </text:span><text:span text:style-name="T4">109</text:span></text:p>
          </table:table-cell>
          <table:table-cell table:style-name="表格2.A1" office:value-type="string">
            <text:p text:style-name="P7"><text:span text:style-name="T1">快 </text:span><text:span text:style-name="T3">(</text:span><text:span text:style-name="T1">秒级或毫秒级，启动进程</text:span><text:span text:style-name="T3">) </text:span><text:span text:style-name="T4">109</text:span></text:p>
          </table:table-cell>
        </table:table-row>
        <table:table-row>
          <table:table-cell table:style-name="表格2.A1" office:value-type="string">
            <text:p text:style-name="P8"><text:span text:style-name="Strong_20_Emphasis"><text:span text:style-name="T1">运行密度</text:span></text:span></text:p>
          </table:table-cell>
          <table:table-cell table:style-name="表格2.A1" office:value-type="string">
            <text:p text:style-name="P7"><text:span text:style-name="T1">较低 </text:span><text:span text:style-name="T3">(</text:span><text:span text:style-name="T1">单位主机承载数量少</text:span><text:span text:style-name="T3">)</text:span></text:p>
          </table:table-cell>
          <table:table-cell table:style-name="表格2.A1" office:value-type="string">
            <text:p text:style-name="P7"><text:span text:style-name="T1">较高 </text:span><text:span text:style-name="T3">(</text:span><text:span text:style-name="T1">单位主机承载数量多</text:span><text:span text:style-name="T3">)</text:span></text:p>
          </table:table-cell>
        </table:table-row>
        <table:table-row>
          <table:table-cell table:style-name="表格2.A1" office:value-type="string">
            <text:p text:style-name="P8"><text:span text:style-name="Strong_20_Emphasis"><text:span text:style-name="T1">镜像大小</text:span></text:span></text:p>
          </table:table-cell>
          <table:table-cell table:style-name="表格2.A1" office:value-type="string">
            <text:p text:style-name="P7"><text:span text:style-name="T1">大 </text:span><text:span text:style-name="T3">(GB </text:span><text:span text:style-name="T1">级，包含完整 </text:span><text:span text:style-name="T3">OS) </text:span><text:span text:style-name="T4">109</text:span></text:p>
          </table:table-cell>
          <table:table-cell table:style-name="表格2.A1" office:value-type="string">
            <text:p text:style-name="P7"><text:span text:style-name="T1">小 </text:span><text:span text:style-name="T3">(MB </text:span><text:span text:style-name="T1">级，仅应用和依赖</text:span><text:span text:style-name="T3">) </text:span><text:span text:style-name="T4">109</text:span></text:p>
          </table:table-cell>
        </table:table-row>
        <table:table-row>
          <table:table-cell table:style-name="表格2.A1" office:value-type="string">
            <text:p text:style-name="P8"><text:span text:style-name="Strong_20_Emphasis"><text:span text:style-name="T1">用例侧重</text:span></text:span></text:p>
          </table:table-cell>
          <table:table-cell table:style-name="表格2.A1" office:value-type="string">
            <text:p text:style-name="P7"><text:span text:style-name="T1">运行不同 </text:span><text:span text:style-name="T3">OS</text:span><text:span text:style-name="T1">；需要强隔离；传统应用迁移；基础设施虚拟化</text:span></text:p>
          </table:table-cell>
          <table:table-cell table:style-name="表格2.A1" office:value-type="string">
            <text:p text:style-name="P7"><text:span text:style-name="T1">应用打包与部署；微服务；</text:span><text:span text:style-name="T3">CI/CD</text:span><text:span text:style-name="T1">；开发测试环境一致性</text:span></text:p>
          </table:table-cell>
        </table:table-row>
      </table:table>
      <text:list xml:id="list727125594" text:style-name="L7">
        <text:list-item>
          <text:p text:style-name="P18"><text:span text:style-name="Strong_20_Emphasis"><text:span text:style-name="T1">动手实验：</text:span></text:span><text:span text:style-name="Strong_20_Emphasis"><text:span text:style-name="T3">Docker </text:span></text:span><text:span text:style-name="Strong_20_Emphasis"><text:span text:style-name="T1">容器入门</text:span></text:span><text:span text:style-name="T1"> </text:span></text:p>
          <text:list>
            <text:list-item>
              <text:p text:style-name="P18"><text:span text:style-name="Strong_20_Emphasis"><text:span text:style-name="T1">目标：</text:span></text:span><text:span text:style-name="T1"> 掌握 </text:span><text:span text:style-name="T3">Docker </text:span><text:span text:style-name="T1">的基本操作，包括获取镜像、运行容器、管理容器生命周期，并可选地构建简单镜像。 </text:span></text:p>
            </text:list-item>
            <text:list-item>
              <text:p text:style-name="P18"><text:span text:style-name="Strong_20_Emphasis"><text:span text:style-name="T1">平台：</text:span></text:span><text:span text:style-name="T1"> 使用之前实验中创建的 </text:span><text:span text:style-name="T3">Linux VM</text:span><text:span text:style-name="T1">。 </text:span></text:p>
            </text:list-item>
            <text:list-item>
              <text:p text:style-name="P18"><text:span text:style-name="Strong_20_Emphasis"><text:span text:style-name="T1">步骤：</text:span></text:span><text:span text:style-name="T1"> </text:span></text:p>
              <text:list>
                <text:list-item>
                  <text:p text:style-name="P18"><text:span text:style-name="Strong_20_Emphasis"><text:span text:style-name="T1">（虚拟化实践回顾）：</text:span></text:span><text:span text:style-name="T1"> 首先明确，之前创建和使用云端 </text:span><text:span text:style-name="T3">Linux VM </text:span><text:span text:style-name="T1">的过程，本身就是对</text:span><text:span text:style-name="Strong_20_Emphasis"><text:span text:style-name="T1">虚拟化</text:span></text:span><text:span text:style-name="T1">技术（特别是 </text:span><text:span text:style-name="T3">IaaS </text:span><text:span text:style-name="T1">模式）的实践应用。 </text:span></text:p>
                </text:list-item>
                <text:list-item>
                  <text:p text:style-name="P18"><text:span text:style-name="Strong_20_Emphasis"><text:span text:style-name="T1">安装 </text:span></text:span><text:span text:style-name="Strong_20_Emphasis"><text:span text:style-name="T3">Docker</text:span></text:span><text:span text:style-name="Strong_20_Emphasis"><text:span text:style-name="T1">：</text:span></text:span><text:span text:style-name="T1"> 在您的 </text:span><text:span text:style-name="T3">Linux VM </text:span><text:span text:style-name="T1">上安装 </text:span><text:span text:style-name="T3">Docker </text:span><text:span text:style-name="T1">引擎。可以参考 </text:span><text:span text:style-name="T3">Docker </text:span><text:span text:style-name="T1">官方文档的安装指南，或者使用发行版的包管理器。例如，在 </text:span><text:span text:style-name="T3">Ubuntu/Debian </text:span><text:span text:style-name="T1">上： </text:span></text:p>
                  <text:p text:style-name="P31">Bash</text:p>
                  <text:p text:style-name="P5"><text:span text:style-name="Source_20_Text"><text:span text:style-name="T3">sudo apt update</text:span></text:span></text:p>
                  <text:p text:style-name="P5"><text:span text:style-name="Source_20_Text"><text:span text:style-name="T3">sudo apt install -y docker.io</text:span></text:span></text:p>
                  <text:p text:style-name="P5"><text:span text:style-name="Source_20_Text"><text:span text:style-name="T3"># </text:span></text:span><text:span text:style-name="Source_20_Text"><text:span text:style-name="T1">可能需要将当前用户添加到 </text:span></text:span><text:span text:style-name="Source_20_Text"><text:span text:style-name="T3">docker </text:span></text:span><text:span text:style-name="Source_20_Text"><text:span text:style-name="T1">组以避免每次都使用 </text:span></text:span><text:span text:style-name="Source_20_Text"><text:span text:style-name="T3">sudo</text:span></text:span></text:p>
                  <text:p text:style-name="P5"><text:span text:style-name="Source_20_Text"><text:span text:style-name="T3">sudo usermod -aG docker $USER</text:span></text:span></text:p>
                  <text:p text:style-name="P5"><text:span text:style-name="Source_20_Text"><text:span text:style-name="T3"># </text:span></text:span><text:span text:style-name="Source_20_Text"><text:span text:style-name="T1">添加后需要重新登录或 </text:span></text:span><text:span text:style-name="Source_20_Text"><text:span text:style-name="T3">newgrp docker </text:span></text:span><text:span text:style-name="Source_20_Text"><text:span text:style-name="T1">生效</text:span></text:span></text:p>
                  <text:p text:style-name="P18"><text:span text:style-name="T1">验证安装：</text:span><text:span text:style-name="Source_20_Text"><text:span text:style-name="T3">docker --version</text:span></text:span><text:span text:style-name="T1">。 </text:span></text:p>
                </text:list-item>
                <text:list-item>
                  <text:p text:style-name="P18"><text:span text:style-name="Strong_20_Emphasis"><text:span text:style-name="T1">拉取镜像：</text:span></text:span><text:span text:style-name="T1"> 从 </text:span><text:span text:style-name="T3">Docker Hub</text:span><text:span text:style-name="T1">（公共的容器镜像仓库）拉取一个官方的 </text:span><text:span text:style-name="T3">Nginx </text:span><text:span text:style-name="T1">镜像： </text:span></text:p>
                  <text:p text:style-name="P31">Bash</text:p>
                  <text:p text:style-name="P5"><text:span text:style-name="Source_20_Text"><text:span text:style-name="T3">docker pull nginx</text:span></text:span></text:p>
                  <text:p text:style-name="P18"><text:span text:style-name="T1">查看本地已有的镜像：</text:span><text:span text:style-name="Source_20_Text"><text:span text:style-name="T3">docker images</text:span></text:span><text:span text:style-name="T1">。 </text:span></text:p>
                </text:list-item>
                <text:list-item>
                  <text:p text:style-name="P18"><text:span text:style-name="Strong_20_Emphasis"><text:span text:style-name="T1">运行容器：</text:span></text:span><text:span text:style-name="T1"> 在后台运行一个 </text:span><text:span text:style-name="T3">Nginx </text:span><text:span text:style-name="T1">容器，并将容器的 </text:span><text:span text:style-name="T3">80 </text:span><text:span text:style-name="T1">端口映射到宿主机（</text:span><text:span text:style-name="T3">VM</text:span><text:span text:style-name="T1">）的 </text:span><text:span text:style-name="T3">8080 </text:span><text:span text:style-name="T1">端口： </text:span></text:p>
                  <text:p text:style-name="P31"><text:soft-page-break/>Bash</text:p>
                  <text:p text:style-name="P5"><text:span text:style-name="Source_20_Text"><text:span text:style-name="T3">docker run -d -p 8080:80 --name my-nginx nginx</text:span></text:span></text:p>
                  <text:p text:style-name="P27">解释参数： </text:p>
                  <text:list>
                    <text:list-item>
                      <text:p text:style-name="P18"><text:span text:style-name="Source_20_Text"><text:span text:style-name="T3">-d</text:span></text:span><text:span text:style-name="T3">: Detached </text:span><text:span text:style-name="T1">模式，在后台运行容器。 </text:span></text:p>
                    </text:list-item>
                    <text:list-item>
                      <text:p text:style-name="P18"><text:span text:style-name="Source_20_Text"><text:span text:style-name="T3">-p 8080:80</text:span></text:span><text:span text:style-name="T3">: </text:span><text:span text:style-name="T1">端口映射，格式为 </text:span><text:span text:style-name="Source_20_Text"><text:span text:style-name="T3">&lt;host_port&gt;:&lt;container_port&gt;</text:span></text:span><text:span text:style-name="T1">。将宿主机的 </text:span><text:span text:style-name="T3">8080 </text:span><text:span text:style-name="T1">端口流量转发到容器的 </text:span><text:span text:style-name="T3">80 </text:span><text:span text:style-name="T1">端口。 </text:span></text:p>
                    </text:list-item>
                    <text:list-item>
                      <text:p text:style-name="P18"><text:span text:style-name="Source_20_Text"><text:span text:style-name="T3">--name my-nginx</text:span></text:span><text:span text:style-name="T3">: </text:span><text:span text:style-name="T1">为容器指定一个易于识别的名称。 </text:span></text:p>
                    </text:list-item>
                    <text:list-item>
                      <text:p text:style-name="P18"><text:span text:style-name="Source_20_Text"><text:span text:style-name="T3">nginx</text:span></text:span><text:span text:style-name="T3">: </text:span><text:span text:style-name="T1">要使用的镜像名称。 </text:span></text:p>
                    </text:list-item>
                  </text:list>
                </text:list-item>
                <text:list-item>
                  <text:p text:style-name="P18"><text:span text:style-name="Strong_20_Emphasis"><text:span text:style-name="T1">验证运行：</text:span></text:span><text:span text:style-name="T1"> 在本地计算机的浏览器中，访问 </text:span><text:span text:style-name="Source_20_Text"><text:span text:style-name="T3">http://&lt;VM </text:span></text:span><text:span text:style-name="Source_20_Text"><text:span text:style-name="T1">的公网 </text:span></text:span><text:span text:style-name="Source_20_Text"><text:span text:style-name="T3">IP </text:span></text:span><text:span text:style-name="Source_20_Text"><text:span text:style-name="T1">地址</text:span></text:span><text:span text:style-name="Source_20_Text"><text:span text:style-name="T3">&gt;:8080</text:span></text:span><text:span text:style-name="T1">。如果看到 </text:span><text:span text:style-name="T3">Nginx </text:span><text:span text:style-name="T1">的欢迎页面，说明容器已成功运行并且端口映射生效。解释端口映射使得外部可以通过宿主机访问容器内的服务。 </text:span></text:p>
                </text:list-item>
                <text:list-item>
                  <text:p text:style-name="P18"><text:span text:style-name="Strong_20_Emphasis"><text:span text:style-name="T1">管理容器：</text:span></text:span><text:span text:style-name="T1"> </text:span></text:p>
                  <text:list>
                    <text:list-item>
                      <text:p text:style-name="P18"><text:span text:style-name="Source_20_Text"><text:span text:style-name="T3">docker ps</text:span></text:span><text:span text:style-name="T3">: </text:span><text:span text:style-name="T1">列出当前正在运行的容器。应该能看到名为 </text:span><text:span text:style-name="Source_20_Text"><text:span text:style-name="T3">my-nginx</text:span></text:span><text:span text:style-name="T3"> </text:span><text:span text:style-name="T1">的容器。 </text:span></text:p>
                    </text:list-item>
                    <text:list-item>
                      <text:p text:style-name="P18"><text:span text:style-name="Source_20_Text"><text:span text:style-name="T3">docker logs my-nginx</text:span></text:span><text:span text:style-name="T3">: </text:span><text:span text:style-name="T1">查看 </text:span><text:span text:style-name="Source_20_Text"><text:span text:style-name="T3">my-nginx</text:span></text:span><text:span text:style-name="T3"> </text:span><text:span text:style-name="T1">容器的标准输出日志（对于 </text:span><text:span text:style-name="T3">Nginx</text:span><text:span text:style-name="T1">，主要是访问日志和错误日志）。 </text:span></text:p>
                    </text:list-item>
                    <text:list-item>
                      <text:p text:style-name="P18"><text:span text:style-name="Source_20_Text"><text:span text:style-name="T3">docker stop my-nginx</text:span></text:span><text:span text:style-name="T3">: </text:span><text:span text:style-name="T1">停止 </text:span><text:span text:style-name="Source_20_Text"><text:span text:style-name="T3">my-nginx</text:span></text:span><text:span text:style-name="T3"> </text:span><text:span text:style-name="T1">容器。 </text:span></text:p>
                    </text:list-item>
                    <text:list-item>
                      <text:p text:style-name="P18"><text:span text:style-name="Source_20_Text"><text:span text:style-name="T3">docker ps</text:span></text:span><text:span text:style-name="T3">: </text:span><text:span text:style-name="T1">再次运行，确认 </text:span><text:span text:style-name="Source_20_Text"><text:span text:style-name="T3">my-nginx</text:span></text:span><text:span text:style-name="T3"> </text:span><text:span text:style-name="T1">已不在运行中。 </text:span></text:p>
                    </text:list-item>
                    <text:list-item>
                      <text:p text:style-name="P18"><text:span text:style-name="Source_20_Text"><text:span text:style-name="T3">docker ps -a</text:span></text:span><text:span text:style-name="T3">: </text:span><text:span text:style-name="T1">列出所有容器（包括已停止的）。应该能看到 </text:span><text:span text:style-name="Source_20_Text"><text:span text:style-name="T3">my-nginx</text:span></text:span><text:span text:style-name="T3"> </text:span><text:span text:style-name="T1">状态为 </text:span><text:span text:style-name="Source_20_Text"><text:span text:style-name="T3">Exited</text:span></text:span><text:span text:style-name="T1">。 </text:span></text:p>
                    </text:list-item>
                    <text:list-item>
                      <text:p text:style-name="P18"><text:span text:style-name="Source_20_Text"><text:span text:style-name="T3">docker start my-nginx</text:span></text:span><text:span text:style-name="T3">: </text:span><text:span text:style-name="T1">重新启动已停止的容器。 </text:span></text:p>
                    </text:list-item>
                    <text:list-item>
                      <text:p text:style-name="P18"><text:span text:style-name="Source_20_Text"><text:span text:style-name="T3">docker rm my-nginx</text:span></text:span><text:span text:style-name="T3">: </text:span><text:span text:style-name="T1">删除已停止的容器。注意：必须先停止容器才能删除。如果要强制删除运行中的容器，可以使用 </text:span><text:span text:style-name="Source_20_Text"><text:span text:style-name="T3">docker rm -f my-nginx</text:span></text:span><text:span text:style-name="T1">。 </text:span></text:p>
                    </text:list-item>
                  </text:list>
                </text:list-item>
                <text:list-item>
                  <text:p text:style-name="P18"><text:span text:style-name="Strong_20_Emphasis"><text:span text:style-name="T1">（可选）使用 </text:span></text:span><text:span text:style-name="Strong_20_Emphasis"><text:span text:style-name="T3">Dockerfile </text:span></text:span><text:span text:style-name="Strong_20_Emphasis"><text:span text:style-name="T1">构建镜像：</text:span></text:span><text:span text:style-name="T1"> </text:span></text:p>
                  <text:list>
                    <text:list-item>
                      <text:p text:style-name="P18"><text:span text:style-name="Strong_20_Emphasis"><text:span text:style-name="T1">创建应用：</text:span></text:span><text:span text:style-name="T1"> 在 </text:span><text:span text:style-name="T3">VM </text:span><text:span text:style-name="T1">上创建一个简单的 </text:span><text:span text:style-name="T3">Python Flask "Hello World" </text:span><text:span text:style-name="T1">应用。 </text:span></text:p>
                      <text:list>
                        <text:list-item>
                          <text:p text:style-name="P18"><text:span text:style-name="T1">创建 </text:span><text:span text:style-name="Source_20_Text"><text:span text:style-name="T3">requirements.txt</text:span></text:span><text:span text:style-name="T3"> </text:span><text:span text:style-name="T1">文件，内容为：</text:span><text:span text:style-name="Source_20_Text"><text:span text:style-name="T3">Flask</text:span></text:span><text:span text:style-name="T3"> </text:span></text:p>
                        </text:list-item>
                        <text:list-item>
                          <text:p text:style-name="P18"><text:span text:style-name="T1">创建 </text:span><text:span text:style-name="Source_20_Text"><text:span text:style-name="T3">app.py</text:span></text:span><text:span text:style-name="T3"> </text:span><text:span text:style-name="T1">文件，内容为： </text:span></text:p>
                          <text:p text:style-name="P31">Python</text:p>
                          <text:p text:style-name="P5"><text:soft-page-break/><text:span text:style-name="Source_20_Text"><text:span text:style-name="T3">from flask import Flask</text:span></text:span></text:p>
                          <text:p text:style-name="P5"><text:span text:style-name="Source_20_Text"><text:span text:style-name="T3">app = Flask(__name__)</text:span></text:span></text:p>
                          <text:p text:style-name="P5"/>
                          <text:p text:style-name="P5"><text:span text:style-name="Source_20_Text"><text:span text:style-name="T3">@app.route('/')</text:span></text:span></text:p>
                          <text:p text:style-name="P5"><text:span text:style-name="Source_20_Text"><text:span text:style-name="T3">def hello_world():</text:span></text:span></text:p>
                          <text:p text:style-name="P5"><text:span text:style-name="Source_20_Text"><text:s text:c="4"/></text:span><text:span text:style-name="Source_20_Text"><text:span text:style-name="T3">return 'Hello from Docker Container!'</text:span></text:span></text:p>
                          <text:p text:style-name="P5"/>
                          <text:p text:style-name="P5"><text:span text:style-name="Source_20_Text"><text:span text:style-name="T3">if __name__ == '__main__':</text:span></text:span></text:p>
                          <text:p text:style-name="P5"><text:span text:style-name="Source_20_Text"><text:s text:c="4"/></text:span><text:span text:style-name="Source_20_Text"><text:span text:style-name="T3">app.run(debug=True, host='0.0.0.0', port=5000) # </text:span></text:span><text:span text:style-name="Source_20_Text"><text:span text:style-name="T1">监听所有接口的</text:span></text:span><text:span text:style-name="Source_20_Text"><text:span text:style-name="T3">5000</text:span></text:span><text:span text:style-name="Source_20_Text"><text:span text:style-name="T1">端口</text:span></text:span></text:p>
                          <text:p text:style-name="P18"><draw:frame draw:style-name="fr2" draw:name="框架10" text:anchor-type="char" svg:x="0cm" svg:width="0.041cm" draw:z-index="9"><draw:text-box fo:min-height="0.132cm"><text:p text:style-name="Text_20_body"><draw:frame draw:style-name="fr1" draw:name="框架11" text:anchor-type="char" svg:width="0.041cm" draw:z-index="10"><draw:text-box fo:min-height="0.041cm"><text:p text:style-name="Text_20_body"><draw:frame draw:style-name="fr1" draw:name="框架12" text:anchor-type="char" svg:width="0.041cm" draw:z-index="11"><draw:text-box fo:min-height="0.041cm"><text:p text:style-name="Text_20_body"/></draw:text-box></draw:frame></text:p></draw:text-box></draw:frame></text:p></draw:text-box></draw:frame><draw:frame draw:style-name="fr2" draw:name="框架2" text:anchor-type="char" svg:x="0cm" svg:width="0.132cm" draw:z-index="1"><draw:text-box fo:min-height="0.132cm"><draw:frame draw:style-name="fr4" draw:name="框架8" text:anchor-type="frame" svg:x="0cm" svg:y="0cm" svg:width="0.37cm" draw:z-index="2"><draw:text-box fo:min-height="0.529cm"><text:p text:style-name="Text_20_body"/></draw:text-box></draw:frame><draw:frame draw:style-name="fr4" draw:name="框架3" text:anchor-type="frame" svg:x="0cm" svg:y="0cm" svg:width="443896.75cm" draw:z-index="3"><draw:text-box fo:min-height="443896.75cm"><text:p text:style-name="Text_20_body"><draw:frame draw:style-name="fr1" draw:name="框架4" text:anchor-type="char" svg:width="1.27cm" draw:z-index="5"><draw:text-box fo:min-height="0.041cm"><text:p text:style-name="Text_20_body"/></draw:text-box></draw:frame><draw:frame draw:style-name="fr1" draw:name="框架5" text:anchor-type="char" svg:width="1.27cm" draw:z-index="4"><draw:text-box fo:min-height="0.794cm"><text:p text:style-name="Text_20_body"/></draw:text-box></draw:frame></text:p></draw:text-box></draw:frame><text:p text:style-name="Text_20_body"><draw:frame draw:style-name="fr2" draw:name="框架6" text:anchor-type="char" svg:x="0cm" svg:width="0.041cm" draw:z-index="6"><draw:text-box fo:min-height="0.318cm"><draw:frame draw:style-name="fr4" draw:name="框架7" text:anchor-type="frame" svg:x="0cm" svg:y="0cm" svg:width="0.529cm" draw:z-index="7"><draw:text-box fo:min-height="0.318cm"><text:p text:style-name="Text_20_body"/></draw:text-box></draw:frame><text:p text:style-name="Text_20_body"/></draw:text-box></draw:frame></text:p></draw:text-box></draw:frame><draw:frame draw:style-name="fr1" draw:name="框架1" text:anchor-type="char" svg:width="0.041cm" draw:z-index="0"><draw:text-box fo:min-height="0.794cm"><text:p text:style-name="Text_20_body"/></draw:text-box></draw:frame></text:p>
                        </text:list-item>
                      </text:list>
                    </text:list-item>
                    <text:list-item>
                      <text:p text:style-name="P18"><text:span text:style-name="Strong_20_Emphasis"><text:span text:style-name="T1">创建 </text:span></text:span><text:span text:style-name="Strong_20_Emphasis"><text:span text:style-name="T3">Dockerfile</text:span></text:span><text:span text:style-name="Strong_20_Emphasis"><text:span text:style-name="T1">：</text:span></text:span><text:span text:style-name="T1"> 在同一目录下创建名为 </text:span><text:span text:style-name="Source_20_Text"><text:span text:style-name="T3">Dockerfile</text:span></text:span><text:span text:style-name="T3"> (</text:span><text:span text:style-name="T1">无后缀</text:span><text:span text:style-name="T3">) </text:span><text:span text:style-name="T1">的文件，内容为： </text:span></text:p>
                      <text:p text:style-name="P31">Dockerfile</text:p>
                      <text:p text:style-name="P5"><text:span text:style-name="Source_20_Text"><text:span text:style-name="T3"># </text:span></text:span><text:span text:style-name="Source_20_Text"><text:span text:style-name="T1">使用官方 </text:span></text:span><text:span text:style-name="Source_20_Text"><text:span text:style-name="T3">Python </text:span></text:span><text:span text:style-name="Source_20_Text"><text:span text:style-name="T1">镜像作为基础</text:span></text:span></text:p>
                      <text:p text:style-name="P5"><text:span text:style-name="Source_20_Text"><text:span text:style-name="T3">FROM python:3.9-slim</text:span></text:span></text:p>
                      <text:p text:style-name="P5"/>
                      <text:p text:style-name="P5"><text:span text:style-name="Source_20_Text"><text:span text:style-name="T3"># </text:span></text:span><text:span text:style-name="Source_20_Text"><text:span text:style-name="T1">设置工作目录</text:span></text:span></text:p>
                      <text:p text:style-name="P5"><text:span text:style-name="Source_20_Text"><text:span text:style-name="T3">WORKDIR /app</text:span></text:span></text:p>
                      <text:p text:style-name="P5"/>
                      <text:p text:style-name="P5"><text:span text:style-name="Source_20_Text"><text:span text:style-name="T3"># </text:span></text:span><text:span text:style-name="Source_20_Text"><text:span text:style-name="T1">复制依赖文件并安装依赖</text:span></text:span></text:p>
                      <text:p text:style-name="P5"><text:span text:style-name="Source_20_Text"><text:span text:style-name="T3">COPY requirements.txt.</text:span></text:span></text:p>
                      <text:p text:style-name="P5"><text:span text:style-name="Source_20_Text"><text:span text:style-name="T3">RUN pip install --no-cache-dir -r requirements.txt</text:span></text:span></text:p>
                      <text:p text:style-name="P5"/>
                      <text:p text:style-name="P5"><text:span text:style-name="Source_20_Text"><text:span text:style-name="T3"># </text:span></text:span><text:span text:style-name="Source_20_Text"><text:span text:style-name="T1">复制应用代码到工作目录</text:span></text:span></text:p>
                      <text:p text:style-name="P5"><text:span text:style-name="Source_20_Text"><text:span text:style-name="T3">COPY..</text:span></text:span></text:p>
                      <text:p text:style-name="P5"/>
                      <text:p text:style-name="P5"><text:span text:style-name="Source_20_Text"><text:span text:style-name="T3"># </text:span></text:span><text:span text:style-name="Source_20_Text"><text:span text:style-name="T1">暴露容器端口</text:span></text:span></text:p>
                      <text:p text:style-name="P5"><text:span text:style-name="Source_20_Text"><text:span text:style-name="T3">EXPOSE 5000</text:span></text:span></text:p>
                      <text:p text:style-name="P5"/>
                      <text:p text:style-name="P5"><text:span text:style-name="Source_20_Text"><text:span text:style-name="T3"># </text:span></text:span><text:span text:style-name="Source_20_Text"><text:span text:style-name="T1">定义容器启动时运行的命令</text:span></text:span></text:p>
                      <text:p text:style-name="P5"><text:span text:style-name="Source_20_Text"><text:span text:style-name="T3">CMD ["flask", "run", "--host=0.0.0.0", "--port=5000"]</text:span></text:span></text:p>
                    </text:list-item>
                    <text:list-item>
                      <text:p text:style-name="P18"><text:span text:style-name="Strong_20_Emphasis"><text:span text:style-name="T1">构建镜像：</text:span></text:span><text:span text:style-name="T1"> 在包含 </text:span><text:span text:style-name="Source_20_Text"><text:span text:style-name="T3">Dockerfile</text:span></text:span><text:span text:style-name="T3"> </text:span><text:span text:style-name="T1">和应用文件的目录下，运行构建命令： </text:span></text:p>
                      <text:p text:style-name="P31">Bash</text:p>
                      <text:p text:style-name="P5"><text:span text:style-name="Source_20_Text"><text:span text:style-name="T3">docker build -t my-flask-app.</text:span></text:span></text:p>
                      <text:p text:style-name="P18"><text:span text:style-name="Source_20_Text"><text:span text:style-name="T3">-t my-flask-app</text:span></text:span><text:span text:style-name="T3"> </text:span><text:span text:style-name="T1">为新构建的镜像命名。</text:span><text:span text:style-name="Source_20_Text"><text:span text:style-name="T3">.</text:span></text:span><text:span text:style-name="T3"> </text:span><text:span text:style-name="T1">表示 </text:span><text:span text:style-name="T3">Dockerfile </text:span><text:span text:style-name="T1">在当前目录。 </text:span></text:p>
                    </text:list-item>
                    <text:list-item>
                      <text:p text:style-name="P18"><text:span text:style-name="Strong_20_Emphasis"><text:span text:style-name="T1">运行自定义容器：</text:span></text:span><text:span text:style-name="T1"> </text:span></text:p>
                      <text:p text:style-name="P31">Bash</text:p>
                      <text:p text:style-name="P5"><text:span text:style-name="Source_20_Text"><text:span text:style-name="T3">docker run -d -p 5001:5000 --name my-flask-container my-flask-app</text:span></text:span></text:p>
                      <text:p text:style-name="P18"><text:soft-page-break/><text:span text:style-name="T1">这里将容器的 </text:span><text:span text:style-name="T3">5000 </text:span><text:span text:style-name="T1">端口映射到宿主机的 </text:span><text:span text:style-name="T3">5001 </text:span><text:span text:style-name="T1">端口。 </text:span></text:p>
                    </text:list-item>
                    <text:list-item>
                      <text:p text:style-name="P18"><text:span text:style-name="Strong_20_Emphasis"><text:span text:style-name="T1">验证：</text:span></text:span><text:span text:style-name="T1"> 访问 </text:span><text:span text:style-name="Source_20_Text"><text:span text:style-name="T3">http://&lt;VM </text:span></text:span><text:span text:style-name="Source_20_Text"><text:span text:style-name="T1">的公网 </text:span></text:span><text:span text:style-name="Source_20_Text"><text:span text:style-name="T3">IP </text:span></text:span><text:span text:style-name="Source_20_Text"><text:span text:style-name="T1">地址</text:span></text:span><text:span text:style-name="Source_20_Text"><text:span text:style-name="T3">&gt;:5001</text:span></text:span><text:span text:style-name="T1">，应该能看到 </text:span><text:span text:style-name="T3">"Hello from Docker Container!"</text:span><text:span text:style-name="T1">。 </text:span></text:p>
                    </text:list-item>
                  </text:list>
                </text:list-item>
              </text:list>
            </text:list-item>
            <text:list-item>
              <text:p text:style-name="P18"><text:span text:style-name="Strong_20_Emphasis"><text:span text:style-name="T1">预期成果：</text:span></text:span><text:span text:style-name="T1"> 学习者掌握了使用 </text:span><text:span text:style-name="T3">Docker </text:span><text:span text:style-name="T1">拉取镜像、运行容器、进行端口映射、查看日志、管理容器生命周期（停止、启动、删除）的基本命令，并可选地体验了通过 </text:span><text:span text:style-name="T3">Dockerfile </text:span><text:span text:style-name="T1">构建自定义应用镜像的过程。 </text:span></text:p>
            </text:list-item>
          </text:list>
        </text:list-item>
      </text:list>
      <text:p text:style-name="P11"><text:span text:style-name="Strong_20_Emphasis"><text:span text:style-name="T3">V. </text:span></text:span><text:span text:style-name="Strong_20_Emphasis"><text:span text:style-name="T1">融会贯通与云途展望</text:span></text:span></text:p>
      <text:p text:style-name="P11"><text:span text:style-name="T1">掌握了网络、操作系统、数据库和虚拟化</text:span><text:span text:style-name="T3">/</text:span><text:span text:style-name="T1">容器化的核心概念与实践后，我们便拥有了理解和构建现代云应用的基础。</text:span></text:p>
      <text:list xml:id="list616767849" text:style-name="L8">
        <text:list-item>
          <text:p text:style-name="P28">连接点滴，汇聚成云</text:p>
          <text:p text:style-name="P19"><text:span text:style-name="T1">这四大支柱并非孤立存在，而是在实际的云原生应用中紧密协作。设想一个典型的 </text:span><text:span text:style-name="T3">Web </text:span><text:span text:style-name="T1">应用场景：</text:span></text:p>
          <text:list>
            <text:list-item>
              <text:p text:style-name="P19"><text:span text:style-name="T1">用户请求通过 </text:span><text:span text:style-name="Strong_20_Emphasis"><text:span text:style-name="T3">DNS</text:span></text:span><text:span text:style-name="T3"> </text:span><text:span text:style-name="T4">41</text:span><text:span text:style-name="T3"> </text:span><text:span text:style-name="T1">解析找到应用的入口地址，该地址可能指向一个</text:span><text:span text:style-name="Strong_20_Emphasis"><text:span text:style-name="T1">负载均衡器</text:span></text:span><text:span text:style-name="T1"> </text:span><text:span text:style-name="T4">3</text:span><text:span text:style-name="T1">。 </text:span></text:p>
            </text:list-item>
            <text:list-item>
              <text:p text:style-name="P19"><text:span text:style-name="T1">负载均衡器将请求分发到运行在 </text:span><text:span text:style-name="Strong_20_Emphasis"><text:span text:style-name="T3">Docker </text:span></text:span><text:span text:style-name="Strong_20_Emphasis"><text:span text:style-name="T1">容器</text:span></text:span><text:span text:style-name="T1"> </text:span><text:span text:style-name="T4">109</text:span><text:span text:style-name="T3"> </text:span><text:span text:style-name="T1">中的应用实例。 </text:span></text:p>
            </text:list-item>
            <text:list-item>
              <text:p text:style-name="P19"><text:span text:style-name="T1">这些容器部署在由 </text:span><text:span text:style-name="Strong_20_Emphasis"><text:span text:style-name="T3">Kubernetes</text:span></text:span><text:span text:style-name="T3"> </text:span><text:span text:style-name="T4">45</text:span><text:span text:style-name="T3"> </text:span><text:span text:style-name="T1">管理的 </text:span><text:span text:style-name="Strong_20_Emphasis"><text:span text:style-name="T3">Linux </text:span></text:span><text:span text:style-name="Strong_20_Emphasis"><text:span text:style-name="T1">虚拟机</text:span></text:span><text:span text:style-name="T1"> </text:span><text:span text:style-name="T4">83</text:span><text:span text:style-name="T3"> </text:span><text:span text:style-name="T1">集群上，虚拟机运行在云提供商的</text:span><text:span text:style-name="Strong_20_Emphasis"><text:span text:style-name="T1">虚拟化</text:span></text:span><text:span text:style-name="T1"> </text:span><text:span text:style-name="T4">110</text:span><text:span text:style-name="T3"> </text:span><text:span text:style-name="T1">平台上。 </text:span></text:p>
            </text:list-item>
            <text:list-item>
              <text:p text:style-name="P19"><text:span text:style-name="T1">这些虚拟机位于一个安全的</text:span><text:span text:style-name="Strong_20_Emphasis"><text:span text:style-name="T1">虚拟私有网络 </text:span></text:span><text:span text:style-name="Strong_20_Emphasis"><text:span text:style-name="T3">(VPC/VNet)</text:span></text:span><text:span text:style-name="T3"> </text:span><text:span text:style-name="T4">84</text:span><text:span text:style-name="T3"> </text:span><text:span text:style-name="T1">中，通过</text:span><text:span text:style-name="Strong_20_Emphasis"><text:span text:style-name="T1">安全组</text:span></text:span><text:span text:style-name="Strong_20_Emphasis"><text:span text:style-name="T3">/NSG</text:span></text:span><text:span text:style-name="T3"> </text:span><text:span text:style-name="T4">85</text:span><text:span text:style-name="T3"> </text:span><text:span text:style-name="T1">控制网络访问。 </text:span></text:p>
            </text:list-item>
            <text:list-item>
              <text:p text:style-name="P19"><text:span text:style-name="T1">应用程序容器内的</text:span><text:span text:style-name="Strong_20_Emphasis"><text:span text:style-name="T1">进程</text:span></text:span><text:span text:style-name="Strong_20_Emphasis"><text:span text:style-name="T3">/</text:span></text:span><text:span text:style-name="Strong_20_Emphasis"><text:span text:style-name="T1">线程</text:span></text:span><text:span text:style-name="T1"> </text:span><text:span text:style-name="T3">[User Query] </text:span><text:span text:style-name="T1">处理请求，可能需要访问</text:span><text:span text:style-name="Strong_20_Emphasis"><text:span text:style-name="T1">操作系统</text:span></text:span><text:span text:style-name="T1"> </text:span><text:span text:style-name="T3">[User Query] </text:span><text:span text:style-name="T1">提供的资源。 </text:span></text:p>
            </text:list-item>
            <text:list-item>
              <text:p text:style-name="P19"><text:span text:style-name="T1">应用逻辑可能需要从</text:span><text:span text:style-name="Strong_20_Emphasis"><text:span text:style-name="T1">托管的关系型数据库</text:span></text:span><text:span text:style-name="T1"> </text:span><text:span text:style-name="T3">(</text:span><text:span text:style-name="T1">如 </text:span><text:span text:style-name="T3">Azure SQL DB </text:span><text:span text:style-name="T4">70</text:span><text:span text:style-name="T3">) </text:span><text:span text:style-name="T1">中读取或写入事务性数据，或者与</text:span><text:span text:style-name="Strong_20_Emphasis"><text:span text:style-name="T1">托管的 </text:span></text:span><text:span text:style-name="Strong_20_Emphasis"><text:span text:style-name="T3">NoSQL </text:span></text:span><text:span text:style-name="Strong_20_Emphasis"><text:span text:style-name="T1">数据库</text:span></text:span><text:span text:style-name="T1"> </text:span><text:span text:style-name="T3">(</text:span><text:span text:style-name="T1">如 </text:span><text:span text:style-name="T3">Cosmos DB </text:span><text:span text:style-name="T4">48</text:span><text:span text:style-name="T3">) </text:span><text:span text:style-name="T1">交互以获取用户信息。数据库的网络访问受到严格控制。 </text:span></text:p>
            </text:list-item>
            <text:list-item>
              <text:p text:style-name="P19"><text:span text:style-name="T1">应用可能还需要从</text:span><text:span text:style-name="Strong_20_Emphasis"><text:span text:style-name="T1">对象存储</text:span></text:span><text:span text:style-name="T1"> </text:span><text:span text:style-name="T3">(</text:span><text:span text:style-name="T1">如 </text:span><text:span text:style-name="T3">Azure Blob Storage </text:span><text:span text:style-name="T4">81</text:span><text:span text:style-name="T3">) </text:span><text:span text:style-name="T1">读取静态资源（图片、</text:span><text:span text:style-name="T3">CSS </text:span><text:span text:style-name="T1">文件）或写入日志文件。 </text:span></text:p>
            </text:list-item>
            <text:list-item>
              <text:p text:style-name="P19"><text:span text:style-name="T1">整个系统的运行状况、资源使用情况（</text:span><text:span text:style-name="T3">CPU</text:span><text:span text:style-name="T1">、</text:span><text:span text:style-name="Strong_20_Emphasis"><text:span text:style-name="T1">虚拟内存</text:span></text:span><text:span text:style-name="T1"> </text:span><text:span text:style-name="T3">[User Query]</text:span><text:span text:style-name="T1">）和日志都由云监控服务（如 </text:span><text:span text:style-name="T3">Azure Monitor </text:span><text:span text:style-name="T4">85</text:span><text:span text:style-name="T1">）收集和分析。 </text:span></text:p>
            </text:list-item>
          </text:list>
          <text:p text:style-name="P19"><text:span text:style-name="T1">这个例子清晰地展示了网络、操作系统、数据库和虚拟化</text:span><text:span text:style-name="T3">/</text:span><text:span text:style-name="T1">容器化技术如何协同工作，共同支撑起一个云应用。云计算在很大程度上是对这些基础技术的抽象和封装，但要有效地利用云，深刻理解这些基础原理仍然是必要的 </text:span><text:span text:style-name="T4">1</text:span><text:span text:style-name="T1">。</text:span></text:p>
        </text:list-item>
        <text:list-item>
          <text:p text:style-name="P28">进阶学习建议</text:p>
          <text:p text:style-name="P28">掌握了本指南的基础知识后，您可以向更深层次探索：</text:p>
          <text:list>
            <text:list-item>
              <text:p text:style-name="P19"><text:soft-page-break/><text:span text:style-name="Strong_20_Emphasis"><text:span text:style-name="T1">深入云服务：</text:span></text:span><text:span text:style-name="T1"> 针对您感兴趣的云平台（</text:span><text:span text:style-name="T3">AWS, Azure, GCP</text:span><text:span text:style-name="T1">），深入学习其特定的服务。例如，探索更高级的网络功能（</text:span><text:span text:style-name="T3">VPN, Direct Connect/ExpressRoute </text:span><text:span text:style-name="T4">41</text:span><text:span text:style-name="T1">）、不同的数据库产品（</text:span><text:span text:style-name="T3">DynamoDB, Cosmos DB </text:span><text:span text:style-name="T4">48</text:span><text:span text:style-name="T3">, BigQuery </text:span><text:span text:style-name="T4">14</text:span><text:span text:style-name="T1">）、无服务器计算（</text:span><text:span text:style-name="T3">Lambda </text:span><text:span text:style-name="T4">122</text:span><text:span text:style-name="T3">, Cloud Functions </text:span><text:span text:style-name="T4">102</text:span><text:span text:style-name="T3">, Azure Functions </text:span><text:span text:style-name="T4">25</text:span><text:span text:style-name="T1">）等。 </text:span></text:p>
            </text:list-item>
            <text:list-item>
              <text:p text:style-name="P19"><text:span text:style-name="Strong_20_Emphasis"><text:span text:style-name="T1">分布式系统理论：</text:span></text:span><text:span text:style-name="T1"> 系统学习分布式系统的核心概念和模式，如微服务架构 </text:span><text:span text:style-name="T4">2</text:span><text:span text:style-name="T1">、</text:span><text:span text:style-name="T3">CAP </text:span><text:span text:style-name="T1">定理及其在现实系统中的应用 </text:span><text:span text:style-name="T4">5</text:span><text:span text:style-name="T1">、数据一致性模型（强一致性 </text:span><text:span text:style-name="T3">vs. </text:span><text:span text:style-name="T1">最终一致性）、共识算法（如 </text:span><text:span text:style-name="T3">Paxos, Raft - </text:span><text:span text:style-name="T1">概念层面）、以及容错和弹性设计策略 </text:span><text:span text:style-name="T4">5</text:span><text:span text:style-name="T1">。参考相关的学习路径和资料 </text:span><text:span text:style-name="T4">4</text:span><text:span text:style-name="T1">。 </text:span></text:p>
            </text:list-item>
            <text:list-item>
              <text:p text:style-name="P19"><text:span text:style-name="Strong_20_Emphasis"><text:span text:style-name="T1">容器编排 </text:span></text:span><text:span text:style-name="Strong_20_Emphasis"><text:span text:style-name="T3">(Kubernetes)</text:span></text:span><text:span text:style-name="Strong_20_Emphasis"><text:span text:style-name="T1">：</text:span></text:span><text:span text:style-name="T1"> </text:span><text:span text:style-name="T3">Kubernetes </text:span><text:span text:style-name="T1">已成为容器编排的事实标准。深入学习其核心概念（</text:span><text:span text:style-name="T3">Pod, Service, Deployment, Ingress </text:span><text:span text:style-name="T1">等）、架构和操作是云原生领域的重要技能。可以从官方文档入手，结合在线教程 </text:span><text:span text:style-name="T4">45</text:span><text:span text:style-name="T3"> </text:span><text:span text:style-name="T1">和实践，并了解云厂商提供的托管 </text:span><text:span text:style-name="T3">K8s </text:span><text:span text:style-name="T1">服务（</text:span><text:span text:style-name="T3">EKS, AKS </text:span><text:span text:style-name="T4">46</text:span><text:span text:style-name="T3">, GKE </text:span><text:span text:style-name="T4">10</text:span><text:span text:style-name="T1">）。 </text:span></text:p>
            </text:list-item>
            <text:list-item>
              <text:p text:style-name="P19"><text:span text:style-name="Strong_20_Emphasis"><text:span text:style-name="T1">基础设施即代码 </text:span></text:span><text:span text:style-name="Strong_20_Emphasis"><text:span text:style-name="T3">(IaC)</text:span></text:span><text:span text:style-name="Strong_20_Emphasis"><text:span text:style-name="T1">：</text:span></text:span><text:span text:style-name="T1"> </text:span><text:span text:style-name="T3">IaC </text:span><text:span text:style-name="T1">是现代云运维的核心实践，它允许通过代码来定义、部署和管理基础设施。学习主流的 </text:span><text:span text:style-name="T3">IaC </text:span><text:span text:style-name="T1">工具，如 </text:span><text:span text:style-name="Strong_20_Emphasis"><text:span text:style-name="T3">Terraform</text:span></text:span><text:span text:style-name="T1">（跨云平台）</text:span><text:span text:style-name="T4">130</text:span><text:span text:style-name="T3"> </text:span><text:span text:style-name="T1">或特定于云平台的工具（如 </text:span><text:span text:style-name="Strong_20_Emphasis"><text:span text:style-name="T3">AWS CloudFormation</text:span></text:span><text:span text:style-name="T3"> </text:span><text:span text:style-name="T4">141</text:span><text:span text:style-name="T1">，</text:span><text:span text:style-name="Strong_20_Emphasis"><text:span text:style-name="T3">Azure Resource Manager (ARM) </text:span></text:span><text:span text:style-name="Strong_20_Emphasis"><text:span text:style-name="T1">模板</text:span></text:span><text:span text:style-name="T1"> </text:span><text:span text:style-name="T4">104</text:span><text:span text:style-name="T1">）。</text:span><text:span text:style-name="T3">IaC </text:span><text:span text:style-name="T1">能够带来自动化、一致性、可重复性和版本控制等诸多好处 </text:span><text:span text:style-name="T4">130</text:span><text:span text:style-name="T1">。寻找相关的入门工作坊或教程进行实践 </text:span><text:span text:style-name="T4">104</text:span><text:span text:style-name="T1">。 </text:span></text:p>
            </text:list-item>
            <text:list-item>
              <text:p text:style-name="P19"><text:span text:style-name="Strong_20_Emphasis"><text:span text:style-name="T1">云平台官方培训与认证：</text:span></text:span><text:span text:style-name="T1"> 各大云服务商都提供了丰富的在线学习资源和认证体系。强烈建议利用 </text:span><text:span text:style-name="Strong_20_Emphasis"><text:span text:style-name="T3">AWS Skill Builder</text:span></text:span><text:span text:style-name="T3"> </text:span><text:span text:style-name="T4">37</text:span><text:span text:style-name="T1">、</text:span><text:span text:style-name="Strong_20_Emphasis"><text:span text:style-name="T3">Microsoft Learn</text:span></text:span><text:span text:style-name="T3"> </text:span><text:span text:style-name="T4">19</text:span><text:span text:style-name="T3"> </text:span><text:span text:style-name="T1">和 </text:span><text:span text:style-name="Strong_20_Emphasis"><text:span text:style-name="T3">Google Cloud Skills Boost</text:span></text:span><text:span text:style-name="T3"> </text:span><text:span text:style-name="T4">10</text:span><text:span text:style-name="T3"> </text:span><text:span text:style-name="T1">进行系统学习。考取相关的基础或助理级别认证，如 </text:span><text:span text:style-name="Strong_20_Emphasis"><text:span text:style-name="T3">AWS Certified Solutions Architect - Associate (SAA-C03)</text:span></text:span><text:span text:style-name="T3"> </text:span><text:span text:style-name="T4">87</text:span><text:span text:style-name="T3"> </text:span><text:span text:style-name="T1">或 </text:span><text:span text:style-name="Strong_20_Emphasis"><text:span text:style-name="T3">Azure Administrator Associate (AZ-104)</text:span></text:span><text:span text:style-name="T3"> </text:span><text:span text:style-name="T4">47</text:span><text:span text:style-name="T3"> </text:span><text:span text:style-name="T1">或 </text:span><text:span text:style-name="Strong_20_Emphasis"><text:span text:style-name="T3">Azure Fundamentals (AZ-900)</text:span></text:span><text:span text:style-name="T3"> </text:span><text:span text:style-name="T4">41</text:span><text:span text:style-name="T1">，可以有效地检验和证明您的基础知识水平。 </text:span></text:p>
            </text:list-item>
          </text:list>
        </text:list-item>
      </text:list>
      <text:p text:style-name="P11"><text:span text:style-name="Strong_20_Emphasis"><text:span text:style-name="T1">结论</text:span></text:span></text:p>
      <text:p text:style-name="P11"><text:span text:style-name="T1">本指南系统地介绍了对于理解和应用云计算与分布式系统至关重要的四个基础技术领域：计算机网络、操作系统、数据库以及虚拟化与容器化。我们不仅探讨了这些领域的核心概念及其在云环境下的特殊意义，还强调了网络分区、</text:span><text:span text:style-name="T3">CAP </text:span><text:span text:style-name="T1">定理、服务模型抽象等关键的理论联系。</text:span></text:p>
      <text:p text:style-name="P11"><text:span text:style-name="T1">更重要的是，本指南倡导并提供了具体的动手实践路径。理论知识的掌握固然重要，但只有通过在真实的云环境中进行操作和实验——创建虚拟网络、管理 </text:span><text:span text:style-name="T3">Linux </text:span><text:span text:style-name="T1">服务器、与托管数据库交互、运行 </text:span><text:span text:style-name="T3">Docker </text:span><text:span text:style-name="T1">容器——才能真正将知识内化为技能，并深刻理解其工作原理和面临的挑战 </text:span><text:span text:style-name="T4">1</text:span><text:span text:style-name="T1">。</text:span></text:p>
      <text:p text:style-name="P24">云计算和分布式系统是一个快速发展且充满活力的领域。掌握本指南所涵盖的基础知识，是开启这段学习旅程的坚实一步。持续学习，不断实践，积极利用云平台提供的丰富资源和学习工具，将是您在云时代取得成功的关键。希望本指南能为您提供清晰的方向和有效的起点，祝您在云技术的探索之路上学有所成！</text:p>
      <text:p text:style-name="Standard"/>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0:11:56.944715166</meta:creation-date>
    <dc:date>2025-04-19T00:43:25.840764775</dc:date>
    <meta:editing-duration>PT21M18S</meta:editing-duration>
    <meta:editing-cycles>1</meta:editing-cycles>
    <meta:document-statistic meta:table-count="2" meta:image-count="0" meta:object-count="0" meta:page-count="21" meta:paragraph-count="336" meta:word-count="15238" meta:character-count="22898" meta:non-whitespace-character-count="20985"/>
    <meta:generator>LibreOffice/7.3.7.2$Linux_X86_64 LibreOffice_project/30$Build-2</meta:generator>
  </office:meta>
</office:document-meta>
</file>